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Replacements/Object 7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Header">
      <style:paragraph-properties fo:text-align="start" style:justify-single-word="false"/>
      <style:text-properties officeooo:paragraph-rsid="0289fb01"/>
    </style:style>
    <style:style style:name="P5" style:family="paragraph" style:parent-style-name="Header">
      <style:paragraph-properties fo:text-align="start" style:justify-single-word="false"/>
      <style:text-properties officeooo:paragraph-rsid="0211dd7e"/>
    </style:style>
    <style:style style:name="P6" style:family="paragraph" style:parent-style-name="Header">
      <style:paragraph-properties fo:text-align="start" style:justify-single-word="false"/>
      <style:text-properties officeooo:paragraph-rsid="02a56131"/>
    </style:style>
    <style:style style:name="P7" style:family="paragraph" style:parent-style-name="Header">
      <style:paragraph-properties fo:text-align="center" style:justify-single-word="false"/>
      <style:text-properties officeooo:paragraph-rsid="00ab054e"/>
    </style:style>
    <style:style style:name="P8" style:family="paragraph" style:parent-style-name="Header">
      <style:paragraph-properties fo:text-align="center" style:justify-single-word="false"/>
      <style:text-properties officeooo:paragraph-rsid="00c10aa6"/>
    </style:style>
    <style:style style:name="P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10" style:family="paragraph" style:parent-style-name="Header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2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13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5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7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8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9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2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Header">
      <style:paragraph-properties fo:margin-left="0cm" fo:margin-right="0cm" fo:text-indent="0cm" style:auto-text-indent="false"/>
    </style:style>
    <style:style style:name="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3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3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3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35" style:family="paragraph" style:parent-style-name="Footer">
      <style:text-properties fo:text-transform="uppercase" fo:color="#808080" loext:opacity="100%" style:font-name="Bitstream Vera Sans2" fo:font-size="9pt" officeooo:rsid="028bae53" officeooo:paragraph-rsid="028bae53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2" fo:font-size="9pt" officeooo:rsid="030c4d7d" officeooo:paragraph-rsid="030c4d7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2" fo:font-size="9pt" officeooo:rsid="00863005" officeooo:paragraph-rsid="00863005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2" fo:font-size="9pt" officeooo:rsid="0092663a" officeooo:paragraph-rsid="0092663a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2" fo:font-size="9pt" officeooo:rsid="027891e0" officeooo:paragraph-rsid="027891e0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2" fo:font-size="9pt" officeooo:rsid="02826cba" officeooo:paragraph-rsid="02826cba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2" fo:font-size="9pt" officeooo:rsid="02913b7d" officeooo:paragraph-rsid="02913b7d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2" fo:font-size="9pt" officeooo:rsid="02966e99" officeooo:paragraph-rsid="02966e99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2" fo:font-size="9pt" officeooo:rsid="0289fb01" officeooo:paragraph-rsid="0289fb01" fo:background-color="transparent"/>
    </style:style>
    <style:style style:name="P4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2a83" officeooo:paragraph-rsid="02112a83" fo:background-color="transparent"/>
    </style:style>
    <style:style style:name="P4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1f8729d" officeooo:paragraph-rsid="02112a83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2" fo:font-size="9pt" officeooo:rsid="00d4df5c" officeooo:paragraph-rsid="00d4df5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2" fo:font-size="9pt" officeooo:rsid="00d8520c" officeooo:paragraph-rsid="00c384cf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2" fo:font-size="9pt" officeooo:rsid="010f7046" officeooo:paragraph-rsid="010f7046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2" fo:font-size="9pt" officeooo:rsid="01120261" officeooo:paragraph-rsid="01120261" fo:background-color="transparent"/>
    </style:style>
    <style:style style:name="P5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dd7e" officeooo:paragraph-rsid="02112a83" fo:background-color="transparent"/>
    </style:style>
    <style:style style:name="P5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211dd7e" officeooo:paragraph-rsid="0211dd7e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2" fo:font-size="9pt" officeooo:rsid="0202bcc5" officeooo:paragraph-rsid="008d016c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2" fo:font-size="9pt" officeooo:rsid="0054f64f" officeooo:paragraph-rsid="004274bc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2" fo:font-size="9pt" officeooo:rsid="009a8a6b" officeooo:paragraph-rsid="004274bc" fo:background-color="transparent"/>
    </style:style>
    <style:style style:name="P59" style:family="paragraph" style:parent-style-name="Footer">
      <style:text-properties fo:text-transform="uppercase" fo:color="#808080" loext:opacity="100%" style:font-name="Bitstream Vera Sans2" fo:font-size="9pt" officeooo:rsid="009e3fdd" officeooo:paragraph-rsid="004274bc" fo:background-color="transparent"/>
    </style:style>
    <style:style style:name="P60" style:family="paragraph" style:parent-style-name="Footer">
      <style:text-properties fo:text-transform="uppercase" fo:color="#808080" loext:opacity="100%" style:font-name="Bitstream Vera Sans2" fo:font-size="9pt" officeooo:rsid="020e4367" officeooo:paragraph-rsid="020e4367" fo:background-color="transparent"/>
    </style:style>
    <style:style style:name="P61" style:family="paragraph" style:parent-style-name="Footer">
      <style:text-properties fo:text-transform="uppercase" fo:color="#808080" loext:opacity="100%" style:font-name="Bitstream Vera Sans2" fo:font-size="9pt" officeooo:rsid="020eb4a7" officeooo:paragraph-rsid="020eb4a7" fo:background-color="transparent"/>
    </style:style>
    <style:style style:name="P62" style:family="paragraph" style:parent-style-name="Footer">
      <style:text-properties fo:text-transform="uppercase" fo:color="#808080" loext:opacity="100%" style:font-name="Bitstream Vera Sans2" fo:font-size="9pt" officeooo:rsid="0205a7d8" officeooo:paragraph-rsid="0205a7d8" fo:background-color="transparent"/>
    </style:style>
    <style:style style:name="P63" style:family="paragraph" style:parent-style-name="Footer">
      <style:text-properties fo:text-transform="uppercase" fo:color="#808080" loext:opacity="100%" style:font-name="Bitstream Vera Sans2" fo:font-size="9pt" officeooo:rsid="0208825c" officeooo:paragraph-rsid="0208825c" fo:background-color="transparent"/>
    </style:style>
    <style:style style:name="P64" style:family="paragraph" style:parent-style-name="Footer">
      <style:text-properties fo:text-transform="uppercase" fo:color="#808080" loext:opacity="100%" style:font-name="Bitstream Vera Sans2" fo:font-size="9pt" officeooo:rsid="02a9fd5d" officeooo:paragraph-rsid="02a9fd5d" fo:background-color="transparent"/>
    </style:style>
    <style:style style:name="P65" style:family="paragraph" style:parent-style-name="Footer">
      <style:text-properties fo:text-transform="uppercase" fo:color="#808080" loext:opacity="100%" style:font-name="Bitstream Vera Sans2" fo:font-size="9pt" officeooo:rsid="02a56131" officeooo:paragraph-rsid="02a56131" fo:background-color="transparent"/>
    </style:style>
    <style:style style:name="P66" style:family="paragraph" style:parent-style-name="Footer">
      <style:text-properties fo:text-transform="uppercase" fo:color="#808080" loext:opacity="100%" style:font-name="Bitstream Vera Sans2" fo:font-size="9pt" officeooo:rsid="02aa6e56" officeooo:paragraph-rsid="02aa6e56" fo:background-color="transparent"/>
    </style:style>
    <style:style style:name="P67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P68" style:family="paragraph" style:parent-style-name="Footer">
      <style:text-properties officeooo:rsid="00178920" officeooo:paragraph-rsid="00178920"/>
    </style:style>
    <style:style style:name="P69" style:family="paragraph" style:parent-style-name="Footer">
      <style:text-properties officeooo:paragraph-rsid="00c384cf"/>
    </style:style>
    <style:style style:name="P7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71" style:family="paragraph" style:parent-style-name="Footer">
      <style:text-properties officeooo:rsid="001f8a2d" officeooo:paragraph-rsid="00bd36bc"/>
    </style:style>
    <style:style style:name="P72" style:family="paragraph" style:parent-style-name="Footer">
      <style:text-properties officeooo:rsid="001f8a2d" officeooo:paragraph-rsid="002b33ed"/>
    </style:style>
    <style:style style:name="P73" style:family="paragraph" style:parent-style-name="Footer">
      <style:text-properties officeooo:paragraph-rsid="030c4d7d"/>
    </style:style>
    <style:style style:name="P74" style:family="paragraph" style:parent-style-name="Footer">
      <style:text-properties officeooo:paragraph-rsid="00863005"/>
    </style:style>
    <style:style style:name="P75" style:family="paragraph" style:parent-style-name="Footer">
      <style:text-properties officeooo:paragraph-rsid="00d4df5c"/>
    </style:style>
    <style:style style:name="P76" style:family="paragraph" style:parent-style-name="Footer">
      <style:paragraph-properties fo:text-align="end" style:justify-single-word="false"/>
      <style:text-properties officeooo:paragraph-rsid="00d4df5c"/>
    </style:style>
    <style:style style:name="P77" style:family="paragraph" style:parent-style-name="Footer">
      <style:paragraph-properties fo:text-align="start" style:justify-single-word="false"/>
      <style:text-properties officeooo:paragraph-rsid="00d4df5c"/>
    </style:style>
    <style:style style:name="P78" style:family="paragraph" style:parent-style-name="Footer">
      <style:paragraph-properties fo:text-align="start" style:justify-single-word="false"/>
      <style:text-properties officeooo:paragraph-rsid="0211dd7e"/>
    </style:style>
    <style:style style:name="P79" style:family="paragraph" style:parent-style-name="Footer">
      <style:text-properties officeooo:paragraph-rsid="008d016c"/>
    </style:style>
    <style:style style:name="P80" style:family="paragraph" style:parent-style-name="Footer">
      <style:text-properties officeooo:paragraph-rsid="010f7046"/>
    </style:style>
    <style:style style:name="P81" style:family="paragraph" style:parent-style-name="Footer">
      <style:text-properties officeooo:paragraph-rsid="01120261"/>
    </style:style>
    <style:style style:name="P82" style:family="paragraph" style:parent-style-name="Footer">
      <style:text-properties officeooo:rsid="0242edd8" officeooo:paragraph-rsid="0242edd8"/>
    </style:style>
    <style:style style:name="P83" style:family="paragraph" style:parent-style-name="Footer">
      <style:text-properties officeooo:paragraph-rsid="00a59a60"/>
    </style:style>
    <style:style style:name="P84" style:family="paragraph" style:parent-style-name="Footer">
      <style:text-properties officeooo:paragraph-rsid="004274bc"/>
    </style:style>
    <style:style style:name="P85" style:family="paragraph" style:parent-style-name="Footer">
      <style:text-properties officeooo:paragraph-rsid="00d8520c"/>
    </style:style>
    <style:style style:name="P86" style:family="paragraph" style:parent-style-name="Footer">
      <style:text-properties officeooo:paragraph-rsid="002aa84d"/>
    </style:style>
    <style:style style:name="P87" style:family="paragraph" style:parent-style-name="Footer">
      <style:text-properties officeooo:rsid="011350d1" officeooo:paragraph-rsid="011350d1"/>
    </style:style>
    <style:style style:name="P88" style:family="paragraph" style:parent-style-name="Footer">
      <style:text-properties officeooo:rsid="0096b4e2" officeooo:paragraph-rsid="0096b4e2"/>
    </style:style>
    <style:style style:name="P89" style:family="paragraph" style:parent-style-name="Footer">
      <style:text-properties officeooo:paragraph-rsid="0096b4e2"/>
    </style:style>
    <style:style style:name="P90" style:family="paragraph" style:parent-style-name="Footer">
      <style:text-properties officeooo:paragraph-rsid="02a682f9"/>
    </style:style>
    <style:style style:name="P9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4" style:family="paragraph" style:parent-style-name="_5f_Header_20_G_20_page_20_paire_20__28_G_29_">
      <style:text-properties officeooo:paragraph-rsid="0334a5be"/>
    </style:style>
    <style:style style:name="P95" style:family="paragraph" style:parent-style-name="_5f_Header_20_G_20_page_20_paire_20__28_G_29_">
      <style:paragraph-properties fo:text-align="start" style:justify-single-word="false"/>
    </style:style>
    <style:style style:name="P96" style:family="paragraph" style:parent-style-name="_5f_Header_20_G_20_page_20_paire_20__28_G_29_">
      <style:text-properties officeooo:paragraph-rsid="00eb2abc"/>
    </style:style>
    <style:style style:name="P9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8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10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10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10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10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107" style:family="paragraph" style:parent-style-name="_5f_Header_20_N_20_page_20_impaire_20__28_D_29_">
      <style:paragraph-properties fo:text-align="start" style:justify-single-word="false"/>
    </style:style>
    <style:style style:name="P108" style:family="paragraph" style:parent-style-name="_5f_Header_20_N_20_page_20_impaire_20__28_D_29_">
      <style:text-properties officeooo:rsid="027aa87d" officeooo:paragraph-rsid="027aa87d"/>
    </style:style>
    <style:style style:name="P109" style:family="paragraph" style:parent-style-name="_5f_Header_20_N_20_page_20_impaire_20__28_D_29_">
      <style:text-properties officeooo:rsid="0277791e" officeooo:paragraph-rsid="0277791e"/>
    </style:style>
    <style:style style:name="P110" style:family="paragraph" style:parent-style-name="_5f_Header_20_G_20_page_20_impaire_20__28_D_29_">
      <style:text-properties officeooo:paragraph-rsid="01259ec2"/>
    </style:style>
    <style:style style:name="P111" style:family="paragraph" style:parent-style-name="_5f_Header_20_G_20_page_20_impaire_20__28_D_29_">
      <style:text-properties officeooo:paragraph-rsid="00c87b35"/>
    </style:style>
    <style:style style:name="P112" style:family="paragraph" style:parent-style-name="_5f_Header_20_G_20_page_20_impaire_20__28_D_29_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13" style:family="paragraph" style:parent-style-name="_5f_Header_20_G_20_page_20_impaire_20__28_D_29_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14" style:family="paragraph" style:parent-style-name="Paragraph_20_styl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15" style:family="paragraph" style:parent-style-name="_5f_Premier_5f_Titre_5f_Exercices_5f_avec_5f_Num_5f_Exo_5f_sans_5f_Titre" style:list-style-name="_5f_Numérotation_20_des_20_exercices" style:master-page-name="_32__5f_3_5f_SERIE_5f_N_5f_GAUCHE_5f_ET_5f_DROITE_5f_2COL">
      <style:paragraph-properties style:page-number="auto"/>
    </style:style>
    <style:style style:name="P116" style:family="paragraph" style:parent-style-name="_5f_Titre_5f_Exercices_5f_avec_5f_Titre" style:list-style-name="_5f_Numérotation_20_des_20_exercices"/>
    <style:style style:name="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2f9e5"/>
    </style:style>
    <style:style style:name="P1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248e62"/>
    </style:style>
    <style:style style:name="P120" style:family="paragraph" style:parent-style-name="Standard" style:list-style-name="_5f_Numérotation_20_des_20_exercices_20_livrets"/>
    <style:style style:name="P121" style:family="paragraph" style:parent-style-name="_5f_Footer_20_page_20_impaire_20__28_D_29_"/>
    <style:style style:name="P122" style:family="paragraph" style:parent-style-name="_5f_Footer_20_page_20_impaire_20__28_D_29_">
      <style:text-properties fo:text-transform="uppercase" fo:color="#ffffff" loext:opacity="100%" style:font-name="Bitstream Vera Sans2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3" style:family="paragraph" style:parent-style-name="_5f_Footer_20_page_20_impaire_20__28_D_29_">
      <style:text-properties fo:text-transform="uppercase" fo:color="#808080" loext:opacity="100%" style:font-name="Bitstream Vera Sans2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4" style:family="paragraph" style:parent-style-name="_5f_Footer_20_page_20_paire_20__28_G_29_"/>
    <style:style style:name="P125" style:family="paragraph" style:parent-style-name="_5f_Footer_20_page_20_paire_20__28_G_29_">
      <style:text-properties officeooo:paragraph-rsid="02cdb06c"/>
    </style:style>
    <style:style style:name="P126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0375438" officeooo:paragraph-rsid="0272f9e5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8" style:family="paragraph" style:parent-style-name="_5f_Footer_20_page_20_paire_20__28_G_29_">
      <style:text-properties fo:font-size="9pt" style:font-size-asian="9pt" style:font-size-complex="9pt"/>
    </style:style>
    <style:style style:name="P129" style:family="paragraph" style:parent-style-name="_5f_Paragraphe" style:list-style-name=""/>
    <style:style style:name="P13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31" style:family="paragraph" style:parent-style-name="_5f_Paragraphe_5f_avec_5f_Num_5f_Question" style:list-style-name="_5f_Numérotation_20_des_20_exercices"/>
    <style:style style:name="P132" style:family="paragraph" style:parent-style-name="_5f_Titre_5f_Exercices_5f_sans_5f_Titre" style:list-style-name="_5f_Numérotation_20_des_20_exercices"/>
    <style:style style:name="P133" style:family="paragraph">
      <style:paragraph-properties fo:text-align="center"/>
    </style:style>
    <style:style style:name="P134" style:family="paragraph">
      <loext:graphic-properties draw:fill-color="#2a6099"/>
      <style:paragraph-properties fo:text-align="center"/>
    </style:style>
    <style:style style:name="P13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36" style:family="paragraph">
      <loext:graphic-properties draw:fill="solid" draw:fill-color="#7fb241"/>
    </style:style>
    <style:style style:name="P13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7e12c"/>
    </style:style>
    <style:style style:name="P14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3" style:family="paragraph">
      <style:paragraph-properties fo:margin-left="0cm" fo:margin-right="0cm" fo:margin-top="0cm" fo:margin-bottom="0cm" fo:line-height="100%" fo:text-indent="0cm" style:writing-mode="lr-tb"/>
      <style:text-properties style:font-name="Bitstream Vera Sans5" fo:background-color="#ffff00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style:paragraph-properties fo:margin-left="0cm" fo:margin-right="0cm" fo:margin-top="0cm" fo:margin-bottom="0cm" fo:line-height="100%" fo:text-indent="0cm" style:writing-mode="lr-tb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150" style:family="paragraph">
      <style:paragraph-properties fo:margin-left="0cm" fo:margin-right="0cm" fo:margin-top="0cm" fo:margin-bottom="0cm" fo:line-height="100%" fo:text-indent="0cm"/>
    </style:style>
    <style:style style:name="P151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15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style:text-properties style:font-name="Bitstream Vera Sans5" fo:background-color="#ffff00"/>
    </style:style>
    <style:style style:name="P158" style:family="paragraph">
      <loext:graphic-properties draw:fill="none" draw:fill-color="#ffffff"/>
      <style:paragraph-properties style:writing-mode="lr-tb"/>
      <style:text-properties fo:color="#ff0000" loext:opacity="100%" style:font-name="Bitstream Vera Sans5" fo:font-size="10pt" fo:background-color="#ffff00" style:font-size-asian="10pt" style:font-size-complex="10pt"/>
    </style:style>
    <style:style style:name="P15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6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/>
    </style:style>
    <style:style style:name="P1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63" style:family="paragraph">
      <loext:graphic-properties draw:fill="solid" draw:fill-color="#bf33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9d0f89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1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ca2b8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16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6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solid" draw:fill-color="#1ca2b8"/>
    </style:style>
    <style:style style:name="P16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solid" draw:fill-color="#d62e4e"/>
    </style:style>
    <style:style style:name="T1" style:family="text">
      <style:text-properties officeooo:rsid="00216d78"/>
    </style:style>
    <style:style style:name="T2" style:family="text">
      <style:text-properties officeooo:rsid="0272f9e5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small-caps"/>
    </style:style>
    <style:style style:name="T5" style:family="text">
      <style:text-properties fo:font-variant="small-caps" fo:font-size="15pt" style:font-size-asian="15pt" style:font-size-complex="15pt"/>
    </style:style>
    <style:style style:name="T6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5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7" style:family="text">
      <style:text-properties fo:font-variant="small-caps" officeooo:rsid="00990660"/>
    </style:style>
    <style:style style:name="T28" style:family="text">
      <style:text-properties fo:font-variant="small-caps" officeooo:rsid="0054f64f"/>
    </style:style>
    <style:style style:name="T29" style:family="text">
      <style:text-properties fo:font-variant="small-caps" officeooo:rsid="00b5d2d1"/>
    </style:style>
    <style:style style:name="T30" style:family="text">
      <style:text-properties fo:font-variant="small-caps" officeooo:rsid="00b6801f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7" style:family="text">
      <style:text-properties fo:font-variant="small-caps" fo:color="#1ca2b8" loext:opacity="100%" style:font-name="Bitstream Vera Sans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4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70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71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72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7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74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75" style:family="text">
      <style:text-properties fo:font-variant="small-caps" officeooo:rsid="0096b4e2"/>
    </style:style>
    <style:style style:name="T76" style:family="text">
      <style:text-properties fo:font-variant="small-caps" officeooo:rsid="00a847d5"/>
    </style:style>
    <style:style style:name="T77" style:family="text">
      <style:text-properties fo:font-variant="small-caps" officeooo:rsid="007d7a6f"/>
    </style:style>
    <style:style style:name="T78" style:family="text">
      <style:text-properties officeooo:rsid="029b1651"/>
    </style:style>
    <style:style style:name="T79" style:family="text">
      <style:text-properties officeooo:rsid="0160d7ef"/>
    </style:style>
    <style:style style:name="T80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81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T82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83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84" style:family="text">
      <style:text-properties fo:text-transform="uppercase" fo:color="#808080" loext:opacity="100%" style:font-name="Bitstream Vera Sans2" fo:font-size="9pt" fo:background-color="transparent" loext:char-shading-value="0"/>
    </style:style>
    <style:style style:name="T85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T86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T87" style:family="text">
      <style:text-properties fo:text-transform="uppercase" fo:color="#808080" loext:opacity="100%" style:font-name="Bitstream Vera Sans2" fo:font-size="9pt" officeooo:rsid="033506eb" fo:background-color="transparent" loext:char-shading-value="0"/>
    </style:style>
    <style:style style:name="T88" style:family="text">
      <style:text-properties fo:text-transform="uppercase" fo:color="#808080" loext:opacity="100%" style:font-name="Bitstream Vera Sans2" fo:font-size="9pt" officeooo:rsid="030c4d7d" fo:background-color="transparent" loext:char-shading-value="0"/>
    </style:style>
    <style:style style:name="T89" style:family="text">
      <style:text-properties fo:text-transform="uppercase" fo:color="#808080" loext:opacity="100%" style:font-name="Bitstream Vera Sans2" fo:font-size="9pt" officeooo:rsid="0386731d" fo:background-color="transparent" loext:char-shading-value="0"/>
    </style:style>
    <style:style style:name="T90" style:family="text">
      <style:text-properties fo:text-transform="uppercase" fo:color="#808080" loext:opacity="100%" style:font-name="Bitstream Vera Sans2" fo:font-size="9pt" officeooo:rsid="0334510d" fo:background-color="transparent" loext:char-shading-value="0"/>
    </style:style>
    <style:style style:name="T91" style:family="text">
      <style:text-properties fo:text-transform="uppercase" fo:color="#808080" loext:opacity="100%" style:font-name="Bitstream Vera Sans2" fo:font-size="9pt" officeooo:rsid="038bc026" fo:background-color="transparent" loext:char-shading-value="0"/>
    </style:style>
    <style:style style:name="T92" style:family="text">
      <style:text-properties fo:text-transform="uppercase" fo:color="#808080" loext:opacity="100%" style:font-name="Bitstream Vera Sans2" fo:font-size="9pt" officeooo:rsid="038719cc" fo:background-color="transparent" loext:char-shading-value="0"/>
    </style:style>
    <style:style style:name="T93" style:family="text">
      <style:text-properties fo:text-transform="uppercase" fo:color="#808080" loext:opacity="100%" style:font-name="Bitstream Vera Sans2" fo:font-size="9pt" officeooo:rsid="0313166c" fo:background-color="transparent" loext:char-shading-value="0"/>
    </style:style>
    <style:style style:name="T94" style:family="text">
      <style:text-properties fo:text-transform="uppercase" fo:color="#808080" loext:opacity="100%" style:font-name="Bitstream Vera Sans2" fo:font-size="9pt" officeooo:rsid="030f34d6" fo:background-color="transparent" loext:char-shading-value="0"/>
    </style:style>
    <style:style style:name="T95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T96" style:family="text">
      <style:text-properties fo:text-transform="uppercase" fo:color="#808080" loext:opacity="100%" style:font-name="Bitstream Vera Sans2" fo:font-size="9pt" officeooo:rsid="00863005" fo:background-color="transparent" loext:char-shading-value="0"/>
    </style:style>
    <style:style style:name="T97" style:family="text">
      <style:text-properties fo:text-transform="uppercase" fo:color="#808080" loext:opacity="100%" style:font-name="Bitstream Vera Sans2" fo:font-size="9pt" officeooo:rsid="009206bf" fo:background-color="transparent" loext:char-shading-value="0"/>
    </style:style>
    <style:style style:name="T98" style:family="text">
      <style:text-properties fo:text-transform="uppercase" fo:color="#808080" loext:opacity="100%" style:font-name="Bitstream Vera Sans2" fo:font-size="9pt" officeooo:rsid="009c03d7" fo:background-color="transparent" loext:char-shading-value="0"/>
    </style:style>
    <style:style style:name="T99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T100" style:family="text">
      <style:text-properties fo:text-transform="uppercase" fo:color="#808080" loext:opacity="100%" style:font-name="Bitstream Vera Sans2" fo:font-size="9pt" officeooo:rsid="019c9165" fo:background-color="transparent" loext:char-shading-value="0"/>
    </style:style>
    <style:style style:name="T101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T102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T103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T104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T105" style:family="text">
      <style:text-properties fo:text-transform="uppercase" fo:color="#808080" loext:opacity="100%" style:font-name="Bitstream Vera Sans2" fo:font-size="9pt" officeooo:rsid="01dfe97b" fo:background-color="transparent" loext:char-shading-value="0"/>
    </style:style>
    <style:style style:name="T106" style:family="text">
      <style:text-properties fo:text-transform="uppercase" fo:color="#808080" loext:opacity="100%" style:font-name="Bitstream Vera Sans2" fo:font-size="9pt" officeooo:rsid="01ecd3e3" fo:background-color="transparent" loext:char-shading-value="0"/>
    </style:style>
    <style:style style:name="T107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T108" style:family="text">
      <style:text-properties fo:text-transform="uppercase" fo:color="#808080" loext:opacity="100%" style:font-name="Bitstream Vera Sans2" fo:font-size="9pt" officeooo:rsid="010c4d3a" fo:background-color="transparent" loext:char-shading-value="0"/>
    </style:style>
    <style:style style:name="T109" style:family="text">
      <style:text-properties fo:text-transform="uppercase" fo:color="#808080" loext:opacity="100%" style:font-name="Bitstream Vera Sans2" fo:font-size="9pt" officeooo:rsid="010d212a" fo:background-color="transparent" loext:char-shading-value="0"/>
    </style:style>
    <style:style style:name="T110" style:family="text">
      <style:text-properties fo:text-transform="uppercase" fo:color="#808080" loext:opacity="100%" style:font-name="Bitstream Vera Sans2" fo:font-size="9pt" officeooo:rsid="015c53e1" fo:background-color="transparent" loext:char-shading-value="0"/>
    </style:style>
    <style:style style:name="T111" style:family="text">
      <style:text-properties fo:text-transform="uppercase" fo:color="#808080" loext:opacity="100%" style:font-name="Bitstream Vera Sans2" fo:font-size="9pt" officeooo:rsid="01924125" fo:background-color="transparent" loext:char-shading-value="0"/>
    </style:style>
    <style:style style:name="T112" style:family="text">
      <style:text-properties fo:text-transform="uppercase" fo:color="#808080" loext:opacity="100%" style:font-name="Bitstream Vera Sans2" fo:font-size="9pt" officeooo:rsid="008d016c" fo:background-color="transparent" loext:char-shading-value="0"/>
    </style:style>
    <style:style style:name="T113" style:family="text">
      <style:text-properties fo:text-transform="uppercase" fo:color="#808080" loext:opacity="100%" style:font-name="Bitstream Vera Sans2" fo:font-size="9pt" officeooo:rsid="016f3374" fo:background-color="transparent" loext:char-shading-value="0"/>
    </style:style>
    <style:style style:name="T114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T115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T116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T117" style:family="text">
      <style:text-properties fo:text-transform="uppercase" fo:color="#808080" loext:opacity="100%" style:font-name="Bitstream Vera Sans2" fo:font-size="9pt" officeooo:rsid="0177e18a" fo:background-color="transparent" loext:char-shading-value="0"/>
    </style:style>
    <style:style style:name="T118" style:family="text">
      <style:text-properties fo:text-transform="uppercase" fo:color="#808080" loext:opacity="100%" style:font-name="Bitstream Vera Sans2" fo:font-size="9pt" officeooo:rsid="01827f40" fo:background-color="transparent" loext:char-shading-value="0"/>
    </style:style>
    <style:style style:name="T119" style:family="text">
      <style:text-properties fo:text-transform="uppercase" fo:color="#808080" loext:opacity="100%" style:font-name="Bitstream Vera Sans2" fo:font-size="9pt" officeooo:rsid="0181574a" fo:background-color="transparent" loext:char-shading-value="0"/>
    </style:style>
    <style:style style:name="T120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T121" style:family="text">
      <style:text-properties fo:text-transform="uppercase" fo:color="#808080" loext:opacity="100%" style:font-name="Bitstream Vera Sans2" fo:font-size="9pt" officeooo:rsid="027e70e3" fo:background-color="transparent" loext:char-shading-value="0"/>
    </style:style>
    <style:style style:name="T122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T123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T124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T125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T126" style:family="text">
      <style:text-properties fo:text-transform="uppercase" fo:color="#808080" loext:opacity="100%" style:font-name="Bitstream Vera Sans2" fo:font-size="9pt" officeooo:rsid="02392280" fo:background-color="transparent" loext:char-shading-value="0"/>
    </style:style>
    <style:style style:name="T127" style:family="text">
      <style:text-properties fo:text-transform="uppercase" fo:color="#808080" loext:opacity="100%" style:font-name="Bitstream Vera Sans2" fo:font-size="9pt" officeooo:rsid="0250d176" fo:background-color="transparent" loext:char-shading-value="0"/>
    </style:style>
    <style:style style:name="T128" style:family="text">
      <style:text-properties fo:text-transform="uppercase" fo:color="#808080" loext:opacity="100%" style:font-name="Bitstream Vera Sans2" fo:font-size="9pt" officeooo:rsid="025b341c" fo:background-color="transparent" loext:char-shading-value="0"/>
    </style:style>
    <style:style style:name="T129" style:family="text">
      <style:text-properties fo:text-transform="uppercase" fo:color="#808080" loext:opacity="100%" style:font-name="Bitstream Vera Sans2" fo:font-size="9pt" officeooo:rsid="024b67fe" fo:background-color="transparent" loext:char-shading-value="0"/>
    </style:style>
    <style:style style:name="T130" style:family="text">
      <style:text-properties fo:text-transform="uppercase" fo:color="#808080" loext:opacity="100%" style:font-name="Bitstream Vera Sans2" fo:font-size="9pt" officeooo:rsid="02722f5d" fo:background-color="transparent" loext:char-shading-value="0"/>
    </style:style>
    <style:style style:name="T131" style:family="text">
      <style:text-properties fo:text-transform="uppercase" fo:color="#808080" loext:opacity="100%" style:font-name="Bitstream Vera Sans2" fo:font-size="9pt" officeooo:rsid="026f2aea" fo:background-color="transparent" loext:char-shading-value="0"/>
    </style:style>
    <style:style style:name="T132" style:family="text">
      <style:text-properties fo:text-transform="uppercase" fo:color="#808080" loext:opacity="100%" style:font-name="Bitstream Vera Sans2" fo:font-size="9pt" officeooo:rsid="0264196d" fo:background-color="transparent" loext:char-shading-value="0"/>
    </style:style>
    <style:style style:name="T133" style:family="text">
      <style:text-properties fo:text-transform="uppercase" fo:color="#808080" loext:opacity="100%" style:font-name="Bitstream Vera Sans2" fo:font-size="9pt" officeooo:rsid="026324db" fo:background-color="transparent" loext:char-shading-value="0"/>
    </style:style>
    <style:style style:name="T134" style:family="text">
      <style:text-properties fo:text-transform="uppercase" fo:color="#808080" loext:opacity="100%" style:font-name="Bitstream Vera Sans2" fo:font-size="9pt" officeooo:rsid="0271cf95" fo:background-color="transparent" loext:char-shading-value="0"/>
    </style:style>
    <style:style style:name="T135" style:family="text">
      <style:text-properties fo:text-transform="uppercase" fo:color="#808080" loext:opacity="100%" style:font-name="Bitstream Vera Sans2" fo:font-size="9pt" officeooo:rsid="02767796" fo:background-color="transparent" loext:char-shading-value="0"/>
    </style:style>
    <style:style style:name="T136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T137" style:family="text">
      <style:text-properties fo:text-transform="uppercase" fo:color="#808080" loext:opacity="100%" style:font-name="Bitstream Vera Sans2" fo:font-size="9pt" officeooo:rsid="00fb4f81" fo:background-color="transparent" loext:char-shading-value="0"/>
    </style:style>
    <style:style style:name="T138" style:family="text">
      <style:text-properties fo:text-transform="uppercase" fo:color="#808080" loext:opacity="100%" style:font-name="Bitstream Vera Sans2" fo:font-size="9pt" officeooo:rsid="0113c9a8" fo:background-color="transparent" loext:char-shading-value="0"/>
    </style:style>
    <style:style style:name="T139" style:family="text">
      <style:text-properties fo:text-transform="uppercase" fo:color="#808080" loext:opacity="100%" style:font-name="Bitstream Vera Sans2" fo:font-size="9pt" officeooo:rsid="00d44bd3" fo:background-color="transparent" loext:char-shading-value="0"/>
    </style:style>
    <style:style style:name="T140" style:family="text">
      <style:text-properties fo:text-transform="uppercase" fo:color="#808080" loext:opacity="100%" style:font-name="Bitstream Vera Sans2" fo:font-size="9pt" officeooo:rsid="00fda0e9" fo:background-color="transparent" loext:char-shading-value="0"/>
    </style:style>
    <style:style style:name="T141" style:family="text">
      <style:text-properties fo:text-transform="uppercase" fo:color="#808080" loext:opacity="100%" style:font-name="Bitstream Vera Sans2" fo:font-size="9pt" officeooo:rsid="00ab054e" fo:background-color="transparent" loext:char-shading-value="0"/>
    </style:style>
    <style:style style:name="T142" style:family="text">
      <style:text-properties fo:text-transform="uppercase" fo:color="#808080" loext:opacity="100%" style:font-name="Bitstream Vera Sans2" fo:font-size="9pt" officeooo:rsid="00b0f0c1" fo:background-color="transparent" loext:char-shading-value="0"/>
    </style:style>
    <style:style style:name="T143" style:family="text">
      <style:text-properties fo:text-transform="uppercase" fo:color="#808080" loext:opacity="100%" style:font-name="Bitstream Vera Sans2" fo:font-size="9pt" officeooo:rsid="00f252bf" fo:background-color="transparent" loext:char-shading-value="0"/>
    </style:style>
    <style:style style:name="T144" style:family="text">
      <style:text-properties fo:text-transform="uppercase" fo:color="#808080" loext:opacity="100%" style:font-name="Bitstream Vera Sans2" fo:font-size="9pt" officeooo:rsid="005cb084" fo:background-color="transparent" loext:char-shading-value="0"/>
    </style:style>
    <style:style style:name="T145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T146" style:family="text">
      <style:text-properties fo:text-transform="uppercase" fo:color="#808080" loext:opacity="100%" style:font-name="Bitstream Vera Sans2" fo:font-size="9pt" officeooo:rsid="01fbd77d" fo:background-color="transparent" loext:char-shading-value="0"/>
    </style:style>
    <style:style style:name="T147" style:family="text">
      <style:text-properties fo:text-transform="uppercase" fo:color="#808080" loext:opacity="100%" style:font-name="Bitstream Vera Sans2" fo:font-size="9pt" officeooo:rsid="00b3f5fc" fo:background-color="transparent" loext:char-shading-value="0"/>
    </style:style>
    <style:style style:name="T148" style:family="text">
      <style:text-properties fo:text-transform="uppercase" fo:color="#808080" loext:opacity="100%" style:font-name="Bitstream Vera Sans2" fo:font-size="9pt" officeooo:rsid="013d813f" fo:background-color="transparent" loext:char-shading-value="0"/>
    </style:style>
    <style:style style:name="T149" style:family="text">
      <style:text-properties fo:text-transform="uppercase" fo:color="#808080" loext:opacity="100%" style:font-name="Bitstream Vera Sans2" fo:font-size="9pt" officeooo:rsid="0108f339" fo:background-color="transparent" loext:char-shading-value="0"/>
    </style:style>
    <style:style style:name="T150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T151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T152" style:family="text">
      <style:text-properties fo:text-transform="uppercase" fo:color="#808080" loext:opacity="100%" style:font-name="Bitstream Vera Sans2" fo:font-size="9pt" officeooo:rsid="007d7a6f" fo:background-color="transparent" loext:char-shading-value="0"/>
    </style:style>
    <style:style style:name="T153" style:family="text">
      <style:text-properties fo:text-transform="uppercase" fo:color="#808080" loext:opacity="100%" style:font-name="Bitstream Vera Sans2" fo:font-size="9pt" officeooo:rsid="02a682f9" fo:background-color="transparent" loext:char-shading-value="0"/>
    </style:style>
    <style:style style:name="T154" style:family="text">
      <style:text-properties fo:text-transform="uppercase" fo:color="#808080" loext:opacity="100%" style:font-name="Bitstream Vera Sans2" fo:font-size="9pt" officeooo:rsid="029013f4" fo:background-color="transparent" loext:char-shading-value="0"/>
    </style:style>
    <style:style style:name="T155" style:family="text">
      <style:text-properties fo:text-transform="uppercase" fo:color="#808080" loext:opacity="100%" style:font-name="Bitstream Vera Sans2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6" style:family="text">
      <style:text-properties fo:text-transform="uppercase" fo:color="#808080" loext:opacity="100%" style:font-name="Bitstream Vera Sans2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7" style:family="text">
      <style:text-properties officeooo:rsid="002925a2"/>
    </style:style>
    <style:style style:name="T158" style:family="text">
      <style:text-properties officeooo:rsid="002b33ed"/>
    </style:style>
    <style:style style:name="T159" style:family="text">
      <style:text-properties officeooo:rsid="0315af39"/>
    </style:style>
    <style:style style:name="T160" style:family="text">
      <style:text-properties officeooo:rsid="0334a5be"/>
    </style:style>
    <style:style style:name="T16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2" style:family="text">
      <style:text-properties officeooo:rsid="0072f07f"/>
    </style:style>
    <style:style style:name="T163" style:family="text">
      <style:text-properties officeooo:rsid="0268e0aa"/>
    </style:style>
    <style:style style:name="T164" style:family="text">
      <style:text-properties officeooo:rsid="026ec296"/>
    </style:style>
    <style:style style:name="T165" style:family="text">
      <style:text-properties officeooo:rsid="02757f12"/>
    </style:style>
    <style:style style:name="T166" style:family="text">
      <style:text-properties officeooo:rsid="02735980"/>
    </style:style>
    <style:style style:name="T167" style:family="text">
      <style:text-properties officeooo:rsid="01b6dc57"/>
    </style:style>
    <style:style style:name="T168" style:family="text">
      <style:text-properties officeooo:rsid="00b5d2d1"/>
    </style:style>
    <style:style style:name="T169" style:family="text">
      <style:text-properties officeooo:rsid="015f088a"/>
    </style:style>
    <style:style style:name="T170" style:family="text">
      <style:text-properties officeooo:rsid="01f8729d"/>
    </style:style>
    <style:style style:name="T171" style:family="text">
      <style:text-properties officeooo:rsid="010c4d3a"/>
    </style:style>
    <style:style style:name="T172" style:family="text">
      <style:text-properties fo:font-size="16pt" style:font-size-asian="16pt" style:font-size-complex="16pt"/>
    </style:style>
    <style:style style:name="T173" style:family="text">
      <style:text-properties officeooo:rsid="00b6801f"/>
    </style:style>
    <style:style style:name="T174" style:family="text">
      <style:text-properties officeooo:rsid="014407b5"/>
    </style:style>
    <style:style style:name="T175" style:family="text">
      <style:text-properties officeooo:rsid="008d016c"/>
    </style:style>
    <style:style style:name="T176" style:family="text">
      <style:text-properties officeooo:rsid="009e3fdd"/>
    </style:style>
    <style:style style:name="T177" style:family="text">
      <style:text-properties officeooo:rsid="00a4cf55"/>
    </style:style>
    <style:style style:name="T178" style:family="text">
      <style:text-properties officeooo:rsid="005a3fa8"/>
    </style:style>
    <style:style style:name="T179" style:family="text">
      <style:text-properties officeooo:rsid="00415f3a"/>
    </style:style>
    <style:style style:name="T180" style:family="text">
      <style:text-properties officeooo:rsid="00386ebd"/>
    </style:style>
    <style:style style:name="T181" style:family="text">
      <style:text-properties officeooo:rsid="00a59a60"/>
    </style:style>
    <style:style style:name="T182" style:family="text">
      <style:text-properties officeooo:rsid="01fe03f2"/>
    </style:style>
    <style:style style:name="T183" style:family="text">
      <style:text-properties officeooo:rsid="0096b4e2"/>
    </style:style>
    <style:style style:name="T184" style:family="text">
      <style:text-properties officeooo:rsid="0032e83a"/>
    </style:style>
    <style:style style:name="T185" style:family="text">
      <style:text-properties officeooo:rsid="00a59037"/>
    </style:style>
    <style:style style:name="T186" style:family="text"/>
    <style:style style:name="T187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T18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9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ffffff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92" style:family="text"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93" style:family="text">
      <style:text-properties fo:color="#000000" loext:opacity="100%" fo:font-size="10pt" style:font-size-asian="10pt" style:font-size-complex="10pt"/>
    </style:style>
    <style:style style:name="T194" style:family="text"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/>
    </style:style>
    <style:style style:name="T195" style:family="text"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96" style:family="text"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197" style:family="text"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90%" style:font-relief="none" style:text-overline-style="none" style:text-overline-color="font-color"/>
    </style:style>
    <style:style style:name="T198" style:family="text">
      <style:text-properties fo:color="#9d0f89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199" style:family="text">
      <style:text-properties fo:color="#1ca2b8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6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transparent" draw:fill="none" draw:fill-color="#ffff00" draw:opacity="100%" draw:ole-draw-aspect="1"/>
    </style:style>
    <style:style style:name="fr7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style:run-through="foreground"/>
    </style:style>
    <style:style style:name="gr17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ff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25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23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23cm" fo:min-width="0.2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solid" svg:stroke-width="0.019cm" svg:stroke-color="#000000" draw:marker-start-width="0.379cm" draw:marker-start-center="false" draw:marker-end-width="0.379cm" draw:marker-end-center="false" draw:fill="solid" draw:fill-color="#ff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color="#000000" draw:fill="none" draw:fill-color="#ffffff" fo:min-height="0.542cm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633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29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19cm" svg:stroke-color="#000000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575cm" fo:min-width="0.212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575cm" fo:min-width="0.21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3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solid" svg:stroke-width="0.019cm" svg:stroke-color="#000000" draw:marker-start-width="0.379cm" draw:marker-start-center="false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0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solid" svg:stroke-width="0.041cm" svg:stroke-color="#1ca2b8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41cm" svg:stroke-color="#9d0f89" draw:marker-start="" draw:marker-start-width="0.259cm" draw:marker-start-center="false" draw:marker-end="" draw:marker-end-width="0.259cm" draw:marker-end-center="false" draw:fill="solid" draw:fill-color="#bf33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1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0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.019cm" svg:stroke-color="#ffffff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858" draw:name="Shape2_1" draw:style-name="gr41" draw:text-style-name="P135" svg:width="2.701cm" svg:height="0.715cm" draw:transform="rotate (0.0876155284501153) translate (1.17651388888889cm 1.38818055555556cm)">
        <draw:text-box>
          <text:p text:style-name="P133"><text:span text:style-name="T187">Série 3</text:span></text:p>
        </draw:text-box>
      </draw:frame>
      <text:list xml:id="list82711306" text:style-name="_5f_Numérotation_20_des_20_exercices">
        <text:list-item>
          <text:h text:style-name="P115" text:outline-level="1"><draw:path text:anchor-type="paragraph" draw:z-index="857" draw:name="Shape1_3" draw:style-name="gr10" draw:text-style-name="P140" svg:width="4.329cm" svg:height="2.238cm" svg:x="-1.549cm" svg:y="-3.001cm" svg:viewBox="0 0 4330 2239" svg:d="M0 2239l3984-288c209-15 363-167 345-342l-170-1609h-4159z"><text:p/></draw:path><text:span text:style-name="_5f_Caractères">Dans chaque cas, donne, sous forme d'une fraction, l'abscisse de chacun des points A, B et C placés sur la demi‑droite graduée.</text:span></text:h>
          <text:list>
            <text:list-item>
              <text:p text:style-name="P131"><draw:g text:anchor-type="paragraph" draw:z-index="837" draw:name="Shape54" draw:style-name="gr14"><draw:g draw:style-name="gr16"><draw:line draw:style-name="gr36" draw:text-style-name="P152" svg:x1="0.831cm" svg:y1="0.501cm" svg:x2="0.831cm" svg:y2="0.901cm"><text:p/></draw:line><draw:line draw:style-name="gr36" draw:text-style-name="P152" svg:x1="2.99cm" svg:y1="0.501cm" svg:x2="2.99cm" svg:y2="0.901cm"><text:p/></draw:line><draw:line draw:style-name="gr31" draw:text-style-name="P152" svg:x1="4.071cm" svg:y1="0.553cm" svg:x2="4.071cm" svg:y2="0.855cm"><text:p/></draw:line><draw:line draw:style-name="gr31" draw:text-style-name="P152" svg:x1="1.907cm" svg:y1="0.553cm" svg:x2="1.907cm" svg:y2="0.855cm"><text:p/></draw:line><draw:line draw:style-name="gr32" draw:text-style-name="P153" svg:x1="0.831cm" svg:y1="0.702cm" svg:x2="8.471cm" svg:y2="0.702cm"><text:p/></draw:line><draw:frame draw:style-name="gr37" draw:text-style-name="P162" svg:width="0.228cm" svg:height="0.414cm" svg:x="0.723cm" svg:y="1.008cm"><draw:text-box><text:p text:style-name="P150"><text:span text:style-name="T195">0</text:span></text:p></draw:text-box></draw:frame><draw:frame draw:style-name="gr37" draw:text-style-name="P162" svg:width="0.228cm" svg:height="0.414cm" svg:x="5.05cm" svg:y="1.008cm"><draw:text-box><text:p text:style-name="P150"><text:span text:style-name="T195">2</text:span></text:p></draw:text-box></draw:frame><draw:line draw:style-name="gr31" draw:text-style-name="P152" svg:x1="1.369cm" svg:y1="0.553cm" svg:x2="1.369cm" svg:y2="0.855cm"><text:p/></draw:line><draw:line draw:style-name="gr31" draw:text-style-name="P152" svg:x1="2.452cm" svg:y1="0.553cm" svg:x2="2.452cm" svg:y2="0.855cm"><text:p/></draw:line><draw:line draw:style-name="gr31" draw:text-style-name="P152" svg:x1="3.531cm" svg:y1="0.553cm" svg:x2="3.531cm" svg:y2="0.853cm"><text:p/></draw:line><draw:line draw:style-name="gr31" draw:text-style-name="P152" svg:x1="4.61cm" svg:y1="0.553cm" svg:x2="4.61cm" svg:y2="0.855cm"><text:p/></draw:line><draw:line draw:style-name="gr31" draw:text-style-name="P152" svg:x1="5.691cm" svg:y1="0.553cm" svg:x2="5.691cm" svg:y2="0.855cm"><text:p/></draw:line><draw:line draw:style-name="gr36" draw:text-style-name="P152" svg:x1="5.149cm" svg:y1="0.501cm" svg:x2="5.149cm" svg:y2="0.901cm"><text:p/></draw:line><draw:frame draw:style-name="gr37" draw:text-style-name="P162" svg:width="0.228cm" svg:height="0.414cm" svg:x="2.882cm" svg:y="1.008cm"><draw:text-box><text:p text:style-name="P150"><text:span text:style-name="T195">1</text:span></text:p></draw:text-box></draw:frame></draw:g><draw:line draw:style-name="gr31" draw:text-style-name="P152" svg:x1="6.23cm" svg:y1="0.553cm" svg:x2="6.23cm" svg:y2="0.855cm"><text:p/></draw:line><draw:line draw:style-name="gr36" draw:text-style-name="P152" svg:x1="7.311cm" svg:y1="0.501cm" svg:x2="7.311cm" svg:y2="0.901cm"><text:p/></draw:line><draw:line draw:style-name="gr31" draw:text-style-name="P152" svg:x1="6.77cm" svg:y1="0.553cm" svg:x2="6.77cm" svg:y2="0.855cm"><text:p/></draw:line><draw:line draw:style-name="gr31" draw:text-style-name="P152" svg:x1="7.85cm" svg:y1="0.553cm" svg:x2="7.85cm" svg:y2="0.853cm"><text:p/></draw:line><draw:frame draw:style-name="gr37" draw:text-style-name="P162" svg:width="0.228cm" svg:height="0.414cm" svg:x="7.209cm" svg:y="1.008cm"><draw:text-box><text:p text:style-name="P150"><text:span text:style-name="T195">3</text:span></text:p></draw:text-box></draw:frame><draw:frame draw:style-name="gr38" draw:text-style-name="P162" svg:width="0.246cm" svg:height="0.414cm" svg:x="1.265cm" svg:y="0.101cm"><draw:text-box><text:p text:style-name="P150"><text:span text:style-name="T195">A</text:span></text:p></draw:text-box></draw:frame><draw:line draw:style-name="gr39" draw:text-style-name="P152" svg:x1="1.809cm" svg:y1="0.598cm" svg:x2="2.009cm" svg:y2="0.798cm"><text:p/></draw:line><draw:line draw:style-name="gr39" draw:text-style-name="P152" svg:x1="2.009cm" svg:y1="0.598cm" svg:x2="1.809cm" svg:y2="0.798cm"><text:p/></draw:line><draw:line draw:style-name="gr39" draw:text-style-name="P152" svg:x1="1.269cm" svg:y1="0.598cm" svg:x2="1.469cm" svg:y2="0.798cm"><text:p/></draw:line><draw:line draw:style-name="gr39" draw:text-style-name="P152" svg:x1="1.469cm" svg:y1="0.598cm" svg:x2="1.269cm" svg:y2="0.798cm"><text:p/></draw:line><draw:line draw:style-name="gr39" draw:text-style-name="P152" svg:x1="7.749cm" svg:y1="0.598cm" svg:x2="7.949cm" svg:y2="0.798cm"><text:p/></draw:line><draw:line draw:style-name="gr39" draw:text-style-name="P152" svg:x1="7.949cm" svg:y1="0.598cm" svg:x2="7.749cm" svg:y2="0.798cm"><text:p/></draw:line><draw:frame draw:style-name="gr38" draw:text-style-name="P162" svg:width="0.246cm" svg:height="0.414cm" svg:x="1.808cm" svg:y="0.103cm"><draw:text-box><text:p text:style-name="P150"><text:span text:style-name="T195">B</text:span></text:p></draw:text-box></draw:frame><draw:frame draw:style-name="gr38" draw:text-style-name="P155" svg:width="0.246cm" svg:height="0.414cm" svg:x="7.729cm" svg:y="0.103cm"><draw:text-box><text:p text:style-name="P150"><text:span text:style-name="T196">C</text:span></text:p></draw:text-box></draw:frame></draw:g><text:span text:style-name="_5f_Caractères"/></text:p>
            </text:list-item>
          </text:list>
        </text:list-item>
      </text:list>
      <text:h text:style-name="P129" text:outline-level="1"/>
      <text:h text:style-name="P129" text:outline-level="1"/>
      <text:h text:style-name="_5f_Paragraphe" text:outline-level="1"><text:span text:style-name="_5f_Caractères">Abscisse de A : </text:span><draw:frame draw:style-name="fr5" draw:name="Objet3" text:anchor-type="as-char" svg:y="-0.534cm" svg:width="0.293cm" svg:height="0.87cm" draw:z-index="894"><draw:object xlink:href="./Object 1" xlink:type="simple" xlink:show="embed" xlink:actuate="onLoad"/><draw:image xlink:href="./ObjectReplacements/Object 1" xlink:type="simple" xlink:show="embed" xlink:actuate="onLoad"/><svg:desc>formule</svg:desc></draw:frame></text:h>
      <text:h text:style-name="_5f_Paragraphe" text:outline-level="1"><text:span text:style-name="_5f_Caractères">Abscisse de B : </text:span><draw:frame draw:style-name="fr5" draw:name="Objet1" text:anchor-type="as-char" svg:y="-0.534cm" svg:width="1.018cm" svg:height="0.87cm" draw:z-index="895"><draw:object xlink:href="./Object 2" xlink:type="simple" xlink:show="embed" xlink:actuate="onLoad"/><draw:image xlink:href="./ObjectReplacements/Object 2" xlink:type="simple" xlink:show="embed" xlink:actuate="onLoad"/><svg:desc>formule</svg:desc></draw:frame></text:h>
      <text:h text:style-name="_5f_Paragraphe" text:outline-level="1"><text:span text:style-name="_5f_Caractères">Abscisse de C : </text:span><draw:frame draw:style-name="fr5" draw:name="Objet2" text:anchor-type="as-char" svg:y="-0.534cm" svg:width="1.847cm" svg:height="0.87cm" draw:z-index="896"><draw:object xlink:href="./Object 3" xlink:type="simple" xlink:show="embed" xlink:actuate="onLoad"/><draw:image xlink:href="./ObjectReplacements/Object 3" xlink:type="simple" xlink:show="embed" xlink:actuate="onLoad"/><svg:desc>formule</svg:desc></draw:frame></text:h>
      <text:h text:style-name="_5f_Paragraphe" text:outline-level="1"><draw:g text:anchor-type="paragraph" draw:z-index="856" draw:name="Shape55" draw:style-name="gr14"><draw:g draw:style-name="gr16"><draw:line draw:style-name="gr36" draw:text-style-name="P152" svg:x1="0.769cm" svg:y1="0.658cm" svg:x2="0.769cm" svg:y2="1.058cm"><text:p/></draw:line><draw:line draw:style-name="gr31" draw:text-style-name="P152" svg:x1="2.928cm" svg:y1="0.711cm" svg:x2="2.928cm" svg:y2="1.011cm"><text:p/></draw:line><draw:line draw:style-name="gr36" draw:text-style-name="P152" svg:x1="4.007cm" svg:y1="0.658cm" svg:x2="4.007cm" svg:y2="1.058cm"><text:p/></draw:line><draw:line draw:style-name="gr31" draw:text-style-name="P152" svg:x1="1.845cm" svg:y1="0.707cm" svg:x2="1.845cm" svg:y2="1.009cm"><text:p/></draw:line><draw:line draw:style-name="gr32" draw:text-style-name="P153" svg:x1="0.769cm" svg:y1="0.857cm" svg:x2="8.409cm" svg:y2="0.857cm"><text:p/></draw:line><draw:frame draw:style-name="gr37" draw:text-style-name="P155" svg:width="0.228cm" svg:height="0.414cm" svg:x="0.66cm" svg:y="1.166cm"><draw:text-box><text:p text:style-name="P150"><text:span text:style-name="T195">0</text:span></text:p></draw:text-box></draw:frame><draw:line draw:style-name="gr31" draw:text-style-name="P152" svg:x1="1.307cm" svg:y1="0.707cm" svg:x2="1.307cm" svg:y2="1.009cm"><text:p/></draw:line><draw:line draw:style-name="gr36" draw:text-style-name="P152" svg:x1="2.39cm" svg:y1="0.658cm" svg:x2="2.39cm" svg:y2="1.058cm"><text:p/></draw:line><draw:line draw:style-name="gr31" draw:text-style-name="P152" svg:x1="3.466cm" svg:y1="0.711cm" svg:x2="3.466cm" svg:y2="1.011cm"><text:p/></draw:line><draw:line draw:style-name="gr31" draw:text-style-name="P152" svg:x1="4.546cm" svg:y1="0.707cm" svg:x2="4.546cm" svg:y2="1.009cm"><text:p/></draw:line><draw:line draw:style-name="gr36" draw:text-style-name="P152" svg:x1="5.625cm" svg:y1="0.658cm" svg:x2="5.625cm" svg:y2="1.058cm"><text:p/></draw:line><draw:line draw:style-name="gr31" draw:text-style-name="P152" svg:x1="5.087cm" svg:y1="0.711cm" svg:x2="5.087cm" svg:y2="1.011cm"><text:p/></draw:line><draw:frame draw:style-name="gr37" draw:text-style-name="P155" svg:width="0.228cm" svg:height="0.414cm" svg:x="2.269cm" svg:y="1.166cm"><draw:text-box><text:p text:style-name="P150"><text:span text:style-name="T195">1</text:span></text:p></draw:text-box></draw:frame></draw:g><draw:line draw:style-name="gr31" draw:text-style-name="P152" svg:x1="6.166cm" svg:y1="0.707cm" svg:x2="6.166cm" svg:y2="1.009cm"><text:p/></draw:line><draw:line draw:style-name="gr36" draw:text-style-name="P152" svg:x1="7.246cm" svg:y1="0.658cm" svg:x2="7.246cm" svg:y2="1.055cm"><text:p/></draw:line><draw:line draw:style-name="gr31" draw:text-style-name="P152" svg:x1="6.708cm" svg:y1="0.707cm" svg:x2="6.708cm" svg:y2="1.009cm"><text:p/></draw:line><draw:line draw:style-name="gr31" draw:text-style-name="P152" svg:x1="7.784cm" svg:y1="0.711cm" svg:x2="7.784cm" svg:y2="1.011cm"><text:p/></draw:line><draw:frame draw:style-name="gr38" draw:text-style-name="P155" svg:width="0.246cm" svg:height="0.414cm" svg:x="4.445cm" svg:y="0.259cm"><draw:text-box><text:p text:style-name="P150"><text:span text:style-name="T195">B</text:span></text:p></draw:text-box></draw:frame><draw:line draw:style-name="gr39" draw:text-style-name="P152" svg:x1="1.748cm" svg:y1="0.755cm" svg:x2="1.948cm" svg:y2="0.955cm"><text:p/></draw:line><draw:line draw:style-name="gr39" draw:text-style-name="P152" svg:x1="1.948cm" svg:y1="0.755cm" svg:x2="1.748cm" svg:y2="0.955cm"><text:p/></draw:line><draw:line draw:style-name="gr39" draw:text-style-name="P152" svg:x1="4.448cm" svg:y1="0.755cm" svg:x2="4.648cm" svg:y2="0.955cm"><text:p/></draw:line><draw:line draw:style-name="gr39" draw:text-style-name="P152" svg:x1="4.648cm" svg:y1="0.755cm" svg:x2="4.448cm" svg:y2="0.955cm"><text:p/></draw:line><draw:line draw:style-name="gr39" draw:text-style-name="P152" svg:x1="6.066cm" svg:y1="0.755cm" svg:x2="6.266cm" svg:y2="0.955cm"><text:p/></draw:line><draw:line draw:style-name="gr39" draw:text-style-name="P152" svg:x1="6.266cm" svg:y1="0.755cm" svg:x2="6.066cm" svg:y2="0.955cm"><text:p/></draw:line><draw:frame draw:style-name="gr38" draw:text-style-name="P155" svg:width="0.246cm" svg:height="0.414cm" svg:x="1.745cm" svg:y="0.261cm"><draw:text-box><text:p text:style-name="P150"><text:span text:style-name="T195">A</text:span></text:p></draw:text-box></draw:frame><draw:frame draw:style-name="gr40" draw:text-style-name="P155" svg:width="0.251cm" svg:height="0.414cm" svg:x="6.045cm" svg:y="0.261cm"><draw:text-box><text:p text:style-name="P150"><text:span text:style-name="T195">C</text:span></text:p></draw:text-box></draw:frame></draw:g></text:h>
      <text:list xml:id="list170238517112111" text:continue-numbering="true" text:style-name="_5f_Numérotation_20_des_20_exercices">
        <text:list-item>
          <text:list>
            <text:list-item>
              <text:p text:style-name="P131"/>
            </text:list-item>
          </text:list>
        </text:list-item>
      </text:list>
      <text:h text:style-name="P129" text:outline-level="1"/>
      <text:h text:style-name="_5f_Paragraphe" text:outline-level="1"><text:span text:style-name="_5f_Caractères">Abscisse de A : </text:span><draw:frame draw:style-name="fr5" draw:name="Objet4" text:anchor-type="as-char" svg:y="-0.534cm" svg:width="0.293cm" svg:height="0.87cm" draw:z-index="898"><draw:object xlink:href="./Object 4" xlink:type="simple" xlink:show="embed" xlink:actuate="onLoad"/><draw:image xlink:href="./ObjectReplacements/Object 4" xlink:type="simple" xlink:show="embed" xlink:actuate="onLoad"/><svg:desc>formule</svg:desc></draw:frame></text:h>
      <text:h text:style-name="_5f_Paragraphe" text:outline-level="1"><text:span text:style-name="_5f_Caractères">Abscisse de B : </text:span><draw:frame draw:style-name="fr5" draw:name="Objet5" text:anchor-type="as-char" svg:y="-0.534cm" svg:width="1.623cm" svg:height="0.87cm" draw:z-index="899"><draw:object xlink:href="./Object 5" xlink:type="simple" xlink:show="embed" xlink:actuate="onLoad"/><draw:image xlink:href="./ObjectReplacements/Object 5" xlink:type="simple" xlink:show="embed" xlink:actuate="onLoad"/><svg:desc>formule</svg:desc></draw:frame></text:h>
      <text:h text:style-name="_5f_Paragraphe" text:outline-level="1"><text:span text:style-name="_5f_Caractères">Abscisse de C : </text:span><draw:frame draw:style-name="fr5" draw:name="Objet6" text:anchor-type="as-char" svg:y="-0.534cm" svg:width="1.847cm" svg:height="0.87cm" draw:z-index="900"><draw:object xlink:href="./Object 6" xlink:type="simple" xlink:show="embed" xlink:actuate="onLoad"/><draw:image xlink:href="./ObjectReplacements/Object 6" xlink:type="simple" xlink:show="embed" xlink:actuate="onLoad"/><svg:desc>formule</svg:desc></draw:frame></text:h>
      <text:h text:style-name="P129" text:outline-level="1"><draw:g text:anchor-type="char" draw:z-index="859" draw:name="Shape56" draw:style-name="gr35"><draw:line draw:style-name="gr36" draw:text-style-name="P152" svg:x1="0.838cm" svg:y1="0.582cm" svg:x2="0.838cm" svg:y2="0.982cm"><text:p/></draw:line><draw:line draw:style-name="gr31" draw:text-style-name="P152" svg:x1="2.376cm" svg:y1="0.634cm" svg:x2="2.376cm" svg:y2="0.934cm"><text:p/></draw:line><draw:line draw:style-name="gr31" draw:text-style-name="P152" svg:x1="3.146cm" svg:y1="0.634cm" svg:x2="3.146cm" svg:y2="0.934cm"><text:p/></draw:line><draw:line draw:style-name="gr31" draw:text-style-name="P152" svg:x1="1.606cm" svg:y1="0.633cm" svg:x2="1.606cm" svg:y2="0.935cm"><text:p/></draw:line><draw:line draw:style-name="gr32" draw:text-style-name="P153" svg:x1="0.838cm" svg:y1="0.783cm" svg:x2="8.478cm" svg:y2="0.783cm"><text:p/></draw:line><draw:frame draw:style-name="gr37" draw:text-style-name="P155" svg:width="0.228cm" svg:height="0.414cm" svg:x="0.73cm" svg:y="1.09cm"><draw:text-box><text:p text:style-name="P150"><text:span text:style-name="T195">0</text:span></text:p></draw:text-box></draw:frame><draw:line draw:style-name="gr31" draw:text-style-name="P152" svg:x1="1.219cm" svg:y1="0.633cm" svg:x2="1.219cm" svg:y2="0.935cm"><text:p/></draw:line><draw:line draw:style-name="gr31" draw:text-style-name="P152" svg:x1="1.993cm" svg:y1="0.634cm" svg:x2="1.993cm" svg:y2="0.934cm"><text:p/></draw:line><draw:line draw:style-name="gr31" draw:text-style-name="P152" svg:x1="2.757cm" svg:y1="0.634cm" svg:x2="2.757cm" svg:y2="0.934cm"><text:p/></draw:line><draw:line draw:style-name="gr36" draw:text-style-name="P152" svg:x1="3.528cm" svg:y1="0.582cm" svg:x2="3.528cm" svg:y2="0.982cm"><text:p/></draw:line><draw:line draw:style-name="gr31" draw:text-style-name="P152" svg:x1="4.3cm" svg:y1="0.634cm" svg:x2="4.3cm" svg:y2="0.934cm"><text:p/></draw:line><draw:line draw:style-name="gr31" draw:text-style-name="P152" svg:x1="3.916cm" svg:y1="0.634cm" svg:x2="3.916cm" svg:y2="0.934cm"><text:p/></draw:line><draw:frame draw:style-name="gr37" draw:text-style-name="P155" svg:width="0.228cm" svg:height="0.414cm" svg:x="3.409cm" svg:y="1.09cm"><draw:text-box><text:p text:style-name="P150"><text:span text:style-name="T195">1</text:span></text:p></draw:text-box></draw:frame><draw:line draw:style-name="gr31" draw:text-style-name="P152" svg:x1="4.684cm" svg:y1="0.633cm" svg:x2="4.684cm" svg:y2="0.935cm"><text:p/></draw:line><draw:line draw:style-name="gr31" draw:text-style-name="P152" svg:x1="5.454cm" svg:y1="0.635cm" svg:x2="5.454cm" svg:y2="0.933cm"><text:p/></draw:line><draw:line draw:style-name="gr31" draw:text-style-name="P152" svg:x1="5.069cm" svg:y1="0.633cm" svg:x2="5.069cm" svg:y2="0.935cm"><text:p/></draw:line><draw:line draw:style-name="gr31" draw:text-style-name="P152" svg:x1="5.835cm" svg:y1="0.634cm" svg:x2="5.835cm" svg:y2="0.934cm"><text:p/></draw:line><draw:frame draw:style-name="gr38" draw:text-style-name="P155" svg:width="0.246cm" svg:height="0.414cm" svg:x="4.963cm" svg:y="0.183cm"><draw:text-box><text:p text:style-name="P150"><text:span text:style-name="T195">B</text:span></text:p></draw:text-box></draw:frame><draw:line draw:style-name="gr39" draw:text-style-name="P152" svg:x1="2.658cm" svg:y1="0.679cm" svg:x2="2.858cm" svg:y2="0.879cm"><text:p/></draw:line><draw:line draw:style-name="gr39" draw:text-style-name="P152" svg:x1="2.858cm" svg:y1="0.679cm" svg:x2="2.658cm" svg:y2="0.879cm"><text:p/></draw:line><draw:line draw:style-name="gr39" draw:text-style-name="P152" svg:x1="4.967cm" svg:y1="0.679cm" svg:x2="5.167cm" svg:y2="0.879cm"><text:p/></draw:line><draw:line draw:style-name="gr39" draw:text-style-name="P152" svg:x1="5.167cm" svg:y1="0.679cm" svg:x2="4.967cm" svg:y2="0.879cm"><text:p/></draw:line><draw:line draw:style-name="gr39" draw:text-style-name="P152" svg:x1="5.735cm" svg:y1="0.679cm" svg:x2="5.935cm" svg:y2="0.879cm"><text:p/></draw:line><draw:line draw:style-name="gr39" draw:text-style-name="P152" svg:x1="5.935cm" svg:y1="0.679cm" svg:x2="5.735cm" svg:y2="0.879cm"><text:p/></draw:line><draw:frame draw:style-name="gr38" draw:text-style-name="P155" svg:width="0.246cm" svg:height="0.414cm" svg:x="2.656cm" svg:y="0.185cm"><draw:text-box><text:p text:style-name="P150"><text:span text:style-name="T195">A</text:span></text:p></draw:text-box></draw:frame><draw:frame draw:style-name="gr40" draw:text-style-name="P155" svg:width="0.251cm" svg:height="0.414cm" svg:x="5.715cm" svg:y="0.185cm"><draw:text-box><text:p text:style-name="P150"><text:span text:style-name="T195">C</text:span></text:p></draw:text-box></draw:frame><draw:line draw:style-name="gr36" draw:text-style-name="P152" svg:x1="6.216cm" svg:y1="0.582cm" svg:x2="6.216cm" svg:y2="0.979cm"><text:p/></draw:line><draw:line draw:style-name="gr31" draw:text-style-name="P152" svg:x1="6.603cm" svg:y1="0.633cm" svg:x2="6.603cm" svg:y2="0.935cm"><text:p/></draw:line><draw:line draw:style-name="gr31" draw:text-style-name="P152" svg:x1="7.373cm" svg:y1="0.635cm" svg:x2="7.373cm" svg:y2="0.933cm"><text:p/></draw:line><draw:line draw:style-name="gr31" draw:text-style-name="P152" svg:x1="6.987cm" svg:y1="0.633cm" svg:x2="6.987cm" svg:y2="0.935cm"><text:p/></draw:line><draw:line draw:style-name="gr31" draw:text-style-name="P152" svg:x1="7.756cm" svg:y1="0.634cm" svg:x2="7.756cm" svg:y2="0.934cm"><text:p/></draw:line></draw:g><text:span text:style-name="_5f_Caractères"/></text:h>
      <text:list xml:id="list170238013929987" text:continue-numbering="true" text:style-name="_5f_Numérotation_20_des_20_exercices">
        <text:list-item>
          <text:list>
            <text:list-item>
              <text:p text:style-name="P131"/>
            </text:list-item>
          </text:list>
        </text:list-item>
      </text:list>
      <text:h text:style-name="P129" text:outline-level="1"/>
      <text:h text:style-name="_5f_Paragraphe" text:outline-level="1"><text:span text:style-name="_5f_Caractères">Abscisse de A : </text:span><draw:frame draw:style-name="fr5" draw:name="Objet7" text:anchor-type="as-char" svg:y="-0.534cm" svg:width="0.293cm" svg:height="0.87cm" draw:z-index="901"><draw:object xlink:href="./Object 7" xlink:type="simple" xlink:show="embed" xlink:actuate="onLoad"/><draw:image xlink:href="./ObjectReplacements/Object 7" xlink:type="simple" xlink:show="embed" xlink:actuate="onLoad"/><svg:desc>formule</svg:desc></draw:frame></text:h>
      <text:h text:style-name="_5f_Paragraphe" text:outline-level="1"><text:span text:style-name="_5f_Caractères">Abscisse de B : </text:span><draw:frame draw:style-name="fr5" draw:name="Objet8" text:anchor-type="as-char" svg:y="-0.534cm" svg:width="1.847cm" svg:height="0.87cm" draw:z-index="902"><draw:object xlink:href="./Object 8" xlink:type="simple" xlink:show="embed" xlink:actuate="onLoad"/><draw:image xlink:href="./ObjectReplacements/Object 8" xlink:type="simple" xlink:show="embed" xlink:actuate="onLoad"/><svg:desc>formule</svg:desc></draw:frame></text:h>
      <text:h text:style-name="_5f_Paragraphe" text:outline-level="1"><text:span text:style-name="_5f_Caractères">Abscisse de C : </text:span><text:span text:style-name="Character_20_style"><draw:frame draw:style-name="fr5" draw:name="Objet9" text:anchor-type="as-char" svg:y="-0.534cm" svg:width="3.226cm" svg:height="0.87cm" draw:z-index="903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h>
      <text:list xml:id="list170239017197164" text:continue-numbering="true" text:style-name="_5f_Numérotation_20_des_20_exercices">
        <text:list-item>
          <text:h text:style-name="P132" text:outline-level="1"><text:span text:style-name="_5f_Caractères"><text:s/>Place les points suivants sur l’axe gradué.</text:span></text:h>
          <text:list>
            <text:list-item>
              <text:p text:style-name="P131"><text:span text:style-name="_5f_Caractères">A</text:span><text:span text:style-name="_5f_Caractères"><draw:frame draw:style-name="fr6" draw:name="Objet34" text:anchor-type="as-char" svg:y="-0.579cm" svg:width="0.563cm" svg:height="0.96cm" draw:z-index="90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_5f_Caractères">, B</text:span><text:span text:style-name="_5f_Caractères"><draw:frame draw:style-name="fr6" draw:name="Objet35" text:anchor-type="as-char" svg:y="-0.579cm" svg:width="0.563cm" svg:height="0.96cm" draw:z-index="905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_5f_Caractères">, et C</text:span><text:span text:style-name="_5f_Caractères"><draw:frame draw:style-name="fr6" draw:name="Objet36" text:anchor-type="as-char" svg:y="-0.579cm" svg:width="0.787cm" svg:height="0.96cm" draw:z-index="83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_5f_Caractères">:</text:span></text:p>
            </text:list-item>
          </text:list>
        </text:list-item>
      </text:list>
      <text:h text:style-name="P129" text:outline-level="1"><draw:g text:anchor-type="char" draw:z-index="860" draw:name="DrawObject3" draw:style-name="gr25"><draw:g draw:name="Shape30_0" draw:style-name="gr16"><draw:line draw:style-name="gr31" draw:text-style-name="P159" svg:x1="0.825cm" svg:y1="0.48cm" svg:x2="0.825cm" svg:y2="0.936cm"><text:p/></draw:line><draw:line draw:style-name="gr31" draw:text-style-name="P159" svg:x1="0.825cm" svg:y1="0.48cm" svg:x2="0.825cm" svg:y2="0.936cm"><text:p/></draw:line><draw:line draw:style-name="gr31" draw:text-style-name="P159" svg:x1="3.932cm" svg:y1="0.48cm" svg:x2="3.932cm" svg:y2="0.936cm"><text:p/></draw:line><draw:line draw:style-name="gr31" draw:text-style-name="P159" svg:x1="7.036cm" svg:y1="0.48cm" svg:x2="7.036cm" svg:y2="0.936cm"><text:p/></draw:line><draw:line draw:style-name="gr31" draw:text-style-name="P159" svg:x1="1.34cm" svg:y1="0.596cm" svg:x2="1.34cm" svg:y2="0.825cm"><text:p/></draw:line><draw:line draw:style-name="gr31" draw:text-style-name="P159" svg:x1="7.554cm" svg:y1="0.596cm" svg:x2="7.554cm" svg:y2="0.825cm"><text:p/></draw:line><draw:line draw:style-name="gr31" draw:text-style-name="P159" svg:x1="6.517cm" svg:y1="0.596cm" svg:x2="6.517cm" svg:y2="0.825cm"><text:p/></draw:line><draw:line draw:style-name="gr31" draw:text-style-name="P159" svg:x1="5.997cm" svg:y1="0.596cm" svg:x2="5.997cm" svg:y2="0.825cm"><text:p/></draw:line><draw:line draw:style-name="gr31" draw:text-style-name="P159" svg:x1="5.485cm" svg:y1="0.596cm" svg:x2="5.485cm" svg:y2="0.825cm"><text:p/></draw:line><draw:line draw:style-name="gr31" draw:text-style-name="P159" svg:x1="4.967cm" svg:y1="0.596cm" svg:x2="4.967cm" svg:y2="0.825cm"><text:p/></draw:line><draw:line draw:style-name="gr31" draw:text-style-name="P159" svg:x1="4.447cm" svg:y1="0.596cm" svg:x2="4.447cm" svg:y2="0.825cm"><text:p/></draw:line><draw:line draw:style-name="gr31" draw:text-style-name="P159" svg:x1="3.413cm" svg:y1="0.596cm" svg:x2="3.413cm" svg:y2="0.825cm"><text:p/></draw:line><draw:line draw:style-name="gr31" draw:text-style-name="P159" svg:x1="2.894cm" svg:y1="0.596cm" svg:x2="2.894cm" svg:y2="0.825cm"><text:p/></draw:line><draw:line draw:style-name="gr31" draw:text-style-name="P159" svg:x1="2.381cm" svg:y1="0.596cm" svg:x2="2.381cm" svg:y2="0.825cm"><text:p/></draw:line><draw:line draw:style-name="gr31" draw:text-style-name="P159" svg:x1="1.862cm" svg:y1="0.596cm" svg:x2="1.862cm" svg:y2="0.825cm"><text:p/></draw:line><draw:line draw:style-name="gr32" draw:text-style-name="P160" svg:x1="0.825cm" svg:y1="0.709cm" svg:x2="8.327cm" svg:y2="0.709cm"><text:p/></draw:line><draw:frame draw:style-name="gr33" draw:text-style-name="P161" svg:width="0.212cm" svg:height="0.576cm" svg:x="0.741cm" svg:y="0.933cm"><draw:text-box><text:p text:style-name="P150"><text:span text:style-name="T194">0</text:span></text:p></draw:text-box></draw:frame><draw:frame draw:style-name="gr34" draw:text-style-name="P161" svg:width="0.211cm" svg:height="0.576cm" svg:x="3.851cm" svg:y="0.933cm"><draw:text-box><text:p text:style-name="P150"><text:span text:style-name="T194">1</text:span></text:p></draw:text-box></draw:frame><draw:frame draw:style-name="gr34" draw:text-style-name="P161" svg:width="0.211cm" svg:height="0.576cm" svg:x="6.938cm" svg:y="0.933cm"><draw:text-box><text:p text:style-name="P150"><text:span text:style-name="T194">2</text:span></text:p></draw:text-box></draw:frame></draw:g><draw:g draw:name="DrawObject1" draw:style-name="gr16"><draw:line draw:style-name="gr27" draw:text-style-name="P156" svg:x1="3.307cm" svg:y1="0.622cm" svg:x2="3.507cm" svg:y2="0.822cm"><text:p/></draw:line><draw:line draw:style-name="gr27" draw:text-style-name="P156" svg:x1="3.507cm" svg:y1="0.622cm" svg:x2="3.307cm" svg:y2="0.822cm"><text:p/></draw:line></draw:g><draw:g draw:name="DrawObject1_0" draw:style-name="gr16"><draw:line draw:style-name="gr27" draw:text-style-name="P156" svg:x1="5.385cm" svg:y1="0.622cm" svg:x2="5.585cm" svg:y2="0.822cm"><text:p/></draw:line><draw:line draw:style-name="gr27" draw:text-style-name="P156" svg:x1="5.585cm" svg:y1="0.622cm" svg:x2="5.385cm" svg:y2="0.822cm"><text:p/></draw:line></draw:g><draw:g draw:name="DrawObject1_1" draw:style-name="gr16"><draw:line draw:style-name="gr27" draw:text-style-name="P156" svg:x1="5.886cm" svg:y1="0.612cm" svg:x2="6.086cm" svg:y2="0.812cm"><text:p/></draw:line><draw:line draw:style-name="gr27" draw:text-style-name="P156" svg:x1="6.086cm" svg:y1="0.612cm" svg:x2="5.886cm" svg:y2="0.812cm"><text:p/></draw:line></draw:g><draw:frame draw:name="Forme1" draw:style-name="gr28" draw:text-style-name="P158" svg:width="0.371cm" svg:height="0.542cm" svg:x="3.24cm" svg:y="0.168cm"><draw:text-box><text:p text:style-name="P157"><text:span text:style-name="T193">A</text:span></text:p></draw:text-box></draw:frame><draw:frame draw:name="Forme1_1" draw:style-name="gr28" draw:text-style-name="P158" svg:width="0.371cm" svg:height="0.542cm" svg:x="5.886cm" svg:y="0.069cm"><draw:text-box><text:p text:style-name="P157"><text:span text:style-name="T193">C</text:span></text:p></draw:text-box></draw:frame><draw:frame draw:name="Forme1_2" draw:style-name="gr28" draw:text-style-name="P158" svg:width="0.371cm" svg:height="0.542cm" svg:x="5.384cm" svg:y="0.081cm"><draw:text-box><text:p text:style-name="P157"><text:span text:style-name="T193">B</text:span></text:p></draw:text-box></draw:frame></draw:g><text:span text:style-name="_5f_Caractères"/></text:h>
      <text:h text:style-name="P129" text:outline-level="1"><text:span text:style-name="Character_20_style"/></text:h>
      <text:h text:style-name="P129" text:outline-level="1"/>
      <text:list xml:id="list170237602085752" text:continue-numbering="true" text:style-name="_5f_Numérotation_20_des_20_exercices">
        <text:list-item>
          <text:list>
            <text:list-item>
              <text:p text:style-name="P131"><text:span text:style-name="_5f_Caractères">D</text:span><text:span text:style-name="_5f_Caractères"><draw:frame draw:style-name="fr6" draw:name="Objet37" text:anchor-type="as-char" svg:y="-0.579cm" svg:width="0.563cm" svg:height="0.96cm" draw:z-index="839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_5f_Caractères"> , E</text:span><text:span text:style-name="_5f_Caractères"><draw:frame draw:style-name="fr6" draw:name="Objet38" text:anchor-type="as-char" svg:y="-0.579cm" svg:width="0.563cm" svg:height="0.96cm" draw:z-index="840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_5f_Caractères"> et F</text:span><text:span text:style-name="_5f_Caractères"><draw:frame draw:style-name="fr6" draw:name="Objet39" text:anchor-type="as-char" svg:y="-0.579cm" svg:width="1.512cm" svg:height="0.96cm" draw:z-index="84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Caractères">:</text:span></text:p>
            </text:list-item>
          </text:list>
        </text:list-item>
      </text:list>
      <text:h text:style-name="P129" text:outline-level="1"><draw:g text:anchor-type="char" draw:z-index="861" draw:name="DrawObject4" draw:style-name="gr25"><draw:g draw:name="Shape31_0" draw:style-name="gr16"><draw:line draw:style-name="gr18" draw:text-style-name="P152" svg:x1="0.875cm" svg:y1="0.426cm" svg:x2="0.875cm" svg:y2="0.887cm"><text:p/></draw:line><draw:line draw:style-name="gr18" draw:text-style-name="P152" svg:x1="0.875cm" svg:y1="0.426cm" svg:x2="0.875cm" svg:y2="0.887cm"><text:p/></draw:line><draw:line draw:style-name="gr18" draw:text-style-name="P152" svg:x1="2.962cm" svg:y1="0.426cm" svg:x2="2.962cm" svg:y2="0.887cm"><text:p/></draw:line><draw:line draw:style-name="gr18" draw:text-style-name="P152" svg:x1="1.398cm" svg:y1="0.538cm" svg:x2="1.398cm" svg:y2="0.77cm"><text:p/></draw:line><draw:line draw:style-name="gr18" draw:text-style-name="P152" svg:x1="7.689cm" svg:y1="0.538cm" svg:x2="7.689cm" svg:y2="0.77cm"><text:p/></draw:line><draw:line draw:style-name="gr18" draw:text-style-name="P152" svg:x1="6.638cm" svg:y1="0.538cm" svg:x2="6.638cm" svg:y2="0.77cm"><text:p/></draw:line><draw:line draw:style-name="gr18" draw:text-style-name="P152" svg:x1="6.114cm" svg:y1="0.538cm" svg:x2="6.114cm" svg:y2="0.77cm"><text:p/></draw:line><draw:line draw:style-name="gr18" draw:text-style-name="P152" svg:x1="5.59cm" svg:y1="0.538cm" svg:x2="5.59cm" svg:y2="0.77cm"><text:p/></draw:line><draw:line draw:style-name="gr18" draw:text-style-name="P152" svg:x1="5.066cm" svg:y1="0.538cm" svg:x2="5.066cm" svg:y2="0.77cm"><text:p/></draw:line><draw:line draw:style-name="gr18" draw:text-style-name="P152" svg:x1="4.544cm" svg:y1="0.538cm" svg:x2="4.544cm" svg:y2="0.77cm"><text:p/></draw:line><draw:line draw:style-name="gr18" draw:text-style-name="P152" svg:x1="3.498cm" svg:y1="0.538cm" svg:x2="3.498cm" svg:y2="0.77cm"><text:p/></draw:line><draw:line draw:style-name="gr18" draw:text-style-name="P152" svg:x1="4.052cm" svg:y1="0.538cm" svg:x2="4.052cm" svg:y2="0.77cm"><text:p/></draw:line><draw:line draw:style-name="gr18" draw:text-style-name="P152" svg:x1="2.452cm" svg:y1="0.538cm" svg:x2="2.452cm" svg:y2="0.77cm"><text:p/></draw:line><draw:line draw:style-name="gr18" draw:text-style-name="P152" svg:x1="1.922cm" svg:y1="0.538cm" svg:x2="1.922cm" svg:y2="0.77cm"><text:p/></draw:line><draw:line draw:style-name="gr19" draw:text-style-name="P153" svg:x1="0.875cm" svg:y1="0.654cm" svg:x2="8.473cm" svg:y2="0.654cm"><text:p/></draw:line><draw:frame draw:style-name="gr30" draw:text-style-name="P155" svg:width="0.75cm" svg:height="0.68cm" svg:x="0.572cm" svg:y="0.885cm"><draw:text-box><text:p text:style-name="P150"><text:span text:style-name="T192">0</text:span></text:p></draw:text-box></draw:frame><draw:frame draw:style-name="gr30" draw:text-style-name="P155" svg:width="0.75cm" svg:height="0.68cm" svg:x="2.652cm" svg:y="0.885cm"><draw:text-box><text:p text:style-name="P150"><text:span text:style-name="T192">1</text:span></text:p></draw:text-box></draw:frame><draw:line draw:style-name="gr18" draw:text-style-name="P152" svg:x1="7.165cm" svg:y1="0.538cm" svg:x2="7.165cm" svg:y2="0.77cm"><text:p/></draw:line></draw:g><draw:frame draw:name="Forme1_5" draw:style-name="gr28" draw:text-style-name="P158" svg:width="0.371cm" svg:height="0.542cm" svg:x="6.008cm" svg:y="0.012cm"><draw:text-box><text:p text:style-name="P157"><text:span text:style-name="T193">F</text:span></text:p></draw:text-box></draw:frame><draw:frame draw:name="Forme1_6" draw:style-name="gr28" draw:text-style-name="P158" svg:width="0.371cm" svg:height="0.542cm" svg:x="5.49cm" svg:y="0.026cm"><draw:text-box><text:p text:style-name="P157"><text:span text:style-name="T193">E</text:span></text:p></draw:text-box></draw:frame><draw:frame draw:name="Forme1_7" draw:style-name="gr28" draw:text-style-name="P158" svg:width="0.371cm" svg:height="0.542cm" svg:x="3.348cm" svg:y="0.037cm"><draw:text-box><text:p text:style-name="P157"><text:span text:style-name="T193">D</text:span></text:p></draw:text-box></draw:frame><draw:g draw:name="DrawObject1_3" draw:style-name="gr16"><draw:line draw:style-name="gr27" draw:text-style-name="P156" svg:x1="6.007cm" svg:y1="0.554cm" svg:x2="6.207cm" svg:y2="0.754cm"><text:p/></draw:line><draw:line draw:style-name="gr27" draw:text-style-name="P156" svg:x1="6.207cm" svg:y1="0.554cm" svg:x2="6.007cm" svg:y2="0.754cm"><text:p/></draw:line></draw:g><draw:g draw:name="DrawObject1_4" draw:style-name="gr16"><draw:line draw:style-name="gr27" draw:text-style-name="P156" svg:x1="5.491cm" svg:y1="0.568cm" svg:x2="5.691cm" svg:y2="0.768cm"><text:p/></draw:line><draw:line draw:style-name="gr27" draw:text-style-name="P156" svg:x1="5.691cm" svg:y1="0.568cm" svg:x2="5.491cm" svg:y2="0.768cm"><text:p/></draw:line></draw:g><draw:g draw:name="DrawObject1_5" draw:style-name="gr16"><draw:line draw:style-name="gr27" draw:text-style-name="P156" svg:x1="3.394cm" svg:y1="0.554cm" svg:x2="3.594cm" svg:y2="0.754cm"><text:p/></draw:line><draw:line draw:style-name="gr27" draw:text-style-name="P156" svg:x1="3.594cm" svg:y1="0.554cm" svg:x2="3.394cm" svg:y2="0.754cm"><text:p/></draw:line></draw:g></draw:g><text:span text:style-name="_5f_Caractères"/></text:h>
      <text:h text:style-name="P129" text:outline-level="1"><text:span text:style-name="Character_20_style"/></text:h>
      <text:h text:style-name="P129" text:outline-level="1"><text:span text:style-name="Character_20_style"/></text:h>
      <text:list xml:id="list170238829945949" text:continue-numbering="true" text:style-name="_5f_Numérotation_20_des_20_exercices">
        <text:list-item>
          <text:list>
            <text:list-item>
              <text:p text:style-name="P131"><text:span text:style-name="_5f_Caractères">G</text:span><text:span text:style-name="_5f_Caractères"><draw:frame draw:style-name="fr6" draw:name="Objet40" text:anchor-type="as-char" svg:y="-0.579cm" svg:width="0.563cm" svg:height="0.96cm" draw:z-index="842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_5f_Caractères">, H</text:span><text:span text:style-name="_5f_Caractères"><draw:frame draw:style-name="fr6" draw:name="Objet41" text:anchor-type="as-char" svg:y="-0.579cm" svg:width="0.563cm" svg:height="0.96cm" draw:z-index="843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_5f_Caractères"> et K</text:span><text:span text:style-name="_5f_Caractères"><draw:frame draw:style-name="fr6" draw:name="Objet42" text:anchor-type="as-char" svg:y="-0.579cm" svg:width="0.563cm" svg:height="0.96cm" draw:z-index="844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_5f_Caractères">:</text:span></text:p>
            </text:list-item>
          </text:list>
        </text:list-item>
      </text:list>
      <text:h text:style-name="P129" text:outline-level="1"><draw:g text:anchor-type="char" draw:z-index="862" draw:name="DrawObject5" draw:style-name="gr25"><draw:g draw:name="Shape32_0" draw:style-name="gr16"><draw:g draw:style-name="gr16"><draw:g draw:style-name="gr16"><draw:line draw:style-name="gr18" draw:text-style-name="P146" svg:x1="0.79cm" svg:y1="0.411cm" svg:x2="0.79cm" svg:y2="0.872cm"><text:p/></draw:line><draw:line draw:style-name="gr18" draw:text-style-name="P146" svg:x1="0.79cm" svg:y1="0.411cm" svg:x2="0.79cm" svg:y2="0.872cm"><text:p/></draw:line><draw:line draw:style-name="gr18" draw:text-style-name="P146" svg:x1="1.318cm" svg:y1="0.524cm" svg:x2="1.318cm" svg:y2="0.756cm"><text:p/></draw:line><draw:line draw:style-name="gr18" draw:text-style-name="P146" svg:x1="7.675cm" svg:y1="0.524cm" svg:x2="7.675cm" svg:y2="0.756cm"><text:p/></draw:line><draw:line draw:style-name="gr18" draw:text-style-name="P146" svg:x1="6.611cm" svg:y1="0.524cm" svg:x2="6.611cm" svg:y2="0.756cm"><text:p/></draw:line><draw:line draw:style-name="gr18" draw:text-style-name="P146" svg:x1="6.081cm" svg:y1="0.524cm" svg:x2="6.081cm" svg:y2="0.756cm"><text:p/></draw:line><draw:line draw:style-name="gr18" draw:text-style-name="P146" svg:x1="5.552cm" svg:y1="0.524cm" svg:x2="5.552cm" svg:y2="0.756cm"><text:p/></draw:line><draw:line draw:style-name="gr18" draw:text-style-name="P146" svg:x1="5.024cm" svg:y1="0.524cm" svg:x2="5.024cm" svg:y2="0.756cm"><text:p/></draw:line><draw:line draw:style-name="gr18" draw:text-style-name="P146" svg:x1="4.493cm" svg:y1="0.524cm" svg:x2="4.493cm" svg:y2="0.756cm"><text:p/></draw:line><draw:line draw:style-name="gr18" draw:text-style-name="P146" svg:x1="3.435cm" svg:y1="0.524cm" svg:x2="3.435cm" svg:y2="0.756cm"><text:p/></draw:line><draw:line draw:style-name="gr18" draw:text-style-name="P146" svg:x1="4.004cm" svg:y1="0.524cm" svg:x2="4.004cm" svg:y2="0.756cm"><text:p/></draw:line><draw:line draw:style-name="gr18" draw:text-style-name="P146" svg:x1="1.848cm" svg:y1="0.524cm" svg:x2="1.848cm" svg:y2="0.756cm"><text:p/></draw:line><draw:line draw:style-name="gr19" draw:text-style-name="P147" svg:x1="0.79cm" svg:y1="0.644cm" svg:x2="8.468cm" svg:y2="0.644cm"><text:p/></draw:line><draw:frame draw:style-name="gr29" draw:text-style-name="P149" svg:width="0.757cm" svg:height="0.884cm" svg:x="0.478cm" svg:y="0.871cm"><draw:text-box><text:p text:style-name="P150"><text:span text:style-name="T189">0</text:span></text:p></draw:text-box></draw:frame><draw:frame draw:style-name="gr29" draw:text-style-name="P149" svg:width="0.757cm" svg:height="0.884cm" svg:x="2.064cm" svg:y="0.871cm"><draw:text-box><text:p text:style-name="P150"><text:span text:style-name="T189">1</text:span></text:p></draw:text-box></draw:frame><draw:line draw:style-name="gr18" draw:text-style-name="P146" svg:x1="7.145cm" svg:y1="0.524cm" svg:x2="7.145cm" svg:y2="0.756cm"><text:p/></draw:line></draw:g><draw:line draw:style-name="gr18" draw:text-style-name="P146" svg:x1="2.385cm" svg:y1="0.411cm" svg:x2="2.385cm" svg:y2="0.872cm"><text:p/></draw:line></draw:g><draw:line draw:style-name="gr18" draw:text-style-name="P146" svg:x1="2.9cm" svg:y1="0.524cm" svg:x2="2.9cm" svg:y2="0.756cm"><text:p/></draw:line></draw:g><draw:frame draw:name="Forme1_0" draw:style-name="gr28" draw:text-style-name="P158" svg:width="0.371cm" svg:height="0.542cm" svg:x="1.746cm" svg:y="0.102cm"><draw:text-box><text:p text:style-name="P157"><text:span text:style-name="T193">G</text:span></text:p></draw:text-box></draw:frame><draw:frame draw:name="Forme1_3" draw:style-name="gr28" draw:text-style-name="P158" svg:width="0.371cm" svg:height="0.542cm" svg:x="5.463cm" svg:y="0.102cm"><draw:text-box><text:p text:style-name="P157"><text:span text:style-name="T193">H</text:span></text:p></draw:text-box></draw:frame><draw:frame draw:name="Forme1_4" draw:style-name="gr28" draw:text-style-name="P158" svg:width="0.371cm" svg:height="0.542cm" svg:x="4.378cm" svg:y="0.102cm"><draw:text-box><text:p text:style-name="P157"><text:span text:style-name="T193">K</text:span></text:p></draw:text-box></draw:frame><draw:g draw:name="DrawObject1_2" draw:style-name="gr16"><draw:line draw:style-name="gr27" draw:text-style-name="P156" svg:x1="1.746cm" svg:y1="0.527cm" svg:x2="1.946cm" svg:y2="0.727cm"><text:p/></draw:line><draw:line draw:style-name="gr27" draw:text-style-name="P156" svg:x1="1.946cm" svg:y1="0.527cm" svg:x2="1.746cm" svg:y2="0.727cm"><text:p/></draw:line></draw:g><draw:g draw:name="DrawObject1_6" draw:style-name="gr16"><draw:line draw:style-name="gr27" draw:text-style-name="P156" svg:x1="5.464cm" svg:y1="0.524cm" svg:x2="5.664cm" svg:y2="0.724cm"><text:p/></draw:line><draw:line draw:style-name="gr27" draw:text-style-name="P156" svg:x1="5.664cm" svg:y1="0.524cm" svg:x2="5.464cm" svg:y2="0.724cm"><text:p/></draw:line></draw:g><draw:g draw:name="DrawObject1_7" draw:style-name="gr16"><draw:line draw:style-name="gr27" draw:text-style-name="P156" svg:x1="4.378cm" svg:y1="0.538cm" svg:x2="4.578cm" svg:y2="0.738cm"><text:p/></draw:line><draw:line draw:style-name="gr27" draw:text-style-name="P156" svg:x1="4.578cm" svg:y1="0.538cm" svg:x2="4.378cm" svg:y2="0.738cm"><text:p/></draw:line></draw:g></draw:g><text:span text:style-name="_5f_Caractères"/></text:h>
      <text:list xml:id="list170239118248005" text:continue-numbering="true" text:style-name="_5f_Numérotation_20_des_20_exercices">
        <text:list-item>
          <text:h text:style-name="P116" text:outline-level="1"><text:span text:style-name="_5f_Caractères_5f_gras"><text:s/>Sans l’origine !</text:span></text:h>
        </text:list-item>
      </text:list>
      <text:h text:style-name="P129" text:outline-level="1"><text:span text:style-name="_5f_Caractères">Écris, sous forme de fraction, l’abscisse de chaque point.</text:span></text:h>
      <text:h text:style-name="P129" text:outline-level="1"><draw:g text:anchor-type="char" draw:z-index="835" draw:name="Shape34_0" draw:style-name="gr35"><draw:line draw:style-name="gr18" draw:text-style-name="P152" svg:x1="5.258cm" svg:y1="0.561cm" svg:x2="5.258cm" svg:y2="0.832cm"><text:p/></draw:line><draw:line draw:style-name="gr18" draw:text-style-name="P152" svg:x1="1.044cm" svg:y1="0.43cm" svg:x2="1.044cm" svg:y2="0.972cm"><text:p/></draw:line><draw:line draw:style-name="gr18" draw:text-style-name="P152" svg:x1="6.946cm" svg:y1="0.561cm" svg:x2="6.946cm" svg:y2="0.832cm"><text:p/></draw:line><draw:line draw:style-name="gr18" draw:text-style-name="P152" svg:x1="6.098cm" svg:y1="0.43cm" svg:x2="6.098cm" svg:y2="0.972cm"><text:p/></draw:line><draw:line draw:style-name="gr18" draw:text-style-name="P152" svg:x1="4.415cm" svg:y1="0.561cm" svg:x2="4.415cm" svg:y2="0.832cm"><text:p/></draw:line><draw:line draw:style-name="gr18" draw:text-style-name="P152" svg:x1="3.57cm" svg:y1="0.43cm" svg:x2="3.57cm" svg:y2="0.972cm"><text:p/></draw:line><draw:line draw:style-name="gr18" draw:text-style-name="P152" svg:x1="2.727cm" svg:y1="0.561cm" svg:x2="2.727cm" svg:y2="0.832cm"><text:p/></draw:line><draw:line draw:style-name="gr18" draw:text-style-name="P152" svg:x1="1.882cm" svg:y1="0.561cm" svg:x2="1.882cm" svg:y2="0.832cm"><text:p/></draw:line><draw:line draw:style-name="gr19" draw:text-style-name="P153" svg:x1="0.194cm" svg:y1="0.704cm" svg:x2="8.009cm" svg:y2="0.704cm"><text:p/></draw:line><draw:frame draw:style-name="gr47" draw:text-style-name="P154" svg:width="0.715cm" svg:height="0.664cm" svg:x="0.032cm" svg:y="0.972cm"><draw:text-box><text:p text:style-name="P150"><text:span text:style-name="T191">0</text:span></text:p></draw:text-box></draw:frame><draw:frame draw:style-name="gr48" draw:text-style-name="P155" svg:width="0.715cm" svg:height="0.664cm" svg:x="0.722cm" svg:y="0.829cm"><draw:text-box><text:p text:style-name="P150"><text:span text:style-name="T192">2</text:span></text:p></draw:text-box></draw:frame><draw:frame draw:style-name="gr48" draw:text-style-name="P155" svg:width="0.715cm" svg:height="0.664cm" svg:x="3.232cm" svg:y="0.848cm"><draw:text-box><text:p text:style-name="P150"><text:span text:style-name="T192">3</text:span></text:p></draw:text-box></draw:frame><draw:frame draw:style-name="gr49" draw:text-style-name="P162" svg:width="0.735cm" svg:height="0.664cm" svg:x="2.616cm" svg:y="0.065cm"><draw:text-box><text:p text:style-name="P150"><text:span text:style-name="T195">E</text:span></text:p></draw:text-box></draw:frame><draw:frame draw:style-name="gr50" draw:text-style-name="P162" svg:width="0.713cm" svg:height="0.664cm" svg:x="5.142cm" svg:y="0.07cm"><draw:text-box><text:p text:style-name="P150"><text:span text:style-name="T195">F</text:span></text:p></draw:text-box></draw:frame><draw:frame draw:style-name="gr50" draw:text-style-name="P155" svg:width="0.713cm" svg:height="0.664cm" svg:x="5.789cm" svg:y="0.894cm"><draw:text-box><text:p text:style-name="P150"><text:span text:style-name="T192">4</text:span></text:p></draw:text-box></draw:frame><draw:g draw:style-name="gr16"><draw:line draw:style-name="gr51" draw:text-style-name="P152" svg:x1="2.616cm" svg:y1="0.591cm" svg:x2="2.836cm" svg:y2="0.813cm"><text:p/></draw:line><draw:line draw:style-name="gr51" draw:text-style-name="P152" svg:x1="2.836cm" svg:y1="0.591cm" svg:x2="2.616cm" svg:y2="0.813cm"><text:p/></draw:line></draw:g><draw:g draw:style-name="gr16"><draw:line draw:style-name="gr51" draw:text-style-name="P152" svg:x1="5.154cm" svg:y1="0.584cm" svg:x2="5.373cm" svg:y2="0.806cm"><text:p/></draw:line><draw:line draw:style-name="gr51" draw:text-style-name="P152" svg:x1="5.373cm" svg:y1="0.584cm" svg:x2="5.154cm" svg:y2="0.806cm"><text:p/></draw:line></draw:g></draw:g><text:span text:style-name="_5f_Caractères"/></text:h>
      <text:h text:style-name="P129" text:outline-level="1"><text:span text:style-name="Character_20_style"/></text:h>
      <text:h text:style-name="P129" text:outline-level="1"><text:span text:style-name="Character_20_style"/></text:h>
      <text:h text:style-name="_5f_Paragraphe" text:outline-level="1"><text:span text:style-name="_5f_Caractères">Abscisse de E : </text:span><text:span text:style-name="_5f_Caractères"><draw:frame draw:style-name="fr5" draw:name="Objet11" text:anchor-type="as-char" svg:y="-0.534cm" svg:width="0.293cm" svg:height="0.87cm" draw:z-index="89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Caractères"> = 2 +</text:span><text:span text:style-name="_5f_Caractères"><draw:frame draw:style-name="fr5" draw:name="Objet10" text:anchor-type="as-char" svg:y="-0.534cm" svg:width="0.293cm" svg:height="0.87cm" draw:z-index="885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"> ; </text:span></text:h>
      <text:h text:style-name="_5f_Paragraphe" text:outline-level="1"><text:span text:style-name="_5f_Caractères">Abscisse de F : </text:span><text:span text:style-name="_5f_Caractères"><draw:frame draw:style-name="fr5" draw:name="Objet12" text:anchor-type="as-char" svg:y="-0.534cm" svg:width="0.517cm" svg:height="0.87cm" draw:z-index="89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"> = 3 +</text:span><text:span text:style-name="Character_20_style"><draw:frame draw:style-name="fr5" draw:name="Objet13" text:anchor-type="as-char" svg:y="-0.534cm" svg:width="0.293cm" svg:height="0.87cm" draw:z-index="886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h>
      <text:list xml:id="list170239185962851" text:continue-numbering="true" text:style-name="_5f_Numérotation_20_des_20_exercices">
        <text:list-item>
          <text:h text:style-name="P132" text:outline-level="1"><text:span text:style-name="_5f_Caractères">Place les points suivants sur l’axe gradué.</text:span></text:h>
        </text:list-item>
      </text:list>
      <text:h text:style-name="P129" text:outline-level="1"><text:span text:style-name="_5f_Caractères">G</text:span><text:span text:style-name="_5f_Caractères"><draw:frame draw:style-name="fr6" draw:name="Object55" text:anchor-type="as-char" svg:y="-0.579cm" svg:width="0.563cm" svg:height="0.96cm" draw:z-index="845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_5f_Caractères"> et H</text:span><text:span text:style-name="_5f_Caractères"><draw:frame draw:style-name="fr6" draw:name="Object56" text:anchor-type="as-char" svg:y="-0.579cm" svg:width="0.563cm" svg:height="0.96cm" draw:z-index="846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_5f_Caractères"> : </text:span><text:span text:style-name="_5f_Caractères"><draw:frame draw:style-name="fr5" draw:name="Objet16" text:anchor-type="as-char" svg:y="-0.534cm" svg:width="1.623cm" svg:height="0.87cm" draw:z-index="888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Caractères"> et </text:span><text:span text:style-name="Character_20_style"><draw:frame draw:style-name="fr5" draw:name="Objet17" text:anchor-type="as-char" svg:y="-0.534cm" svg:width="1.623cm" svg:height="0.87cm" draw:z-index="889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h>
      <text:h text:style-name="P129" text:outline-level="1"><draw:g text:anchor-type="char" draw:z-index="863" draw:name="DrawObject8" draw:style-name="gr25"><draw:g draw:name="Shape35_0" draw:style-name="gr16"><draw:line draw:style-name="gr18" draw:text-style-name="P152" svg:x1="3.688cm" svg:y1="0.413cm" svg:x2="3.688cm" svg:y2="0.715cm"><text:p/></draw:line><draw:line draw:style-name="gr18" draw:text-style-name="P152" svg:x1="6.849cm" svg:y1="0.413cm" svg:x2="6.849cm" svg:y2="0.715cm"><text:p/></draw:line><draw:line draw:style-name="gr18" draw:text-style-name="P152" svg:x1="1.051cm" svg:y1="0.269cm" svg:x2="1.051cm" svg:y2="0.869cm"><text:p/></draw:line><draw:line draw:style-name="gr18" draw:text-style-name="P152" svg:x1="7.38cm" svg:y1="0.269cm" svg:x2="7.38cm" svg:y2="0.869cm"><text:p/></draw:line><draw:line draw:style-name="gr18" draw:text-style-name="P152" svg:x1="6.327cm" svg:y1="0.413cm" svg:x2="6.327cm" svg:y2="0.716cm"><text:p/></draw:line><draw:line draw:style-name="gr18" draw:text-style-name="P152" svg:x1="5.791cm" svg:y1="0.413cm" svg:x2="5.791cm" svg:y2="0.716cm"><text:p/></draw:line><draw:line draw:style-name="gr18" draw:text-style-name="P152" svg:x1="5.265cm" svg:y1="0.269cm" svg:x2="5.265cm" svg:y2="0.869cm"><text:p/></draw:line><draw:line draw:style-name="gr18" draw:text-style-name="P152" svg:x1="4.738cm" svg:y1="0.413cm" svg:x2="4.738cm" svg:y2="0.715cm"><text:p/></draw:line><draw:line draw:style-name="gr18" draw:text-style-name="P152" svg:x1="4.212cm" svg:y1="0.413cm" svg:x2="4.212cm" svg:y2="0.716cm"><text:p/></draw:line><draw:line draw:style-name="gr18" draw:text-style-name="P152" svg:x1="3.159cm" svg:y1="0.269cm" svg:x2="3.159cm" svg:y2="0.869cm"><text:p/></draw:line><draw:line draw:style-name="gr18" draw:text-style-name="P152" svg:x1="2.635cm" svg:y1="0.413cm" svg:x2="2.635cm" svg:y2="0.715cm"><text:p/></draw:line><draw:line draw:style-name="gr18" draw:text-style-name="P152" svg:x1="2.106cm" svg:y1="0.413cm" svg:x2="2.106cm" svg:y2="0.716cm"><text:p/></draw:line><draw:line draw:style-name="gr18" draw:text-style-name="P152" svg:x1="1.576cm" svg:y1="0.413cm" svg:x2="1.576cm" svg:y2="0.716cm"><text:p/></draw:line><draw:line draw:style-name="gr19" draw:text-style-name="P153" svg:x1="0.522cm" svg:y1="0.563cm" svg:x2="8.166cm" svg:y2="0.563cm"><text:p/></draw:line><draw:frame draw:style-name="gr26" draw:text-style-name="P154" svg:width="0.708cm" svg:height="0.664cm" svg:x="0.42cm" svg:y="0.868cm"><draw:text-box><text:p text:style-name="P150"><text:span text:style-name="T191">0</text:span></text:p></draw:text-box></draw:frame><draw:frame draw:style-name="gr26" draw:text-style-name="P155" svg:width="0.708cm" svg:height="0.664cm" svg:x="0.709cm" svg:y="0.783cm"><draw:text-box><text:p text:style-name="P150"><text:span text:style-name="T192">1</text:span></text:p></draw:text-box></draw:frame><draw:frame draw:style-name="gr26" draw:text-style-name="P155" svg:width="0.708cm" svg:height="0.664cm" svg:x="2.808cm" svg:y="0.758cm"><draw:text-box><text:p text:style-name="P150"><text:span text:style-name="T192">2</text:span></text:p></draw:text-box></draw:frame><draw:frame draw:style-name="gr26" draw:text-style-name="P155" svg:width="0.708cm" svg:height="0.664cm" svg:x="4.95cm" svg:y="0.744cm"><draw:text-box><text:p text:style-name="P150"><text:span text:style-name="T192">3</text:span></text:p></draw:text-box></draw:frame><draw:frame draw:style-name="gr26" draw:text-style-name="P155" svg:width="0.708cm" svg:height="0.664cm" svg:x="7.036cm" svg:y="0.769cm"><draw:text-box><text:p text:style-name="P150"><text:span text:style-name="T192">4</text:span></text:p></draw:text-box></draw:frame></draw:g><draw:g draw:name="DrawObject1_10" draw:style-name="gr16"><draw:line draw:style-name="gr27" draw:text-style-name="P156" svg:x1="1.478cm" svg:y1="0.465cm" svg:x2="1.678cm" svg:y2="0.665cm"><text:p/></draw:line><draw:line draw:style-name="gr27" draw:text-style-name="P156" svg:x1="1.678cm" svg:y1="0.465cm" svg:x2="1.478cm" svg:y2="0.665cm"><text:p/></draw:line></draw:g><draw:g draw:name="DrawObject1_11" draw:style-name="gr16"><draw:line draw:style-name="gr27" draw:text-style-name="P156" svg:x1="3.593cm" svg:y1="0.439cm" svg:x2="3.793cm" svg:y2="0.639cm"><text:p/></draw:line><draw:line draw:style-name="gr27" draw:text-style-name="P156" svg:x1="3.793cm" svg:y1="0.439cm" svg:x2="3.593cm" svg:y2="0.639cm"><text:p/></draw:line></draw:g><draw:frame draw:name="Forme1_9" draw:style-name="gr28" draw:text-style-name="P158" svg:width="0.371cm" svg:height="0.542cm" svg:x="3.593cm" svg:y="0.021cm"><draw:text-box><text:p text:style-name="P157"><text:span text:style-name="T193">H</text:span></text:p></draw:text-box></draw:frame><draw:frame draw:name="Forme1_10" draw:style-name="gr28" draw:text-style-name="P158" svg:width="0.371cm" svg:height="0.542cm" svg:x="1.422cm" svg:y="0.021cm"><draw:text-box><text:p text:style-name="P157"><text:span text:style-name="T193">G</text:span></text:p></draw:text-box></draw:frame></draw:g><text:span text:style-name="_5f_Caractères"/></text:h>
      <text:h text:style-name="P129" text:outline-level="1"><text:span text:style-name="Character_20_style"/></text:h>
      <text:h text:style-name="P129" text:outline-level="1"><text:span text:style-name="Character_20_style"/></text:h>
      <text:list xml:id="list170239308529272" text:continue-numbering="true" text:style-name="_5f_Numérotation_20_des_20_exercices">
        <text:list-item>
          <text:h text:style-name="P132" text:outline-level="1"><text:span text:style-name="_5f_Caractères">Place les points suivants sur l’axe gradué.</text:span></text:h>
        </text:list-item>
      </text:list>
      <text:h text:style-name="P129" text:outline-level="1"><text:span text:style-name="_5f_Caractères">G</text:span><text:span text:style-name="_5f_Caractères"><draw:frame draw:style-name="fr6" draw:name="Object61" text:anchor-type="as-char" svg:y="-0.579cm" svg:width="0.563cm" svg:height="0.96cm" draw:z-index="881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_5f_Caractères"> et H</text:span><text:span text:style-name="_5f_Caractères"><draw:frame draw:style-name="fr6" draw:name="Object62" text:anchor-type="as-char" svg:y="-0.579cm" svg:width="0.563cm" svg:height="0.96cm" draw:z-index="87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_5f_Caractères"> :</text:span></text:h>
      <text:h text:style-name="P129" text:outline-level="1"><text:span text:style-name="_5f_Caractères"> </text:span><text:span text:style-name="_5f_Caractères"><draw:frame draw:style-name="fr5" draw:name="Objet18" text:anchor-type="as-char" svg:y="-0.326cm" svg:width="1.617cm" svg:height="0.409cm" draw:z-index="88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Caractères"> </text:span><text:span text:style-name="_5f_Caractères_5f_correction">donc 1 unité = 4 carreaux et</text:span><text:span text:style-name="_5f_Caractères"> </text:span><text:span text:style-name="_5f_Caractères_5f_correction"><draw:frame draw:style-name="fr5" draw:name="Objet20" text:anchor-type="as-char" svg:y="-0.534cm" svg:width="1.018cm" svg:height="0.87cm" draw:z-index="88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h>
      <text:h text:style-name="P129" text:outline-level="1"><draw:g text:anchor-type="paragraph" draw:z-index="864" draw:name="Forme2" draw:style-name="gr14"><draw:g draw:name="Shape38_1" draw:style-name="gr16"><draw:line draw:style-name="gr18" draw:text-style-name="P146" svg:x1="0.309cm" svg:y1="0.473cm" svg:x2="0.309cm" svg:y2="0.971cm"><text:p/></draw:line><draw:line draw:style-name="gr18" draw:text-style-name="P146" svg:x1="0.309cm" svg:y1="0.473cm" svg:x2="0.309cm" svg:y2="0.971cm"><text:p/></draw:line><draw:line draw:style-name="gr18" draw:text-style-name="P146" svg:x1="0.845cm" svg:y1="0.598cm" svg:x2="0.845cm" svg:y2="0.848cm"><text:p/></draw:line><draw:line draw:style-name="gr18" draw:text-style-name="P146" svg:x1="7.243cm" svg:y1="0.598cm" svg:x2="7.243cm" svg:y2="0.848cm"><text:p/></draw:line><draw:line draw:style-name="gr18" draw:text-style-name="P146" svg:x1="6.173cm" svg:y1="0.598cm" svg:x2="6.173cm" svg:y2="0.848cm"><text:p/></draw:line><draw:line draw:style-name="gr18" draw:text-style-name="P146" svg:x1="5.641cm" svg:y1="0.598cm" svg:x2="5.641cm" svg:y2="0.848cm"><text:p/></draw:line><draw:line draw:style-name="gr18" draw:text-style-name="P146" svg:x1="5.109cm" svg:y1="0.598cm" svg:x2="5.109cm" svg:y2="0.848cm"><text:p/></draw:line><draw:line draw:style-name="gr18" draw:text-style-name="P146" svg:x1="4.576cm" svg:y1="0.598cm" svg:x2="4.576cm" svg:y2="0.848cm"><text:p/></draw:line><draw:line draw:style-name="gr18" draw:text-style-name="P146" svg:x1="4.042cm" svg:y1="0.598cm" svg:x2="4.042cm" svg:y2="0.848cm"><text:p/></draw:line><draw:line draw:style-name="gr18" draw:text-style-name="P146" svg:x1="2.976cm" svg:y1="0.598cm" svg:x2="2.976cm" svg:y2="0.848cm"><text:p/></draw:line><draw:line draw:style-name="gr18" draw:text-style-name="P146" svg:x1="3.541cm" svg:y1="0.598cm" svg:x2="3.541cm" svg:y2="0.848cm"><text:p/></draw:line><draw:line draw:style-name="gr18" draw:text-style-name="P146" svg:x1="1.912cm" svg:y1="0.598cm" svg:x2="1.912cm" svg:y2="0.848cm"><text:p/></draw:line><draw:line draw:style-name="gr18" draw:text-style-name="P146" svg:x1="1.376cm" svg:y1="0.598cm" svg:x2="1.376cm" svg:y2="0.848cm"><text:p/></draw:line><draw:line draw:style-name="gr19" draw:text-style-name="P147" svg:x1="0.309cm" svg:y1="0.725cm" svg:x2="8.217cm" svg:y2="0.732cm"><text:p/></draw:line><draw:frame draw:style-name="gr22" draw:text-style-name="P149" svg:width="0.715cm" svg:height="0.675cm" svg:x="0.002cm" svg:y="0.969cm"><draw:text-box><text:p text:style-name="P148"><text:span text:style-name="T189">0</text:span></text:p></draw:text-box></draw:frame><draw:frame draw:style-name="gr23" draw:text-style-name="P149" svg:width="0.713cm" svg:height="0.675cm" svg:x="6.386cm" svg:y="0.852cm"><draw:text-box><text:p text:style-name="P148"><text:span text:style-name="T189">3</text:span></text:p></draw:text-box></draw:frame><draw:line draw:style-name="gr18" draw:text-style-name="P146" svg:x1="6.708cm" svg:y1="0.598cm" svg:x2="6.708cm" svg:y2="0.848cm"><text:p/></draw:line><draw:line draw:style-name="gr18" draw:text-style-name="P146" svg:x1="2.443cm" svg:y1="0.598cm" svg:x2="2.443cm" svg:y2="0.848cm"><text:p/></draw:line></draw:g><draw:g draw:name="DrawObject1_2" draw:style-name="gr16"><draw:line draw:style-name="gr17" draw:text-style-name="P145" svg:x1="0.74cm" svg:y1="0.628cm" svg:x2="0.94cm" svg:y2="0.828cm"><text:p/></draw:line><draw:line draw:style-name="gr17" draw:text-style-name="P145" svg:x1="0.94cm" svg:y1="0.628cm" svg:x2="0.74cm" svg:y2="0.828cm"><text:p/></draw:line></draw:g><draw:g draw:name="DrawObject1_3" draw:style-name="gr16"><draw:line draw:style-name="gr17" draw:text-style-name="P145" svg:x1="1.815cm" svg:y1="0.621cm" svg:x2="2.015cm" svg:y2="0.821cm"><text:p/></draw:line><draw:line draw:style-name="gr17" draw:text-style-name="P145" svg:x1="2.015cm" svg:y1="0.621cm" svg:x2="1.815cm" svg:y2="0.821cm"><text:p/></draw:line></draw:g><draw:frame draw:name="Forme1_2" draw:style-name="gr15" draw:text-style-name="P144" svg:width="0.371cm" svg:height="0.659cm" svg:x="1.657cm" svg:y="0.14cm"><draw:text-box><text:p text:style-name="P143"><text:span text:style-name="T188">H</text:span></text:p></draw:text-box></draw:frame><draw:frame draw:name="Forme1_3" draw:style-name="gr15" draw:text-style-name="P144" svg:width="0.371cm" svg:height="0.659cm" svg:x="0.572cm" svg:y="0.101cm"><draw:text-box><text:p text:style-name="P143"><text:span text:style-name="T188">G</text:span></text:p></draw:text-box></draw:frame><draw:frame draw:style-name="gr24" draw:text-style-name="P151" svg:width="0.777cm" svg:height="0.659cm" svg:x="2.101cm" svg:y="0.754cm"><draw:text-box><text:p text:style-name="P150"><text:span text:style-name="T190">1</text:span></text:p></draw:text-box></draw:frame><draw:frame draw:style-name="gr24" draw:text-style-name="P151" svg:width="0.777cm" svg:height="0.659cm" svg:x="4.227cm" svg:y="0.718cm"><draw:text-box><text:p text:style-name="P150"><text:span text:style-name="T190">2</text:span></text:p></draw:text-box></draw:frame></draw:g><text:span text:style-name="Character_20_style"/></text:h>
      <text:h text:style-name="P129" text:outline-level="1"><text:span text:style-name="Character_20_style"/></text:h>
      <text:h text:style-name="P129" text:outline-level="1"><text:span text:style-name="Character_20_style"/></text:h>
      <text:list xml:id="list170237742275443" text:continue-numbering="true" text:style-name="_5f_Numérotation_20_des_20_exercices">
        <text:list-item>
          <text:h text:style-name="P116" text:outline-level="1"><text:span text:style-name="_5f_Caractères_5f_gras"><text:s/>Différents dénominateurs !</text:span></text:h>
          <text:list>
            <text:list-item>
              <text:p text:style-name="P131"><text:span text:style-name="_5f_Caractères">Complète.</text:span></text:p>
            </text:list-item>
          </text:list>
        </text:list-item>
      </text:list>
      <text:h text:style-name="P129" text:outline-level="1"><text:span text:style-name="_5f_Caractères">• Abscisse de E : </text:span><text:span text:style-name="_5f_Caractères"><draw:frame draw:style-name="fr7" draw:name="Objet19" text:anchor-type="as-char" svg:y="-0.534cm" svg:width="0.293cm" svg:height="0.87cm" draw:z-index="879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_5f_Caractères"> ou </text:span><text:span text:style-name="_5f_Caractères"><draw:frame draw:style-name="fr7" draw:name="Objet24" text:anchor-type="as-char" svg:y="-0.534cm" svg:width="0.517cm" svg:height="0.87cm" draw:z-index="880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_5f_Caractères">.</text:span></text:h>
      <text:h text:style-name="P129" text:outline-level="1"><draw:g text:anchor-type="char" draw:z-index="836" draw:name="DrawObject2" draw:style-name="gr35"><draw:frame draw:name="Shape39" draw:style-name="gr42" draw:text-style-name="P155" svg:width="0.703cm" svg:height="0.666cm" svg:x="-0.122cm" svg:y="1.759cm"><draw:text-box><text:p text:style-name="P150"><text:span text:style-name="T197">0</text:span></text:p></draw:text-box></draw:frame><draw:g draw:name="Shape40" draw:style-name="gr16"><draw:line draw:style-name="gr18" draw:text-style-name="P152" svg:x1="2.951cm" svg:y1="1.51cm" svg:x2="2.951cm" svg:y2="1.77cm"><text:p/></draw:line><draw:line draw:style-name="gr43" draw:text-style-name="P152" svg:x1="6.828cm" svg:y1="1.51cm" svg:x2="6.828cm" svg:y2="1.77cm"><text:p/></draw:line><draw:line draw:style-name="gr18" draw:text-style-name="P152" svg:x1="0.213cm" svg:y1="1.39cm" svg:x2="0.213cm" svg:y2="1.907cm"><text:p/></draw:line><draw:line draw:style-name="gr18" draw:text-style-name="P152" svg:x1="5.694cm" svg:y1="1.51cm" svg:x2="5.694cm" svg:y2="1.771cm"><text:p/></draw:line><draw:line draw:style-name="gr18" draw:text-style-name="P152" svg:x1="5.146cm" svg:y1="1.51cm" svg:x2="5.146cm" svg:y2="1.771cm"><text:p/></draw:line><draw:line draw:style-name="gr18" draw:text-style-name="P152" svg:x1="4.595cm" svg:y1="1.39cm" svg:x2="4.595cm" svg:y2="1.907cm"><text:p/></draw:line><draw:line draw:style-name="gr18" draw:text-style-name="P152" svg:x1="4.05cm" svg:y1="1.51cm" svg:x2="4.05cm" svg:y2="1.77cm"><text:p/></draw:line><draw:line draw:style-name="gr44" draw:text-style-name="P163" svg:x1="3.501cm" svg:y1="1.51cm" svg:x2="3.501cm" svg:y2="1.771cm"><text:p/></draw:line><draw:line draw:style-name="gr18" draw:text-style-name="P152" svg:x1="2.405cm" svg:y1="1.39cm" svg:x2="2.405cm" svg:y2="1.907cm"><text:p/></draw:line><draw:line draw:style-name="gr18" draw:text-style-name="P152" svg:x1="1.857cm" svg:y1="1.51cm" svg:x2="1.857cm" svg:y2="1.77cm"><text:p/></draw:line><draw:line draw:style-name="gr18" draw:text-style-name="P152" svg:x1="1.309cm" svg:y1="1.51cm" svg:x2="1.309cm" svg:y2="1.771cm"><text:p/></draw:line><draw:line draw:style-name="gr18" draw:text-style-name="P152" svg:x1="0.761cm" svg:y1="1.51cm" svg:x2="0.761cm" svg:y2="1.771cm"><text:p/></draw:line><draw:line draw:style-name="gr19" draw:text-style-name="P153" svg:x1="0.233cm" svg:y1="1.661cm" svg:x2="8.079cm" svg:y2="1.672cm"><text:p/></draw:line><draw:frame draw:style-name="gr45" draw:text-style-name="P155" svg:width="0.692cm" svg:height="0.666cm" svg:x="4.291cm" svg:y="1.796cm"><draw:text-box><text:p text:style-name="P150"><text:span text:style-name="T197">1</text:span></text:p></draw:text-box></draw:frame><draw:frame draw:style-name="gr46" draw:text-style-name="P164" svg:width="0.71cm" svg:height="0.666cm" svg:x="3.206cm" svg:y="0.971cm"><draw:text-box><text:p text:style-name="P150"><text:span text:style-name="T198">E</text:span></text:p></draw:text-box></draw:frame><draw:frame draw:style-name="gr45" draw:text-style-name="P165" svg:width="0.692cm" svg:height="0.666cm" svg:x="6.554cm" svg:y="0.967cm"><draw:text-box><text:p text:style-name="P150"><text:span text:style-name="T199">F</text:span></text:p></draw:text-box></draw:frame><draw:line draw:style-name="gr18" draw:text-style-name="P152" svg:x1="6.276cm" svg:y1="1.511cm" svg:x2="6.276cm" svg:y2="1.772cm"><text:p/></draw:line><draw:line draw:style-name="gr18" draw:text-style-name="P152" svg:x1="7.335cm" svg:y1="1.527cm" svg:x2="7.335cm" svg:y2="1.788cm"><text:p/></draw:line></draw:g></draw:g><text:span text:style-name="_5f_Caractères">• Abscisse de F : </text:span><text:span text:style-name="_5f_Caractères"><draw:frame draw:style-name="fr7" draw:name="Objet23" text:anchor-type="as-char" svg:y="-0.534cm" svg:width="0.293cm" svg:height="0.87cm" draw:z-index="847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_5f_Caractères"> ou </text:span><text:span text:style-name="_5f_Caractères"><draw:frame draw:style-name="fr7" draw:name="Objet25" text:anchor-type="as-char" svg:y="-0.534cm" svg:width="0.517cm" svg:height="0.87cm" draw:z-index="848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_5f_Caractères"><text:s/>ou </text:span><text:span text:style-name="_5f_Caractères"><draw:frame draw:style-name="fr7" draw:name="Objet26" text:anchor-type="as-char" svg:y="-0.534cm" svg:width="0.517cm" svg:height="0.87cm" draw:z-index="849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_5f_Caractères">.</text:span></text:h>
      <text:h text:style-name="P129" text:outline-level="1"><text:span text:style-name="_5f_Caractères"/></text:h>
      <text:h text:style-name="P129" text:outline-level="1"><text:span text:style-name="Character_20_style"/></text:h>
      <text:h text:style-name="P129" text:outline-level="1"/>
      <text:list xml:id="list170239418725439" text:continue-numbering="true" text:style-name="_5f_Numérotation_20_des_20_exercices">
        <text:list-item>
          <text:list>
            <text:list-item>
              <text:p text:style-name="P131"><text:span text:style-name="_5f_Caractères">Place les points suivants sur l'axe graduée.</text:span></text:p>
            </text:list-item>
          </text:list>
        </text:list-item>
      </text:list>
      <text:section text:style-name="Sect1" text:name="Section5">
        <text:h text:style-name="P129" text:outline-level="1"><draw:g text:anchor-type="paragraph" draw:z-index="865" draw:name="Forme3" draw:style-name="gr14"><draw:frame draw:name="Forme1_6" draw:style-name="gr15" draw:text-style-name="P144" svg:width="0.371cm" svg:height="0.659cm" svg:x="2.462cm" svg:y="1.452cm"><draw:text-box><text:p text:style-name="P143"><text:span text:style-name="T188">N</text:span></text:p></draw:text-box></draw:frame><draw:g draw:name="DrawObject1_3" draw:style-name="gr16"><draw:line draw:style-name="gr17" draw:text-style-name="P145" svg:x1="7.355cm" svg:y1="1.981cm" svg:x2="7.555cm" svg:y2="2.181cm"><text:p/></draw:line><draw:line draw:style-name="gr17" draw:text-style-name="P145" svg:x1="7.555cm" svg:y1="1.981cm" svg:x2="7.355cm" svg:y2="2.181cm"><text:p/></draw:line></draw:g><draw:g draw:name="DrawObject1_4" draw:style-name="gr16"><draw:line draw:style-name="gr17" draw:text-style-name="P145" svg:x1="5.565cm" svg:y1="1.972cm" svg:x2="5.765cm" svg:y2="2.172cm"><text:p/></draw:line><draw:line draw:style-name="gr17" draw:text-style-name="P145" svg:x1="5.765cm" svg:y1="1.972cm" svg:x2="5.565cm" svg:y2="2.172cm"><text:p/></draw:line></draw:g><draw:line draw:style-name="gr18" draw:text-style-name="P146" svg:x1="0.358cm" svg:y1="1.779cm" svg:x2="0.358cm" svg:y2="2.371cm"><text:p/></draw:line><draw:line draw:style-name="gr19" draw:text-style-name="P147" svg:x1="0.358cm" svg:y1="2.077cm" svg:x2="8.184cm" svg:y2="2.077cm"><text:p/></draw:line><draw:line draw:style-name="gr20" draw:text-style-name="P146" svg:x1="3.609cm" svg:y1="1.928cm" svg:x2="3.609cm" svg:y2="2.224cm"><text:p/></draw:line><draw:line draw:style-name="gr20" draw:text-style-name="P146" svg:x1="3.308cm" svg:y1="1.928cm" svg:x2="3.308cm" svg:y2="2.224cm"><text:p/></draw:line><draw:line draw:style-name="gr20" draw:text-style-name="P146" svg:x1="3.014cm" svg:y1="1.928cm" svg:x2="3.014cm" svg:y2="2.224cm"><text:p/></draw:line><draw:line draw:style-name="gr20" draw:text-style-name="P146" svg:x1="2.719cm" svg:y1="1.928cm" svg:x2="2.719cm" svg:y2="2.224cm"><text:p/></draw:line><draw:line draw:style-name="gr20" draw:text-style-name="P146" svg:x1="2.427cm" svg:y1="1.928cm" svg:x2="2.427cm" svg:y2="2.224cm"><text:p/></draw:line><draw:line draw:style-name="gr20" draw:text-style-name="P146" svg:x1="2.125cm" svg:y1="1.928cm" svg:x2="2.125cm" svg:y2="2.224cm"><text:p/></draw:line><draw:line draw:style-name="gr20" draw:text-style-name="P146" svg:x1="1.837cm" svg:y1="1.928cm" svg:x2="1.837cm" svg:y2="2.224cm"><text:p/></draw:line><draw:line draw:style-name="gr20" draw:text-style-name="P146" svg:x1="1.538cm" svg:y1="1.928cm" svg:x2="1.538cm" svg:y2="2.224cm"><text:p/></draw:line><draw:line draw:style-name="gr20" draw:text-style-name="P146" svg:x1="1.24cm" svg:y1="1.928cm" svg:x2="1.24cm" svg:y2="2.224cm"><text:p/></draw:line><draw:line draw:style-name="gr20" draw:text-style-name="P146" svg:x1="0.941cm" svg:y1="1.928cm" svg:x2="0.941cm" svg:y2="2.224cm"><text:p/></draw:line><draw:line draw:style-name="gr20" draw:text-style-name="P146" svg:x1="0.649cm" svg:y1="1.928cm" svg:x2="0.649cm" svg:y2="2.224cm"><text:p/></draw:line><draw:line draw:style-name="gr20" draw:text-style-name="P146" svg:x1="3.906cm" svg:y1="1.779cm" svg:x2="3.906cm" svg:y2="2.371cm"><text:p/></draw:line><draw:line draw:style-name="gr20" draw:text-style-name="P146" svg:x1="7.148cm" svg:y1="1.928cm" svg:x2="7.148cm" svg:y2="2.224cm"><text:p/></draw:line><draw:line draw:style-name="gr20" draw:text-style-name="P146" svg:x1="6.858cm" svg:y1="1.928cm" svg:x2="6.858cm" svg:y2="2.224cm"><text:p/></draw:line><draw:line draw:style-name="gr20" draw:text-style-name="P146" svg:x1="6.559cm" svg:y1="1.928cm" svg:x2="6.559cm" svg:y2="2.224cm"><text:p/></draw:line><draw:line draw:style-name="gr20" draw:text-style-name="P146" svg:x1="6.26cm" svg:y1="1.928cm" svg:x2="6.26cm" svg:y2="2.224cm"><text:p/></draw:line><draw:line draw:style-name="gr20" draw:text-style-name="P146" svg:x1="5.969cm" svg:y1="1.928cm" svg:x2="5.969cm" svg:y2="2.224cm"><text:p/></draw:line><draw:line draw:style-name="gr20" draw:text-style-name="P146" svg:x1="5.674cm" svg:y1="1.928cm" svg:x2="5.674cm" svg:y2="2.224cm"><text:p/></draw:line><draw:line draw:style-name="gr20" draw:text-style-name="P146" svg:x1="5.378cm" svg:y1="1.928cm" svg:x2="5.378cm" svg:y2="2.224cm"><text:p/></draw:line><draw:line draw:style-name="gr20" draw:text-style-name="P146" svg:x1="5.08cm" svg:y1="1.928cm" svg:x2="5.08cm" svg:y2="2.224cm"><text:p/></draw:line><draw:line draw:style-name="gr20" draw:text-style-name="P146" svg:x1="4.788cm" svg:y1="1.928cm" svg:x2="4.788cm" svg:y2="2.224cm"><text:p/></draw:line><draw:line draw:style-name="gr20" draw:text-style-name="P146" svg:x1="4.49cm" svg:y1="1.928cm" svg:x2="4.49cm" svg:y2="2.224cm"><text:p/></draw:line><draw:line draw:style-name="gr20" draw:text-style-name="P146" svg:x1="4.197cm" svg:y1="1.928cm" svg:x2="4.197cm" svg:y2="2.224cm"><text:p/></draw:line><draw:line draw:style-name="gr20" draw:text-style-name="P146" svg:x1="7.448cm" svg:y1="1.779cm" svg:x2="7.448cm" svg:y2="2.371cm"><text:p/></draw:line><draw:frame draw:style-name="gr21" draw:text-style-name="P149" svg:width="0.715cm" svg:height="0.676cm" svg:x="0.019cm" svg:y="2.325cm"><draw:text-box><text:p text:style-name="P148"><text:span text:style-name="T189">0</text:span></text:p></draw:text-box></draw:frame><draw:frame draw:style-name="gr21" draw:text-style-name="P149" svg:width="0.715cm" svg:height="0.676cm" svg:x="3.568cm" svg:y="2.325cm"><draw:text-box><text:p text:style-name="P148"><text:span text:style-name="T189">1</text:span></text:p></draw:text-box></draw:frame><draw:frame draw:style-name="gr22" draw:text-style-name="P149" svg:width="0.715cm" svg:height="0.675cm" svg:x="7.11cm" svg:y="2.332cm"><draw:text-box><text:p text:style-name="P148"><text:span text:style-name="T189">2</text:span></text:p></draw:text-box></draw:frame><draw:g draw:name="DrawObject1_5" draw:style-name="gr16"><draw:line draw:style-name="gr17" draw:text-style-name="P145" svg:x1="2.92cm" svg:y1="1.981cm" svg:x2="3.12cm" svg:y2="2.181cm"><text:p/></draw:line><draw:line draw:style-name="gr17" draw:text-style-name="P145" svg:x1="3.12cm" svg:y1="1.981cm" svg:x2="2.92cm" svg:y2="2.181cm"><text:p/></draw:line></draw:g><draw:frame draw:name="Forme1_7" draw:style-name="gr15" draw:text-style-name="P144" svg:width="0.371cm" svg:height="0.659cm" svg:x="7.355cm" svg:y="1.484cm"><draw:text-box><text:p text:style-name="P143"><text:span text:style-name="T188">L</text:span></text:p></draw:text-box></draw:frame><draw:frame draw:name="Forme1_8" draw:style-name="gr15" draw:text-style-name="P144" svg:width="0.313cm" svg:height="0.659cm" svg:x="2.499cm" svg:y="2.138cm"><draw:text-box><text:p text:style-name="P143"><text:span text:style-name="T188">M</text:span></text:p></draw:text-box></draw:frame><draw:frame draw:name="Forme1_9" draw:style-name="gr15" draw:text-style-name="P144" svg:width="0.371cm" svg:height="0.659cm" svg:x="5.387cm" svg:y="1.371cm"><draw:text-box><text:p text:style-name="P143"><text:span text:style-name="T188">H</text:span></text:p></draw:text-box></draw:frame><draw:frame draw:name="Forme1_10" draw:style-name="gr15" draw:text-style-name="P144" svg:width="0.371cm" svg:height="0.659cm" svg:x="2.869cm" svg:y="2.138cm"><draw:text-box><text:p text:style-name="P143"><text:span text:style-name="T188">K</text:span></text:p></draw:text-box></draw:frame><draw:frame draw:name="Forme1_11" draw:style-name="gr15" draw:text-style-name="P144" svg:width="0.371cm" svg:height="0.659cm" svg:x="2.885cm" svg:y="1.484cm"><draw:text-box><text:p text:style-name="P143"><text:span text:style-name="T188">G</text:span></text:p></draw:text-box></draw:frame><draw:g draw:name="DrawObject1_0" draw:style-name="gr16"><draw:line draw:style-name="gr17" draw:text-style-name="P145" svg:x1="2.615cm" svg:y1="1.98cm" svg:x2="2.815cm" svg:y2="2.18cm"><text:p/></draw:line><draw:line draw:style-name="gr17" draw:text-style-name="P145" svg:x1="2.815cm" svg:y1="1.98cm" svg:x2="2.615cm" svg:y2="2.18cm"><text:p/></draw:line></draw:g></draw:g><text:span text:style-name="_5f_Caractères">G</text:span><draw:frame draw:style-name="fr6" draw:name="Objet21" text:anchor-type="as-char" svg:y="-0.579cm" svg:width="0.787cm" svg:height="0.96cm" draw:z-index="850"><draw:object xlink:href="./Object 100" xlink:type="simple" xlink:show="embed" xlink:actuate="onLoad"/><draw:image xlink:href="./ObjectReplacements/Object 100" xlink:type="simple" xlink:show="embed" xlink:actuate="onLoad"/><svg:desc>formula</svg:desc></draw:frame></text:h>
        <text:h text:style-name="P129" text:outline-level="1"><text:span text:style-name="_5f_Caractères">H</text:span><draw:frame draw:style-name="fr6" draw:name="Objet22" text:anchor-type="as-char" svg:y="-0.579cm" svg:width="0.563cm" svg:height="0.96cm" draw:z-index="851"><draw:object xlink:href="./Object 101" xlink:type="simple" xlink:show="embed" xlink:actuate="onLoad"/><draw:image xlink:href="./ObjectReplacements/Object 101" xlink:type="simple" xlink:show="embed" xlink:actuate="onLoad"/><svg:desc>formula</svg:desc></draw:frame></text:h>
        <text:h text:style-name="P129" text:outline-level="1"><text:span text:style-name="_5f_Caractères">N</text:span><draw:frame draw:style-name="fr6" draw:name="Objet29" text:anchor-type="as-char" svg:y="-0.579cm" svg:width="0.563cm" svg:height="0.96cm" draw:z-index="852"><draw:object xlink:href="./Object 102" xlink:type="simple" xlink:show="embed" xlink:actuate="onLoad"/><draw:image xlink:href="./ObjectReplacements/Object 102" xlink:type="simple" xlink:show="embed" xlink:actuate="onLoad"/><svg:desc>formula</svg:desc></draw:frame></text:h>
        <text:h text:style-name="P129" text:outline-level="1"><text:span text:style-name="_5f_Caractères">K</text:span><draw:frame draw:style-name="fr6" draw:name="Objet27" text:anchor-type="as-char" svg:y="-0.579cm" svg:width="0.563cm" svg:height="0.96cm" draw:z-index="853"><draw:object xlink:href="./Object 103" xlink:type="simple" xlink:show="embed" xlink:actuate="onLoad"/><draw:image xlink:href="./ObjectReplacements/Object 103" xlink:type="simple" xlink:show="embed" xlink:actuate="onLoad"/><svg:desc>formula</svg:desc></draw:frame></text:h>
        <text:h text:style-name="P129" text:outline-level="1"><text:span text:style-name="_5f_Caractères">L</text:span><draw:frame draw:style-name="fr6" draw:name="Objet28" text:anchor-type="as-char" svg:y="-0.579cm" svg:width="0.563cm" svg:height="0.96cm" draw:z-index="854"><draw:object xlink:href="./Object 104" xlink:type="simple" xlink:show="embed" xlink:actuate="onLoad"/><draw:image xlink:href="./ObjectReplacements/Object 104" xlink:type="simple" xlink:show="embed" xlink:actuate="onLoad"/><svg:desc>formula</svg:desc></draw:frame></text:h>
        <text:h text:style-name="P129" text:outline-level="1"><text:span text:style-name="_5f_Caractères">M</text:span><draw:frame draw:style-name="fr6" draw:name="Objet30" text:anchor-type="as-char" svg:y="-0.579cm" svg:width="0.563cm" svg:height="0.96cm" draw:z-index="855"><draw:object xlink:href="./Object 105" xlink:type="simple" xlink:show="embed" xlink:actuate="onLoad"/><draw:image xlink:href="./ObjectReplacements/Object 105" xlink:type="simple" xlink:show="embed" xlink:actuate="onLoad"/><svg:desc>formula</svg:desc></draw:frame></text:h>
        <text:h text:style-name="P129" text:outline-level="1"/>
      </text:section>
      <text:h text:style-name="P129" text:outline-level="1"/>
      <text:list xml:id="list170239481097721" text:continue-numbering="true" text:style-name="_5f_Numérotation_20_des_20_exercices">
        <text:list-item>
          <text:list>
            <text:list-header>
              <text:p text:style-name="P131"/>
              <text:p text:style-name="P131"/>
            </text:list-header>
            <text:list-item>
              <text:p text:style-name="P131"><text:span text:style-name="_5f_Caractères">Que constates-tu ?</text:span></text:p>
            </text:list-item>
          </text:list>
        </text:list-item>
      </text:list>
      <text:h text:style-name="_5f_Paragraphe" text:outline-level="1"><text:span text:style-name="_5f_Caractères_5f_correction">Les points G et K ont la même abscisse : </text:span><text:span text:style-name="_5f_Caractères_5f_correction"><draw:frame draw:style-name="fr5" draw:name="Objet14" text:anchor-type="as-char" svg:y="-0.534cm" svg:width="1.242cm" svg:height="0.87cm" draw:z-index="867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h>
      <text:h text:style-name="_5f_Paragraphe" text:outline-level="1"><text:span text:style-name="_5f_Caractères_5f_correction">Les points N et M ont la même abscisse : </text:span><text:span text:style-name="_5f_Caractères_5f_correction"><draw:frame draw:style-name="fr5" draw:name="Objet15" text:anchor-type="as-char" svg:y="-0.534cm" svg:width="1.018cm" svg:height="0.87cm" draw:z-index="868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2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2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2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2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_5f_Exo" style:display-name="Num_Exo" text:consecutive-numbering="true">
      <text:list-level-style-number text:level="1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20_style" style:num-format="1">
        <style:list-level-properties text:min-label-distance="0.25cm" fo:text-align="center"/>
      </text:list-level-style-number>
      <text:list-level-style-number text:level="2" text:style-name="Character_20_style" style:num-suffix="." style:num-format="a">
        <style:list-level-properties text:min-label-distance="0.15cm" fo:text-align="end"/>
      </text:list-level-style-number>
      <text:list-level-style-bullet text:level="3" text:style-name="Character_20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20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20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20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20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20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20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20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20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2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2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2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2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2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2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2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2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2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2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2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2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2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2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2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2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2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2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2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2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2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2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2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2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2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2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2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2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2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2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2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2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2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2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2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2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2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2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2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2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2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2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2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2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2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2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2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2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2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2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2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2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2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2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2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2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2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2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2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2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2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2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2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2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2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2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2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2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2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2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2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2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2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2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2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2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2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2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832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307"><draw:text-box fo:min-height="0.499cm" fo:min-width="7.096cm"><draw:frame draw:style-name="Mfr2" draw:name="Frame811111121" text:anchor-type="frame" svg:x="0.45cm" svg:y="0.079cm" svg:width="0.817cm" draw:z-index="482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488"><draw:text-box fo:min-height="0.499cm" fo:min-width="3cm"><draw:frame draw:style-name="Mfr2" draw:name="Frame61111112" text:anchor-type="frame" svg:x="0.45cm" svg:y="0.079cm" svg:width="0.817cm" draw:z-index="487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9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440"><draw:text-box fo:min-height="0.499cm" fo:min-width="3cm"><draw:frame draw:style-name="Mfr2" draw:name="Frame1011112" text:anchor-type="frame" svg:x="0.45cm" svg:y="0.079cm" svg:width="0.817cm" draw:z-index="45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30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31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82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467"><draw:text-box fo:min-height="0.499cm" fo:min-width="3cm"><draw:frame draw:style-name="Mfr2" draw:name="Frame611111112" text:anchor-type="frame" svg:x="0.45cm" svg:y="0.079cm" svg:width="0.817cm" draw:z-index="46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438"><draw:text-box fo:min-height="0.499cm" fo:min-width="3cm"><draw:frame draw:style-name="Mfr2" draw:name="Frame81" text:anchor-type="frame" svg:x="0.45cm" svg:y="0.079cm" svg:width="0.817cm" draw:z-index="446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82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82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483"><draw:text-box fo:min-height="0.499cm" fo:min-width="7.096cm"><draw:frame draw:style-name="Mfr2" draw:name="Frame81111112" text:anchor-type="frame" svg:x="0.45cm" svg:y="0.079cm" svg:width="0.817cm" draw:z-index="477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350"><draw:text-box fo:min-height="0.499cm" fo:min-width="7.096cm"><draw:frame draw:style-name="Mfr2" draw:name="Frame71111112" text:anchor-type="frame" svg:x="0.45cm" svg:y="0.079cm" svg:width="0.817cm" draw:z-index="351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356"><draw:text-box fo:min-height="0.499cm" fo:min-width="7.096cm"><draw:frame draw:style-name="Mfr2" draw:name="Frame41111111121" text:anchor-type="frame" svg:x="0.45cm" svg:y="0.079cm" svg:width="0.817cm" draw:z-index="359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82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364"><draw:text-box fo:min-height="0.499cm" fo:min-width="3cm"><draw:frame draw:style-name="Mfr2" draw:name="Frame263" text:anchor-type="frame" svg:x="0.45cm" svg:y="0.079cm" svg:width="0.817cm" draw:z-index="36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4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372"><draw:text-box fo:min-height="0.499cm" fo:min-width="3cm"><draw:frame draw:style-name="Mfr2" draw:name="Frame101112" text:anchor-type="frame" svg:x="0.45cm" svg:y="0.079cm" svg:width="0.817cm" draw:z-index="375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82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82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321"><draw:text-box fo:min-height="0.499cm" fo:min-width="7.096cm"><draw:frame draw:style-name="Mfr2" draw:name="Frame6111112" text:anchor-type="frame" svg:x="0.45cm" svg:y="0.079cm" svg:width="0.817cm" draw:z-index="322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326"><draw:text-box fo:min-height="0.499cm" fo:min-width="7.096cm"><draw:frame draw:style-name="Mfr2" draw:name="Frame265" text:anchor-type="frame" svg:x="0.45cm" svg:y="0.079cm" svg:width="0.817cm" draw:z-index="329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316"><draw:text-box fo:min-height="0.499cm" fo:min-width="7.096cm"><draw:frame draw:style-name="Mfr2" draw:name="Frame411111112" text:anchor-type="frame" svg:x="0.45cm" svg:y="0.079cm" svg:width="0.817cm" draw:z-index="335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338"><draw:text-box fo:min-height="0.499cm" fo:min-width="3cm"><draw:frame draw:style-name="Mfr2" draw:name="Frame21111112" text:anchor-type="frame" svg:x="0.45cm" svg:y="0.079cm" svg:width="0.817cm" draw:z-index="33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1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340"><draw:text-box fo:min-height="0.499cm" fo:min-width="3cm"><draw:frame draw:style-name="Mfr2" draw:name="Frame10112" text:anchor-type="frame" svg:x="0.45cm" svg:y="0.079cm" svg:width="0.817cm" draw:z-index="343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2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2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81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81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346"><draw:text-box fo:min-height="0.499cm" fo:min-width="7.096cm"><draw:frame draw:style-name="Mfr2" draw:name="Frame267" text:anchor-type="frame" svg:x="0.45cm" svg:y="0.079cm" svg:width="0.817cm" draw:z-index="412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413"><draw:text-box fo:min-height="0.499cm" fo:min-width="7.096cm"><draw:frame draw:style-name="Mfr2" draw:name="Frame269" text:anchor-type="frame" svg:x="0.45cm" svg:y="0.079cm" svg:width="0.817cm" draw:z-index="414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415"><draw:text-box fo:min-height="0.499cm" fo:min-width="7.096cm"><draw:frame draw:style-name="Mfr2" draw:name="Frame41111112" text:anchor-type="frame" svg:x="0.45cm" svg:y="0.079cm" svg:width="0.817cm" draw:z-index="418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813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815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408"><draw:text-box fo:min-height="0.499cm" fo:min-width="7.096cm"><draw:frame draw:style-name="Mfr2" draw:name="Frame1810" text:anchor-type="frame" svg:x="0.45cm" svg:y="0.079cm" svg:width="0.817cm" draw:z-index="424"><draw:text-box fo:min-height="0.355cm"><text:p text:style-name="MP3"><draw:g text:anchor-type="paragraph" draw:z-index="814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427"><draw:text-box fo:min-height="0.499cm" fo:min-width="7.096cm"><draw:frame draw:style-name="Mfr2" draw:name="Frame187" text:anchor-type="frame" svg:x="0.45cm" svg:y="0.079cm" svg:width="0.817cm" draw:z-index="430"><draw:text-box fo:min-height="0.355cm"><text:p text:style-name="MP3"><draw:g text:anchor-type="paragraph" draw:z-index="816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433"><draw:text-box fo:min-height="0.499cm" fo:min-width="3cm"><draw:frame draw:style-name="Mfr2" draw:name="Frame2211" text:anchor-type="frame" svg:x="0.45cm" svg:y="0.079cm" svg:width="0.817cm" draw:z-index="43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10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378"><draw:text-box fo:min-height="0.499cm" fo:min-width="3cm"><draw:frame draw:style-name="Mfr2" draw:name="Frame1021" text:anchor-type="frame" svg:x="0.45cm" svg:y="0.079cm" svg:width="0.817cm" draw:z-index="38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1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2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382"><draw:text-box fo:min-height="0.499cm" fo:min-width="3cm"><draw:frame draw:style-name="Mfr2" draw:name="Frame351" text:anchor-type="frame" svg:x="0.45cm" svg:y="0.079cm" svg:width="0.817cm" draw:z-index="38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7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386"><draw:text-box fo:min-height="0.499cm" fo:min-width="3cm"><draw:frame draw:style-name="Mfr2" draw:name="Frame226" text:anchor-type="frame" svg:x="0.45cm" svg:y="0.079cm" svg:width="0.817cm" draw:z-index="39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8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9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80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20_style"><text:span text:style-name="MT26">×</text:span></text:span><text:span text:style-name="MT27"> 10, 100, 1000</text:span></text:p>
      </style:header>
      <style:header-left>
        <text:p text:style-name="MP12"><draw:line text:anchor-type="paragraph" draw:z-index="806" draw:name="Shape3_6" draw:style-name="Mgr5" draw:text-style-name="MP1" svg:x1="17.597cm" svg:y1="0.383cm" svg:x2="19.595cm" svg:y2="0.383cm"><text:p/></draw:line><text:span text:style-name="MT21">Nombres entiers et décimaux : </text:span><text:span text:style-name="Character_20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804"><draw:text-box fo:min-height="0.499cm" fo:min-width="7.096cm"><draw:frame draw:style-name="Mfr2" draw:name="Frame2610" text:anchor-type="frame" svg:x="0.45cm" svg:y="0.079cm" svg:width="0.817cm" draw:z-index="805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20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392"><draw:text-box fo:min-height="0.499cm" fo:min-width="3cm"><draw:frame draw:style-name="Mfr2" draw:name="Frame92" text:anchor-type="frame" svg:x="0.45cm" svg:y="0.079cm" svg:width="0.817cm" draw:z-index="397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0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400"><draw:text-box fo:min-height="0.499cm" fo:min-width="3cm"><draw:frame draw:style-name="Mfr2" draw:name="Frame1351" text:anchor-type="frame" svg:x="0.45cm" svg:y="0.079cm" svg:width="0.817cm" draw:z-index="40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1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02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79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79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79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407"><draw:text-box fo:min-height="0.499cm" fo:min-width="7.096cm"><text:p text:style-name="Footer"><text:span text:style-name="MT29">N</text:span>ombres entiers et décimaux : numération</text:p></draw:text-box></draw:frame><draw:g text:anchor-type="paragraph" draw:z-index="79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406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405"><draw:text-box fo:min-height="0.499cm" fo:min-width="3cm"><draw:frame draw:style-name="Mfr2" draw:name="Frame541" text:anchor-type="frame" svg:x="0.45cm" svg:y="0.079cm" svg:width="0.817cm" draw:z-index="40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403"><draw:text-box fo:min-height="0.499cm" fo:min-width="3cm"><draw:frame draw:style-name="Mfr2" draw:name="Frame2111111111" text:anchor-type="frame" svg:x="0.45cm" svg:y="0.079cm" svg:width="0.817cm" draw:z-index="40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790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792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399"><draw:text-box fo:min-height="0.499cm" fo:min-width="7.096cm"><draw:frame draw:style-name="Mfr2" draw:name="Frame141" text:anchor-type="frame" svg:x="0.45cm" svg:y="0.079cm" svg:width="0.817cm" draw:z-index="398"><draw:text-box fo:min-height="0.355cm"><text:p text:style-name="MP3"><draw:g text:anchor-type="paragraph" draw:z-index="79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396"><draw:text-box fo:min-height="0.499cm" fo:min-width="3cm"><draw:frame draw:style-name="Mfr2" draw:name="Frame57" text:anchor-type="frame" svg:x="0.45cm" svg:y="0.079cm" svg:width="0.817cm" draw:z-index="395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394"><draw:text-box fo:min-height="0.499cm" fo:min-width="3cm"><draw:frame draw:style-name="Mfr2" draw:name="Frame63" text:anchor-type="frame" svg:x="0.45cm" svg:y="0.079cm" svg:width="0.817cm" draw:z-index="37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8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89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78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8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78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8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390"><draw:text-box fo:min-height="0.499cm" fo:min-width="7.096cm"><draw:frame draw:style-name="Mfr2" draw:name="Frame56" text:anchor-type="frame" svg:x="0.45cm" svg:y="0.079cm" svg:width="0.817cm" draw:z-index="389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388"><draw:text-box fo:min-height="0.499cm" fo:min-width="3cm"><draw:frame draw:style-name="Mfr2" draw:name="Frame65" text:anchor-type="frame" svg:x="0.45cm" svg:y="0.079cm" svg:width="0.817cm" draw:z-index="387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385"><draw:text-box fo:min-height="0.499cm" fo:min-width="3cm"><draw:frame draw:style-name="Mfr2" draw:name="Frame82" text:anchor-type="frame" svg:x="0.45cm" svg:y="0.079cm" svg:width="0.817cm" draw:z-index="38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8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77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7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77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7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380"><draw:text-box fo:min-height="0.499cm" fo:min-width="7.096cm"><draw:frame draw:style-name="Mfr2" draw:name="Frame60" text:anchor-type="frame" svg:x="0.45cm" svg:y="0.079cm" svg:width="0.817cm" draw:z-index="379"><draw:text-box fo:min-height="0.355cm"><text:p text:style-name="MP3"><draw:g text:anchor-type="paragraph" draw:z-index="777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393"><draw:text-box fo:min-height="0.499cm" fo:min-width="3cm"><draw:frame draw:style-name="Mfr2" draw:name="Frame69" text:anchor-type="frame" svg:x="0.45cm" svg:y="0.079cm" svg:width="0.817cm" draw:z-index="437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436"><draw:text-box fo:min-height="0.499cm" fo:min-width="3cm"><draw:frame draw:style-name="Mfr2" draw:name="Frame278" text:anchor-type="frame" svg:x="0.45cm" svg:y="0.079cm" svg:width="0.817cm" draw:z-index="43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7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7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76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77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431"><draw:text-box fo:min-height="0.499cm" fo:min-width="7.096cm"><draw:frame draw:style-name="Mfr2" draw:name="Frame229" text:anchor-type="frame" svg:x="0.45cm" svg:y="0.079cm" svg:width="0.817cm" draw:z-index="432"><draw:text-box fo:min-height="0.355cm"><text:p text:style-name="MP3"><draw:g text:anchor-type="paragraph" draw:z-index="77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429"><draw:text-box fo:min-height="0.499cm" fo:min-width="3cm"><draw:frame draw:style-name="Mfr2" draw:name="Frame74" text:anchor-type="frame" svg:x="0.45cm" svg:y="0.079cm" svg:width="0.817cm" draw:z-index="428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66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426"><draw:text-box fo:min-height="0.499cm" fo:min-width="3cm"><draw:frame draw:style-name="Mfr2" draw:name="Frame381" text:anchor-type="frame" svg:x="0.45cm" svg:y="0.079cm" svg:width="0.817cm" draw:z-index="42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7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68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76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76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422"><draw:text-box fo:min-height="0.499cm" fo:min-width="7.096cm"><draw:frame draw:style-name="Mfr2" draw:name="Frame2301" text:anchor-type="frame" svg:x="0.45cm" svg:y="0.079cm" svg:width="0.817cm" draw:z-index="421"><draw:text-box fo:min-height="0.355cm"><text:p text:style-name="MP3"><draw:g text:anchor-type="paragraph" draw:z-index="76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420"><draw:text-box fo:min-height="0.499cm" fo:min-width="3cm"><draw:frame draw:style-name="Mfr2" draw:name="Frame78" text:anchor-type="frame" svg:x="0.45cm" svg:y="0.079cm" svg:width="0.817cm" draw:z-index="41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60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417"><draw:text-box fo:min-height="0.499cm" fo:min-width="3cm"><draw:frame draw:style-name="Mfr2" draw:name="Frame391" text:anchor-type="frame" svg:x="0.45cm" svg:y="0.079cm" svg:width="0.817cm" draw:z-index="41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1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62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755" draw:name="Shape1_1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756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758" draw:name="Shape1_8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75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411"><draw:text-box fo:min-height="0.499cm" fo:min-width="5.099cm"><draw:frame draw:style-name="Mfr2" draw:name="Frame231" text:anchor-type="frame" svg:x="0.45cm" svg:y="0.079cm" svg:width="0.817cm" draw:z-index="410"><draw:text-box fo:min-height="0.355cm"><text:p text:style-name="MP3"><draw:g text:anchor-type="paragraph" draw:z-index="75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409"><draw:text-box fo:min-height="0.499cm" fo:min-width="3cm"><draw:frame draw:style-name="Mfr2" draw:name="Frame84" text:anchor-type="frame" svg:x="0.45cm" svg:y="0.079cm" svg:width="0.817cm" draw:z-index="36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2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345"><draw:text-box fo:min-height="0.499cm" fo:min-width="3cm"><draw:frame draw:style-name="Mfr2" draw:name="Frame611111111" text:anchor-type="frame" svg:x="0.45cm" svg:y="0.079cm" svg:width="0.817cm" draw:z-index="34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3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4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74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75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342"><draw:text-box fo:min-height="0.499cm" fo:min-width="7.096cm"><draw:frame draw:style-name="Mfr2" draw:name="Frame49" text:anchor-type="frame" svg:x="0.45cm" svg:y="0.079cm" svg:width="0.817cm" draw:z-index="341"><draw:text-box fo:min-height="0.355cm"><text:p text:style-name="MP3"><draw:g text:anchor-type="paragraph" draw:z-index="751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744" draw:name="Shape3_12" draw:style-name="Mgr5" draw:text-style-name="MP1" svg:x1="10.308cm" svg:y1="0.388cm" svg:x2="20.496cm" svg:y2="0.36cm"><text:p/></draw:line><draw:path text:anchor-type="paragraph" draw:z-index="74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747" draw:name="Shape3_27" draw:style-name="Mgr5" draw:text-style-name="MP1" svg:x1="10.308cm" svg:y1="0.388cm" svg:x2="20.496cm" svg:y2="0.36cm"><text:p/></draw:line><draw:path text:anchor-type="paragraph" draw:z-index="74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337"><draw:text-box fo:min-height="0.499cm" fo:min-width="7.096cm"><draw:frame draw:style-name="Mfr2" draw:name="Frame232" text:anchor-type="frame" svg:x="0.45cm" svg:y="0.079cm" svg:width="0.817cm" draw:z-index="336"><draw:text-box fo:min-height="0.355cm"><text:p text:style-name="MP3"><draw:g text:anchor-type="paragraph" draw:z-index="746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334"><draw:text-box fo:min-height="0.499cm" fo:min-width="3cm"><draw:frame draw:style-name="Mfr2" draw:name="Frame881" text:anchor-type="frame" svg:x="0.45cm" svg:y="0.079cm" svg:width="0.817cm" draw:z-index="33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1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331"><draw:text-box fo:min-height="0.499cm" fo:min-width="3cm"><draw:frame draw:style-name="Mfr2" draw:name="Frame80" text:anchor-type="frame" svg:x="0.45cm" svg:y="0.079cm" svg:width="0.817cm" draw:z-index="33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2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43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328"><draw:text-box fo:min-height="0.499cm" fo:min-width="7.096cm"><draw:frame draw:style-name="Mfr2" draw:name="Frame233" text:anchor-type="frame" svg:x="0.45cm" svg:y="0.079cm" svg:width="0.817cm" draw:z-index="327"><draw:text-box fo:min-height="0.355cm"><text:p text:style-name="MP3"><draw:g text:anchor-type="paragraph" draw:z-index="740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325"><draw:text-box fo:min-height="0.499cm" fo:min-width="3cm"><draw:frame draw:style-name="Mfr2" draw:name="Frame941" text:anchor-type="frame" svg:x="0.45cm" svg:y="0.079cm" svg:width="0.817cm" draw:z-index="32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7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323"><draw:text-box fo:min-height="0.499cm" fo:min-width="3cm"><draw:frame draw:style-name="Mfr2" draw:name="Frame861" text:anchor-type="frame" svg:x="0.45cm" svg:y="0.079cm" svg:width="0.817cm" draw:z-index="423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8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39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320"><draw:text-box fo:min-height="0.499cm" fo:min-width="7.096cm"><draw:frame draw:style-name="Mfr2" draw:name="Frame931" text:anchor-type="frame" svg:x="0.45cm" svg:y="0.079cm" svg:width="0.817cm" draw:z-index="319"><draw:text-box fo:min-height="0.355cm"><text:p text:style-name="MP3"><draw:g text:anchor-type="paragraph" draw:z-index="735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318"><draw:text-box fo:min-height="0.499cm" fo:min-width="7.096cm"><draw:frame draw:style-name="Mfr2" draw:name="Frame991" text:anchor-type="frame" svg:x="0.45cm" svg:y="0.079cm" svg:width="0.817cm" draw:z-index="317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736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332"><draw:text-box fo:min-height="0.499cm" fo:min-width="3cm"><draw:frame draw:style-name="Mfr2" draw:name="Frame971" text:anchor-type="frame" svg:x="0.45cm" svg:y="0.079cm" svg:width="0.817cm" draw:z-index="37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2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374"><draw:text-box fo:min-height="0.499cm" fo:min-width="3cm"><draw:frame draw:style-name="Mfr2" draw:name="Frame1051" text:anchor-type="frame" svg:x="0.45cm" svg:y="0.079cm" svg:width="0.817cm" draw:z-index="373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3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34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371"><draw:text-box fo:min-height="0.499cm" fo:min-width="7.096cm"><draw:frame draw:style-name="Mfr2" draw:name="Frame1031" text:anchor-type="frame" svg:x="0.45cm" svg:y="0.079cm" svg:width="0.817cm" draw:z-index="370"><draw:text-box fo:min-height="0.355cm"><text:p text:style-name="MP3"><draw:g text:anchor-type="paragraph" draw:z-index="730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368"><draw:text-box fo:min-height="0.499cm" fo:min-width="7.096cm"><draw:frame draw:style-name="Mfr2" draw:name="Frame1091" text:anchor-type="frame" svg:x="0.45cm" svg:y="0.079cm" svg:width="0.817cm" draw:z-index="367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731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366"><draw:text-box fo:min-height="0.499cm" fo:min-width="3cm"><draw:frame draw:style-name="Mfr2" draw:name="Frame1071" text:anchor-type="frame" svg:x="0.45cm" svg:y="0.079cm" svg:width="0.817cm" draw:z-index="365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72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363"><draw:text-box fo:min-height="0.499cm" fo:min-width="3cm"><draw:frame draw:style-name="Mfr2" draw:name="Frame1161" text:anchor-type="frame" svg:x="0.45cm" svg:y="0.079cm" svg:width="0.817cm" draw:z-index="347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72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361"><draw:text-box fo:min-height="0.499cm" fo:min-width="7.096cm"><draw:frame draw:style-name="Mfr2" draw:name="Frame1141" text:anchor-type="frame" svg:x="0.45cm" svg:y="0.079cm" svg:width="0.817cm" draw:z-index="360"><draw:text-box fo:min-height="0.355cm"><text:p text:style-name="MP3"><draw:g text:anchor-type="paragraph" draw:z-index="726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358"><draw:text-box fo:min-height="0.499cm" fo:min-width="7.096cm"><draw:frame draw:style-name="Mfr2" draw:name="Frame1201" text:anchor-type="frame" svg:x="0.45cm" svg:y="0.079cm" svg:width="0.817cm" draw:z-index="357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727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355"><draw:text-box fo:min-height="0.499cm" fo:min-width="3cm"><draw:frame draw:style-name="Mfr2" draw:name="Frame1181" text:anchor-type="frame" svg:x="0.45cm" svg:y="0.079cm" svg:width="0.817cm" draw:z-index="35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3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353"><draw:text-box fo:min-height="0.499cm" fo:min-width="3cm"><draw:frame draw:style-name="Mfr2" draw:name="Frame1241" text:anchor-type="frame" svg:x="0.45cm" svg:y="0.079cm" svg:width="0.817cm" draw:z-index="35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4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25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349"><draw:text-box fo:min-height="0.499cm" fo:min-width="7.096cm"><draw:frame draw:style-name="Mfr2" draw:name="Frame279" text:anchor-type="frame" svg:x="0.45cm" svg:y="0.079cm" svg:width="0.817cm" draw:z-index="348"><draw:text-box fo:min-height="0.355cm"><text:p text:style-name="MP3"><draw:g text:anchor-type="paragraph" draw:z-index="72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473"><draw:text-box fo:min-height="0.499cm" fo:min-width="3cm"><draw:frame draw:style-name="Mfr2" draw:name="Frame53" text:anchor-type="frame" svg:x="0.45cm" svg:y="0.079cm" svg:width="0.817cm" draw:z-index="47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478"><draw:text-box fo:min-height="0.499cm" fo:min-width="3cm"><draw:frame draw:style-name="Mfr2" draw:name="Frame55" text:anchor-type="frame" svg:x="0.45cm" svg:y="0.079cm" svg:width="0.817cm" draw:z-index="48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2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491"><draw:text-box fo:min-height="0.499cm" fo:min-width="7.096cm"><draw:frame draw:style-name="Mfr2" draw:name="Frame228" text:anchor-type="frame" svg:x="0.45cm" svg:y="0.079cm" svg:width="0.817cm" draw:z-index="486"><draw:text-box fo:min-height="0.355cm"><text:p text:style-name="MP3"><draw:g text:anchor-type="paragraph" draw:z-index="71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441"><draw:text-box fo:min-height="0.499cm" fo:min-width="7.096cm"><draw:frame draw:style-name="Mfr2" draw:name="Frame412" text:anchor-type="frame" svg:x="0.45cm" svg:y="0.079cm" svg:width="0.817cm" draw:z-index="442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71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447"><draw:text-box fo:min-height="0.499cm" fo:min-width="3cm"><draw:frame draw:style-name="Mfr2" draw:name="Frame234" text:anchor-type="frame" svg:x="0.45cm" svg:y="0.079cm" svg:width="0.817cm" draw:z-index="45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456"><draw:text-box fo:min-height="0.499cm" fo:min-width="3cm"><draw:frame draw:style-name="Mfr2" draw:name="Frame1012" text:anchor-type="frame" svg:x="0.45cm" svg:y="0.079cm" svg:width="0.817cm" draw:z-index="45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1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465"><draw:text-box fo:min-height="0.499cm" fo:min-width="3cm"><draw:frame draw:style-name="Mfr2" draw:name="Frame1271" text:anchor-type="frame" svg:x="0.45cm" svg:y="0.079cm" svg:width="0.817cm" draw:z-index="468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466"><draw:text-box fo:min-height="0.499cm" fo:min-width="3cm"><draw:frame draw:style-name="Mfr2" draw:name="Frame1011111" text:anchor-type="frame" svg:x="0.45cm" svg:y="0.079cm" svg:width="0.817cm" draw:z-index="46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1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462"><draw:text-box fo:min-height="0.499cm" fo:min-width="7.096cm"><draw:frame draw:style-name="Mfr2" draw:name="Frame1261" text:anchor-type="frame" svg:x="0.45cm" svg:y="0.079cm" svg:width="0.817cm" draw:z-index="461"><draw:text-box fo:min-height="0.355cm"><text:p text:style-name="MP3"><draw:g text:anchor-type="paragraph" draw:z-index="70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460"><draw:text-box fo:min-height="0.499cm" fo:min-width="7.096cm"><draw:frame draw:style-name="Mfr2" draw:name="Frame1321" text:anchor-type="frame" svg:x="0.45cm" svg:y="0.079cm" svg:width="0.817cm" draw:z-index="459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71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457"><draw:text-box fo:min-height="0.499cm" fo:min-width="3cm"><draw:frame draw:style-name="Mfr2" draw:name="Frame2510" text:anchor-type="frame" svg:x="0.45cm" svg:y="0.079cm" svg:width="0.817cm" draw:z-index="455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70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452"><draw:text-box fo:min-height="0.499cm" fo:min-width="3cm"><draw:frame draw:style-name="Mfr2" draw:name="Frame1341" text:anchor-type="frame" svg:x="0.45cm" svg:y="0.079cm" svg:width="0.817cm" draw:z-index="451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70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0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449"><draw:text-box fo:min-height="0.499cm" fo:min-width="7.096cm"><draw:frame draw:style-name="Mfr2" draw:name="Frame321" text:anchor-type="frame" svg:x="0.45cm" svg:y="0.079cm" svg:width="0.817cm" draw:z-index="448"><draw:text-box fo:min-height="0.355cm"><text:p text:style-name="MP3"><draw:g text:anchor-type="paragraph" draw:z-index="70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445"><draw:text-box fo:min-height="0.499cm" fo:min-width="3cm"><draw:frame draw:style-name="Mfr2" draw:name="Frame1381" text:anchor-type="frame" svg:x="0.45cm" svg:y="0.079cm" svg:width="0.817cm" draw:z-index="444"><draw:text-box fo:min-height="0.355cm"><text:p text:style-name="MP3"><draw:g text:anchor-type="paragraph" draw:z-index="70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443"><draw:text-box fo:min-height="0.499cm" fo:min-width="3cm"><draw:frame draw:style-name="Mfr2" draw:name="Frame271" text:anchor-type="frame" svg:x="0.45cm" svg:y="0.079cm" svg:width="0.817cm" draw:z-index="454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70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439"><draw:text-box fo:min-height="0.499cm" fo:min-width="3cm"><draw:frame draw:style-name="Mfr2" draw:name="Frame1401" text:anchor-type="frame" svg:x="0.45cm" svg:y="0.079cm" svg:width="0.817cm" draw:z-index="469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70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70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489"><draw:text-box fo:min-height="0.499cm" fo:min-width="7.096cm"><draw:frame draw:style-name="Mfr2" draw:name="Frame1431" text:anchor-type="frame" svg:x="0.45cm" svg:y="0.079cm" svg:width="0.817cm" draw:z-index="490"><draw:text-box fo:min-height="0.355cm"><text:p text:style-name="MP3"><draw:g text:anchor-type="paragraph" draw:z-index="69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485"><draw:text-box fo:min-height="0.499cm" fo:min-width="3cm"><draw:frame draw:style-name="Mfr2" draw:name="Frame280" text:anchor-type="frame" svg:x="0.45cm" svg:y="0.079cm" svg:width="0.817cm" draw:z-index="484"><draw:text-box fo:min-height="0.355cm"><text:p text:style-name="MP3"><draw:g text:anchor-type="paragraph" draw:z-index="70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696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698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480"><draw:text-box fo:min-height="0.499cm" fo:min-width="7.096cm"><draw:frame draw:style-name="Mfr2" draw:name="Frame223" text:anchor-type="frame" svg:x="0.45cm" svg:y="0.079cm" svg:width="0.817cm" draw:z-index="479"><draw:text-box fo:min-height="0.355cm"><text:p text:style-name="MP3"><draw:g text:anchor-type="paragraph" draw:z-index="697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476"><draw:text-box fo:min-height="0.499cm" fo:min-width="3cm"><draw:frame draw:style-name="Mfr2" draw:name="Frame33" text:anchor-type="frame" svg:x="0.45cm" svg:y="0.079cm" svg:width="0.817cm" draw:z-index="475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93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472"><draw:text-box fo:min-height="0.499cm" fo:min-width="3cm"><draw:frame draw:style-name="Mfr2" draw:name="Frame28" text:anchor-type="frame" svg:x="0.45cm" svg:y="0.079cm" svg:width="0.817cm" draw:z-index="47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94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95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470"><draw:text-box fo:min-height="0.499cm" fo:min-width="3cm"><draw:frame draw:style-name="Mfr2" draw:name="Frame1411" text:anchor-type="frame" svg:x="0.45cm" svg:y="0.079cm" svg:width="0.817cm" draw:z-index="10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691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101"><draw:text-box fo:min-height="0.499cm" fo:min-width="3cm"><draw:frame draw:style-name="Mfr2" draw:name="Frame821" text:anchor-type="frame" svg:x="0.45cm" svg:y="0.079cm" svg:width="0.817cm" draw:z-index="102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692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103"><draw:text-box fo:min-height="0.499cm" fo:min-width="7.096cm"><draw:frame draw:style-name="Mfr2" draw:name="Frame27" text:anchor-type="frame" svg:x="0.45cm" svg:y="0.079cm" svg:width="0.817cm" draw:z-index="104"><draw:text-box fo:min-height="0.355cm"><text:p text:style-name="MP3"><text:page-number text:select-page="current">0</text:page-number></text:p></draw:text-box></draw:frame><text:p text:style-name="MP52"><draw:g text:anchor-type="paragraph" draw:z-index="689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105"><draw:text-box fo:min-height="0.499cm" fo:min-width="3cm"><draw:frame draw:style-name="Mfr2" draw:name="Frame224" text:anchor-type="frame" svg:x="0.45cm" svg:y="0.079cm" svg:width="0.817cm" draw:z-index="106"><draw:text-box fo:min-height="0.355cm"><text:p text:style-name="MP3"><draw:g text:anchor-type="paragraph" draw:z-index="690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107"><draw:text-box fo:min-height="0.499cm" fo:min-width="3cm"><draw:frame draw:style-name="Mfr2" draw:name="Frame281" text:anchor-type="frame" svg:x="0.45cm" svg:y="0.079cm" svg:width="0.817cm" draw:z-index="108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687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99"><draw:text-box fo:min-height="0.499cm" fo:min-width="3cm"><draw:frame draw:style-name="Mfr2" draw:name="Frame811111111111" text:anchor-type="frame" svg:x="0.45cm" svg:y="0.079cm" svg:width="0.817cm" draw:z-index="11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688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111"><draw:text-box fo:min-height="0.499cm" fo:min-width="7.096cm"><draw:frame draw:style-name="Mfr2" draw:name="Frame1461" text:anchor-type="frame" svg:x="0.45cm" svg:y="0.079cm" svg:width="0.817cm" draw:z-index="112"><draw:text-box fo:min-height="0.355cm"><text:p text:style-name="MP3"><draw:g text:anchor-type="paragraph" draw:z-index="685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113"><draw:text-box fo:min-height="0.499cm" fo:min-width="3cm"><draw:frame draw:style-name="Mfr2" draw:name="Frame1501" text:anchor-type="frame" svg:x="0.45cm" svg:y="0.079cm" svg:width="0.817cm" draw:z-index="114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686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115"><draw:text-box fo:min-height="0.499cm" fo:min-width="3cm"><draw:frame draw:style-name="Mfr2" draw:name="Frame1521" text:anchor-type="frame" svg:x="0.45cm" svg:y="0.079cm" svg:width="0.817cm" draw:z-index="11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2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117"><draw:text-box fo:min-height="0.499cm" fo:min-width="3cm"><draw:frame draw:style-name="Mfr2" draw:name="Frame1541" text:anchor-type="frame" svg:x="0.45cm" svg:y="0.079cm" svg:width="0.817cm" draw:z-index="11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83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84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89"><draw:text-box fo:min-height="0.499cm" fo:min-width="7.096cm"><draw:frame draw:style-name="Mfr2" draw:name="Frame1561" text:anchor-type="frame" svg:x="0.45cm" svg:y="0.079cm" svg:width="0.817cm" draw:z-index="80"><draw:text-box fo:min-height="0.355cm"><text:p text:style-name="MP3"><draw:g text:anchor-type="paragraph" draw:z-index="679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81"><draw:text-box fo:min-height="0.499cm" fo:min-width="7.347cm"><draw:frame draw:style-name="Mfr2" draw:name="Frame1581" text:anchor-type="frame" svg:x="0.45cm" svg:y="0.079cm" svg:width="0.817cm" draw:z-index="82"><draw:text-box fo:min-height="0.355cm"><text:p text:style-name="MP3"><draw:g text:anchor-type="paragraph" draw:z-index="680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681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83"><draw:text-box fo:min-height="0.499cm" fo:min-width="3cm"><draw:frame draw:style-name="Mfr2" draw:name="Frame1621" text:anchor-type="frame" svg:x="0.45cm" svg:y="0.079cm" svg:width="0.817cm" draw:z-index="8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76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85"><draw:text-box fo:min-height="0.499cm" fo:min-width="3cm"><draw:frame draw:style-name="Mfr2" draw:name="Frame182" text:anchor-type="frame" svg:x="0.45cm" svg:y="0.079cm" svg:width="0.817cm" draw:z-index="8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77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78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673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675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87"><draw:text-box fo:min-height="0.499cm" fo:min-width="7.096cm"><draw:frame draw:style-name="Mfr2" draw:name="Frame1601" text:anchor-type="frame" svg:x="0.45cm" svg:y="0.079cm" svg:width="0.817cm" draw:z-index="88"><draw:text-box fo:min-height="0.355cm"><text:p text:style-name="MP3"><draw:g text:anchor-type="paragraph" draw:z-index="674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79"><draw:text-box fo:min-height="0.499cm" fo:min-width="3cm"><draw:frame draw:style-name="Mfr2" draw:name="Frame1910" text:anchor-type="frame" svg:x="0.45cm" svg:y="0.079cm" svg:width="0.817cm" draw:z-index="9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70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91"><draw:text-box fo:min-height="0.499cm" fo:min-width="3cm"><draw:frame draw:style-name="Mfr2" draw:name="Frame1661" text:anchor-type="frame" svg:x="0.45cm" svg:y="0.079cm" svg:width="0.817cm" draw:z-index="9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71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72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667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669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93"><draw:text-box fo:min-height="0.499cm" fo:min-width="7.096cm"><draw:frame draw:style-name="Mfr2" draw:name="Frame371" text:anchor-type="frame" svg:x="0.45cm" svg:y="0.079cm" svg:width="0.817cm" draw:z-index="94"><draw:text-box fo:min-height="0.355cm"><text:p text:style-name="MP3"><draw:g text:anchor-type="paragraph" draw:z-index="668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95"><draw:text-box fo:min-height="0.499cm" fo:min-width="3cm"><draw:frame draw:style-name="Mfr2" draw:name="Frame1681" text:anchor-type="frame" svg:x="0.45cm" svg:y="0.079cm" svg:width="0.817cm" draw:z-index="9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6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97"><draw:text-box fo:min-height="0.499cm" fo:min-width="3cm"><draw:frame draw:style-name="Mfr2" draw:name="Frame191" text:anchor-type="frame" svg:x="0.45cm" svg:y="0.079cm" svg:width="0.817cm" draw:z-index="9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6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6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109"><draw:text-box fo:min-height="0.499cm" fo:min-width="7.096cm"><draw:frame draw:style-name="Mfr2" draw:name="Frame1701" text:anchor-type="frame" svg:x="0.45cm" svg:y="0.079cm" svg:width="0.817cm" draw:z-index="140"><draw:text-box fo:min-height="0.355cm"><text:p text:style-name="MP3"><draw:g text:anchor-type="paragraph" draw:z-index="662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141"><draw:text-box fo:min-height="0.499cm" fo:min-width="7.096cm"><draw:frame draw:style-name="Mfr2" draw:name="Frame1721" text:anchor-type="frame" svg:x="0.45cm" svg:y="0.079cm" svg:width="0.817cm" draw:z-index="142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663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143"><draw:text-box fo:min-height="0.499cm" fo:min-width="3cm"><draw:frame draw:style-name="Mfr2" draw:name="Frame491" text:anchor-type="frame" svg:x="0.45cm" svg:y="0.079cm" svg:width="0.817cm" draw:z-index="144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66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145"><draw:text-box fo:min-height="0.499cm" fo:min-width="7.096cm"><draw:frame draw:style-name="Mfr2" draw:name="Frame46" text:anchor-type="frame" svg:x="0.45cm" svg:y="0.079cm" svg:width="0.817cm" draw:z-index="146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65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147"><draw:text-box fo:min-height="0.499cm" fo:min-width="7.096cm"><draw:frame draw:style-name="Mfr2" draw:name="Frame220" text:anchor-type="frame" svg:x="0.45cm" svg:y="0.079cm" svg:width="0.817cm" draw:z-index="148"><draw:text-box fo:min-height="0.355cm"><text:p text:style-name="MP3"><draw:g text:anchor-type="paragraph" draw:z-index="65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66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139"><draw:text-box fo:min-height="0.499cm" fo:min-width="3cm"><draw:frame draw:style-name="Mfr2" draw:name="Frame431" text:anchor-type="frame" svg:x="0.45cm" svg:y="0.079cm" svg:width="0.817cm" draw:z-index="15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65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151"><draw:text-box fo:min-height="0.499cm" fo:min-width="3cm"><draw:frame draw:style-name="Mfr2" draw:name="Frame91111111" text:anchor-type="frame" svg:x="0.45cm" svg:y="0.079cm" svg:width="0.817cm" draw:z-index="15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5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5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153"><draw:text-box fo:min-height="0.499cm" fo:min-width="3cm"><draw:frame draw:style-name="Mfr2" draw:name="Frame451" text:anchor-type="frame" svg:x="0.45cm" svg:y="0.079cm" svg:width="0.817cm" draw:z-index="154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65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155"><draw:text-box fo:min-height="0.499cm" fo:min-width="3cm"><draw:frame draw:style-name="Mfr2" draw:name="Frame176" text:anchor-type="frame" svg:x="0.45cm" svg:y="0.079cm" svg:width="0.817cm" draw:z-index="15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5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5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157"><draw:text-box fo:min-height="0.499cm" fo:min-width="3cm"><draw:frame draw:style-name="Mfr2" draw:name="Frame1741" text:anchor-type="frame" svg:x="0.45cm" svg:y="0.079cm" svg:width="0.817cm" draw:z-index="129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64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65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120"><draw:text-box fo:min-height="0.499cm" fo:min-width="7.096cm"><draw:frame draw:style-name="Mfr2" draw:name="Frame180" text:anchor-type="frame" svg:x="0.45cm" svg:y="0.079cm" svg:width="0.817cm" draw:z-index="121"><draw:text-box fo:min-height="0.355cm"><text:p text:style-name="MP3"><draw:g text:anchor-type="paragraph" draw:z-index="65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122"><draw:text-box fo:min-height="0.499cm" fo:min-width="3cm"><draw:frame draw:style-name="Mfr2" draw:name="Frame186" text:anchor-type="frame" svg:x="0.45cm" svg:y="0.079cm" svg:width="0.817cm" draw:z-index="123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64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124"><draw:text-box fo:min-height="0.499cm" fo:min-width="3cm"><draw:frame draw:style-name="Mfr2" draw:name="Frame184" text:anchor-type="frame" svg:x="0.45cm" svg:y="0.079cm" svg:width="0.817cm" draw:z-index="12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4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126"><draw:text-box fo:min-height="0.499cm" fo:min-width="3cm"><draw:frame draw:style-name="Mfr2" draw:name="Frame205" text:anchor-type="frame" svg:x="0.45cm" svg:y="0.079cm" svg:width="0.817cm" draw:z-index="127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64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128"><draw:text-box fo:min-height="0.499cm" fo:min-width="3cm"><draw:frame draw:style-name="Mfr2" draw:name="Frame1781" text:anchor-type="frame" svg:x="0.45cm" svg:y="0.079cm" svg:width="0.817cm" draw:z-index="119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64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130"><draw:text-box fo:min-height="0.499cm" fo:min-width="3cm"><draw:frame draw:style-name="Mfr2" draw:name="Frame190" text:anchor-type="frame" svg:x="0.45cm" svg:y="0.079cm" svg:width="0.817cm" draw:z-index="13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4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132"><draw:text-box fo:min-height="0.499cm" fo:min-width="3cm"><draw:frame draw:style-name="Mfr2" draw:name="Frame1881" text:anchor-type="frame" svg:x="0.45cm" svg:y="0.079cm" svg:width="0.817cm" draw:z-index="133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64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134"><draw:text-box fo:min-height="0.499cm" fo:min-width="7.096cm"><draw:frame draw:style-name="Mfr2" draw:name="Frame194" text:anchor-type="frame" svg:x="0.45cm" svg:y="0.079cm" svg:width="0.817cm" draw:z-index="135"><draw:text-box fo:min-height="0.355cm"><text:p text:style-name="MP3"><draw:g text:anchor-type="paragraph" draw:z-index="64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136"><draw:text-box fo:min-height="0.499cm" fo:min-width="3cm"><draw:frame draw:style-name="Mfr2" draw:name="Frame1921" text:anchor-type="frame" svg:x="0.45cm" svg:y="0.079cm" svg:width="0.817cm" draw:z-index="137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63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138"><draw:text-box fo:min-height="0.499cm" fo:min-width="3cm"><draw:frame draw:style-name="Mfr2" draw:name="Frame198" text:anchor-type="frame" svg:x="0.45cm" svg:y="0.079cm" svg:width="0.817cm" draw:z-index="7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3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3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21"><draw:text-box fo:min-height="0.499cm" fo:min-width="3cm"><draw:frame draw:style-name="Mfr2" draw:name="Frame1961" text:anchor-type="frame" svg:x="0.45cm" svg:y="0.079cm" svg:width="0.817cm" draw:z-index="22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63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23"><draw:text-box fo:min-height="0.499cm" fo:min-width="7.096cm"><draw:frame draw:style-name="Mfr2" draw:name="Frame201" text:anchor-type="frame" svg:x="0.45cm" svg:y="0.079cm" svg:width="0.817cm" draw:z-index="24"><draw:text-box fo:min-height="0.355cm"><text:p text:style-name="MP3"><draw:g text:anchor-type="paragraph" draw:z-index="63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25"><draw:text-box fo:min-height="0.499cm" fo:min-width="3cm"><draw:frame draw:style-name="Mfr2" draw:name="Frame1991" text:anchor-type="frame" svg:x="0.45cm" svg:y="0.079cm" svg:width="0.817cm" draw:z-index="26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63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27"><draw:text-box fo:min-height="0.499cm" fo:min-width="3cm"><draw:frame draw:style-name="Mfr2" draw:name="Frame1291" text:anchor-type="frame" svg:x="0.45cm" svg:y="0.079cm" svg:width="0.817cm" draw:z-index="2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3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3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29"><draw:text-box fo:min-height="0.499cm" fo:min-width="3cm"><draw:frame draw:style-name="Mfr2" draw:name="Frame41111111111111" text:anchor-type="frame" svg:x="0.45cm" svg:y="0.079cm" svg:width="0.817cm" draw:z-index="2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63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31"><draw:text-box fo:min-height="0.499cm" fo:min-width="3cm"><draw:frame draw:style-name="Mfr2" draw:name="Frame2031" text:anchor-type="frame" svg:x="0.45cm" svg:y="0.079cm" svg:width="0.817cm" draw:z-index="32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62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33"><draw:text-box fo:min-height="0.499cm" fo:min-width="3cm"><draw:frame draw:style-name="Mfr2" draw:name="Frame1361" text:anchor-type="frame" svg:x="0.45cm" svg:y="0.079cm" svg:width="0.817cm" draw:z-index="34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63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35"><draw:text-box fo:min-height="0.499cm" fo:min-width="3cm"><draw:frame draw:style-name="Mfr2" draw:name="Frame4111111111111" text:anchor-type="frame" svg:x="0.45cm" svg:y="0.079cm" svg:width="0.817cm" draw:z-index="36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62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37"><draw:text-box fo:min-height="0.499cm" fo:min-width="7.096cm"><draw:frame draw:style-name="Mfr2" draw:name="Frame4111111112" text:anchor-type="frame" svg:x="0.45cm" svg:y="0.079cm" svg:width="0.817cm" draw:z-index="38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62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39"><draw:text-box fo:min-height="0.499cm" fo:min-width="3cm"><draw:frame draw:style-name="Mfr2" draw:name="Frame1481" text:anchor-type="frame" svg:x="0.45cm" svg:y="0.079cm" svg:width="0.817cm" draw:z-index="1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2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1"><draw:text-box fo:min-height="0.499cm" fo:min-width="3cm"><draw:frame draw:style-name="Mfr2" draw:name="Frame235" text:anchor-type="frame" svg:x="0.45cm" svg:y="0.079cm" svg:width="0.817cm" draw:z-index="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2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3"><draw:text-box fo:min-height="0.499cm" fo:min-width="7.096cm"><draw:frame draw:style-name="Mfr2" draw:name="Frame237" text:anchor-type="frame" svg:x="0.45cm" svg:y="0.079cm" svg:width="0.817cm" draw:z-index="4"><draw:text-box fo:min-height="0.355cm"><text:p text:style-name="MP3"><draw:g text:anchor-type="paragraph" draw:z-index="62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5"><draw:text-box fo:min-height="0.499cm" fo:min-width="7.096cm"><draw:frame draw:style-name="Mfr2" draw:name="Frame314" text:anchor-type="frame" svg:x="0.45cm" svg:y="0.079cm" svg:width="0.817cm" draw:z-index="6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62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7"><draw:text-box fo:min-height="0.499cm" fo:min-width="3cm"><draw:frame draw:style-name="Mfr2" draw:name="Frame2881" text:anchor-type="frame" svg:x="0.45cm" svg:y="0.079cm" svg:width="0.817cm" draw:z-index="8"><draw:text-box fo:min-height="0.355cm"><text:p text:style-name="MP3"><draw:g text:anchor-type="paragraph" draw:z-index="62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9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61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11"><draw:text-box fo:min-height="0.499cm" fo:min-width="3cm"><draw:frame draw:style-name="Mfr2" draw:name="Frame812" text:anchor-type="frame" svg:x="0.45cm" svg:y="0.079cm" svg:width="0.817cm" draw:z-index="12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62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13"><draw:text-box fo:min-height="0.499cm" fo:min-width="7.096cm"><draw:frame draw:style-name="Mfr2" draw:name="Frame2851" text:anchor-type="frame" svg:x="0.45cm" svg:y="0.079cm" svg:width="0.817cm" draw:z-index="14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61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15"><draw:text-box fo:min-height="0.499cm" fo:min-width="3cm"><draw:frame draw:style-name="Mfr2" draw:name="Frame287" text:anchor-type="frame" svg:x="0.45cm" svg:y="0.079cm" svg:width="0.817cm" draw:z-index="16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61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17"><draw:text-box fo:min-height="0.499cm" fo:min-width="3cm"><draw:frame draw:style-name="Mfr2" draw:name="Frame313" text:anchor-type="frame" svg:x="0.45cm" svg:y="0.079cm" svg:width="0.817cm" draw:z-index="18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61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19"><draw:text-box fo:min-height="0.499cm" fo:min-width="3cm"><draw:frame draw:style-name="Mfr2" draw:name="Frame810" text:anchor-type="frame" svg:x="0.45cm" svg:y="0.079cm" svg:width="0.817cm" draw:z-index="3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61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61"><draw:text-box fo:min-height="0.499cm" fo:min-width="7.096cm"><draw:frame draw:style-name="Mfr2" draw:name="Frame71" text:anchor-type="frame" svg:x="0.45cm" svg:y="0.079cm" svg:width="0.817cm" draw:z-index="62"><draw:text-box fo:min-height="0.355cm"><text:p text:style-name="MP3"><draw:g text:anchor-type="paragraph" draw:z-index="61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63"><draw:text-box fo:min-height="0.499cm" fo:min-width="3cm"><draw:frame draw:style-name="Mfr2" draw:name="Frame213" text:anchor-type="frame" svg:x="0.45cm" svg:y="0.079cm" svg:width="0.817cm" draw:z-index="64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61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65"><draw:text-box fo:min-height="0.499cm" fo:min-width="3cm"><draw:frame draw:style-name="Mfr2" draw:name="Frame277" text:anchor-type="frame" svg:x="0.45cm" svg:y="0.079cm" svg:width="0.817cm" draw:z-index="66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1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67"><draw:text-box fo:min-height="0.499cm" fo:min-width="3cm"><draw:frame draw:style-name="Mfr2" draw:name="Frame208" text:anchor-type="frame" svg:x="0.45cm" svg:y="0.079cm" svg:width="0.817cm" draw:z-index="68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1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69"><draw:text-box fo:min-height="0.499cm" fo:min-width="7.096cm"><draw:frame draw:style-name="Mfr2" draw:name="Frame284" text:anchor-type="frame" svg:x="0.45cm" svg:y="0.079cm" svg:width="0.817cm" draw:z-index="60"><draw:text-box fo:min-height="0.355cm"><text:p text:style-name="MP3"><draw:g text:anchor-type="paragraph" draw:z-index="60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71"><draw:text-box fo:min-height="0.499cm" fo:min-width="3cm"><draw:frame draw:style-name="Mfr2" draw:name="Frame4112" text:anchor-type="frame" svg:x="0.45cm" svg:y="0.079cm" svg:width="0.817cm" draw:z-index="72"><draw:text-box fo:min-height="0.355cm"><text:p text:style-name="MP3"><draw:g text:anchor-type="paragraph" draw:z-index="61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73"><draw:text-box fo:min-height="0.499cm" fo:min-width="3cm"><draw:frame draw:style-name="Mfr2" draw:name="Frame6112" text:anchor-type="frame" svg:x="0.45cm" svg:y="0.079cm" svg:width="0.817cm" draw:z-index="74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0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75"><draw:text-box fo:min-height="0.499cm" fo:min-width="3cm"><draw:frame draw:style-name="Mfr2" draw:name="Frame8112" text:anchor-type="frame" svg:x="0.45cm" svg:y="0.079cm" svg:width="0.817cm" draw:z-index="76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0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77"><draw:text-box fo:min-height="0.499cm" fo:min-width="3cm"><draw:frame draw:style-name="Mfr2" draw:name="Frame21112" text:anchor-type="frame" svg:x="0.45cm" svg:y="0.079cm" svg:width="0.817cm" draw:z-index="78"><draw:text-box fo:min-height="0.355cm"><text:p text:style-name="MP3"><draw:g text:anchor-type="paragraph" draw:z-index="605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50"><draw:text-box fo:min-height="0.499cm" fo:min-width="3cm"><draw:frame draw:style-name="Mfr2" draw:name="Frame41112" text:anchor-type="frame" svg:x="0.45cm" svg:y="0.079cm" svg:width="0.817cm" draw:z-index="41"><draw:text-box fo:min-height="0.355cm"><text:p text:style-name="MP3"><draw:g text:anchor-type="paragraph" draw:z-index="606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42"><draw:text-box fo:min-height="0.499cm" fo:min-width="3cm"><draw:frame draw:style-name="Mfr2" draw:name="Frame61112" text:anchor-type="frame" svg:x="0.45cm" svg:y="0.079cm" svg:width="0.817cm" draw:z-index="43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03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44"><draw:text-box fo:min-height="0.499cm" fo:min-width="3cm"><draw:frame draw:style-name="Mfr2" draw:name="Frame81112" text:anchor-type="frame" svg:x="0.45cm" svg:y="0.079cm" svg:width="0.817cm" draw:z-index="45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04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46"><draw:text-box fo:min-height="0.499cm" fo:min-width="7.096cm"><draw:frame draw:style-name="Mfr2" draw:name="Frame211112" text:anchor-type="frame" svg:x="0.45cm" svg:y="0.079cm" svg:width="0.817cm" draw:z-index="47"><draw:text-box fo:min-height="0.355cm"><text:p text:style-name="MP3"><draw:g text:anchor-type="paragraph" draw:z-index="601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48"><draw:text-box fo:min-height="0.499cm" fo:min-width="3cm"><draw:frame draw:style-name="Mfr2" draw:name="Frame411112" text:anchor-type="frame" svg:x="0.45cm" svg:y="0.079cm" svg:width="0.817cm" draw:z-index="49"><draw:text-box fo:min-height="0.355cm"><text:p text:style-name="MP3"><draw:g text:anchor-type="paragraph" draw:z-index="602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40"><draw:text-box fo:min-height="0.499cm" fo:min-width="3cm"><draw:frame draw:style-name="Mfr2" draw:name="Frame611112" text:anchor-type="frame" svg:x="0.45cm" svg:y="0.079cm" svg:width="0.817cm" draw:z-index="51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599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52"><draw:text-box fo:min-height="0.499cm" fo:min-width="3cm"><draw:frame draw:style-name="Mfr2" draw:name="Frame811112" text:anchor-type="frame" svg:x="0.45cm" svg:y="0.079cm" svg:width="0.817cm" draw:z-index="53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600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54"><draw:text-box fo:min-height="0.499cm" fo:min-width="7.096cm"><draw:frame draw:style-name="Mfr2" draw:name="Frame2111112" text:anchor-type="frame" svg:x="0.45cm" svg:y="0.079cm" svg:width="0.817cm" draw:z-index="55"><draw:text-box fo:min-height="0.355cm"><text:p text:style-name="MP3"><draw:g text:anchor-type="paragraph" draw:z-index="597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56"><draw:text-box fo:min-height="0.499cm" fo:min-width="3cm"><draw:frame draw:style-name="Mfr2" draw:name="Frame4111112" text:anchor-type="frame" svg:x="0.45cm" svg:y="0.079cm" svg:width="0.817cm" draw:z-index="57"><draw:text-box fo:min-height="0.355cm"><text:p text:style-name="MP3"><draw:g text:anchor-type="paragraph" draw:z-index="598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58"><draw:text-box fo:min-height="0.499cm" fo:min-width="3cm"><draw:frame draw:style-name="Mfr2" draw:name="Frame283" text:anchor-type="frame" svg:x="0.45cm" svg:y="0.079cm" svg:width="0.817cm" draw:z-index="59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595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149"><draw:text-box fo:min-height="0.499cm" fo:min-width="3cm"><draw:frame draw:style-name="Mfr2" draw:name="Frame8111112" text:anchor-type="frame" svg:x="0.45cm" svg:y="0.079cm" svg:width="0.817cm" draw:z-index="258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596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259"><draw:text-box fo:min-height="0.499cm" fo:min-width="1cm"><draw:frame draw:style-name="Mfr2" draw:name="Frame510" text:anchor-type="frame" svg:x="0.45cm" svg:y="0.079cm" svg:width="0.817cm" draw:z-index="260"><draw:text-box fo:min-height="0.355cm"><text:p text:style-name="MP3"><draw:g text:anchor-type="paragraph" draw:z-index="594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587" draw:name="Shape7_8" draw:style-name="Mgr9" draw:text-style-name="MP1" svg:x1="9.042cm" svg:y1="0.36cm" svg:x2="20.461cm" svg:y2="0.36cm"><text:p/></draw:line><draw:path text:anchor-type="paragraph" draw:z-index="588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589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</text:span><text:span text:style-name="MT138"> </text:span><text:span text:style-name="MT138">1</text:span></text:p></draw:text-box></draw:frame>T<text:span text:style-name="MT139">itre de la série</text:span></text:p>
      </style:header>
      <style:header-left>
        <text:p text:style-name="MP79"><draw:line text:anchor-type="paragraph" draw:z-index="591" draw:name="Shape7_9" draw:style-name="Mgr9" draw:text-style-name="MP1" svg:x1="9.042cm" svg:y1="0.36cm" svg:x2="20.461cm" svg:y2="0.36cm"><text:p/></draw:line><draw:path text:anchor-type="paragraph" draw:z-index="592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593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</text:span><text:span text:style-name="MT138"> </text:span><text:span text:style-name="MT138">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261"><draw:text-box fo:min-height="0.499cm" fo:min-width="1cm"><draw:frame draw:style-name="Mfr2" draw:name="Frame2111111121" text:anchor-type="frame" svg:x="0.45cm" svg:y="0.079cm" svg:width="0.817cm" draw:z-index="262"><draw:text-box fo:min-height="0.355cm"><text:p text:style-name="MP3"><draw:g text:anchor-type="paragraph" draw:z-index="590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263"><draw:text-box fo:min-height="0.499cm" fo:min-width="7.096cm"><draw:frame draw:style-name="Mfr2" draw:name="Frame8111111121" text:anchor-type="frame" svg:x="0.45cm" svg:y="0.079cm" svg:width="0.817cm" draw:z-index="264"><draw:text-box fo:min-height="0.355cm"><text:p text:style-name="MP3"><draw:g text:anchor-type="paragraph" draw:z-index="586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265"><draw:text-box fo:min-height="0.499cm" fo:min-width="3cm"><draw:frame draw:style-name="Mfr2" draw:name="Frame6111111112" text:anchor-type="frame" svg:x="0.45cm" svg:y="0.079cm" svg:width="0.817cm" draw:z-index="26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83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257"><draw:text-box fo:min-height="0.499cm" fo:min-width="3cm"><draw:frame draw:style-name="Mfr2" draw:name="Frame10111111" text:anchor-type="frame" svg:x="0.45cm" svg:y="0.079cm" svg:width="0.817cm" draw:z-index="26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4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85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269"><draw:text-box fo:min-height="0.499cm" fo:min-width="7.096cm"><draw:frame draw:style-name="Mfr2" draw:name="Frame249" text:anchor-type="frame" svg:x="0.45cm" svg:y="0.079cm" svg:width="0.817cm" draw:z-index="270"><draw:text-box fo:min-height="0.355cm"><text:p text:style-name="MP3"><draw:g text:anchor-type="paragraph" draw:z-index="582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271"><draw:text-box fo:min-height="0.499cm" fo:min-width="3cm"><draw:frame draw:style-name="Mfr2" draw:name="Frame2451" text:anchor-type="frame" svg:x="0.45cm" svg:y="0.079cm" svg:width="0.817cm" draw:z-index="27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79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273"><draw:text-box fo:min-height="0.499cm" fo:min-width="3cm"><draw:frame draw:style-name="Mfr2" draw:name="Frame2471" text:anchor-type="frame" svg:x="0.45cm" svg:y="0.079cm" svg:width="0.817cm" draw:z-index="27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0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81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275"><draw:text-box fo:min-height="0.499cm" fo:min-width="3cm"><draw:frame draw:style-name="Mfr2" draw:name="Frame251" text:anchor-type="frame" svg:x="0.45cm" svg:y="0.079cm" svg:width="0.817cm" draw:z-index="27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76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247"><draw:text-box fo:min-height="0.499cm" fo:min-width="3cm"><draw:frame draw:style-name="Mfr2" draw:name="Frame253" text:anchor-type="frame" svg:x="0.45cm" svg:y="0.079cm" svg:width="0.817cm" draw:z-index="23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77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78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239"><draw:text-box fo:min-height="0.499cm" fo:min-width="7.096cm"><draw:frame draw:style-name="Mfr2" draw:name="Frame255" text:anchor-type="frame" svg:x="0.45cm" svg:y="0.079cm" svg:width="0.817cm" draw:z-index="240"><draw:text-box fo:min-height="0.355cm"><text:p text:style-name="MP3"><draw:g text:anchor-type="paragraph" draw:z-index="575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568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569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</text:span><text:span text:style-name="MT138"> </text:span><text:span text:style-name="MT138">1</text:span></text:p></draw:text-box></draw:frame><draw:line text:anchor-type="paragraph" draw:z-index="570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572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573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</text:span><text:span text:style-name="MT138"> </text:span><text:span text:style-name="MT138">1</text:span></text:p></draw:text-box></draw:frame><draw:line text:anchor-type="paragraph" draw:z-index="574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241"><draw:text-box fo:min-height="0.499cm" fo:min-width="1cm"><draw:frame draw:style-name="Mfr2" draw:name="Frame410" text:anchor-type="frame" svg:x="0.45cm" svg:y="0.079cm" svg:width="0.817cm" draw:z-index="242"><draw:text-box fo:min-height="0.355cm"><text:p text:style-name="MP3"><draw:g text:anchor-type="paragraph" draw:z-index="571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120524066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243"><draw:text-box fo:min-height="0.499cm" fo:min-width="1cm"><draw:frame draw:style-name="Mfr2" draw:name="Frame257" text:anchor-type="frame" svg:x="0.45cm" svg:y="0.079cm" svg:width="0.817cm" draw:z-index="244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566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70237478079262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245"><draw:text-box fo:min-height="0.499cm" fo:min-width="1cm"><draw:frame draw:style-name="Mfr2" draw:name="Frame259" text:anchor-type="frame" svg:x="0.45cm" svg:y="0.079cm" svg:width="0.817cm" draw:z-index="246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567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237"><draw:text-box fo:min-height="0.499cm" fo:min-width="3cm"><draw:frame draw:style-name="Mfr2" draw:name="Frame61" text:anchor-type="frame" svg:x="0.45cm" svg:y="0.079cm" svg:width="0.817cm" draw:z-index="248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64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249"><draw:text-box fo:min-height="0.499cm" fo:min-width="3cm"><draw:frame draw:style-name="Mfr2" draw:name="Frame272" text:anchor-type="frame" svg:x="0.45cm" svg:y="0.079cm" svg:width="0.817cm" draw:z-index="25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65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251"><draw:text-box fo:min-height="0.499cm" fo:min-width="3cm"><draw:frame draw:style-name="Mfr2" draw:name="Frame274" text:anchor-type="frame" svg:x="0.45cm" svg:y="0.079cm" svg:width="0.817cm" draw:z-index="252"><draw:text-box fo:min-height="0.355cm"><text:p text:style-name="MP3"><draw:g text:anchor-type="paragraph" draw:z-index="562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253"><draw:text-box fo:min-height="0.499cm" fo:min-width="3cm"><draw:frame draw:style-name="Mfr2" draw:name="Frame276" text:anchor-type="frame" svg:x="0.45cm" svg:y="0.079cm" svg:width="0.817cm" draw:z-index="254"><draw:text-box fo:min-height="0.355cm"><text:p text:style-name="MP3"><draw:g text:anchor-type="paragraph" draw:z-index="563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255"><draw:text-box fo:min-height="0.499cm" fo:min-width="7.096cm"><draw:frame draw:style-name="Mfr2" draw:name="Frame2431" text:anchor-type="frame" svg:x="0.45cm" svg:y="0.079cm" svg:width="0.817cm" draw:z-index="256"><draw:text-box fo:min-height="0.355cm"><text:p text:style-name="MP3"><draw:g text:anchor-type="paragraph" draw:z-index="561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267"><draw:text-box fo:min-height="0.499cm" fo:min-width="3cm"><draw:frame draw:style-name="Mfr2" draw:name="Frame219" text:anchor-type="frame" svg:x="0.45cm" svg:y="0.079cm" svg:width="0.817cm" draw:z-index="298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58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299"><draw:text-box fo:min-height="0.499cm" fo:min-width="3cm"><draw:frame draw:style-name="Mfr2" draw:name="Frame2411" text:anchor-type="frame" svg:x="0.45cm" svg:y="0.079cm" svg:width="0.817cm" draw:z-index="30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59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60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301"><draw:text-box fo:min-height="0.499cm" fo:min-width="3cm"><draw:frame draw:style-name="Mfr2" draw:name="Frame211111111" text:anchor-type="frame" svg:x="0.45cm" svg:y="0.079cm" svg:width="0.817cm" draw:z-index="30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55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303"><draw:text-box fo:min-height="0.499cm" fo:min-width="3cm"><draw:frame draw:style-name="Mfr2" draw:name="Frame81111111111" text:anchor-type="frame" svg:x="0.45cm" svg:y="0.079cm" svg:width="0.817cm" draw:z-index="30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56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57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305"><draw:text-box fo:min-height="0.499cm" fo:min-width="7.096cm"><draw:frame draw:style-name="Mfr2" draw:name="Frame111111111" text:anchor-type="frame" svg:x="0.45cm" svg:y="0.079cm" svg:width="0.817cm" draw:z-index="306"><draw:text-box fo:min-height="0.355cm"><text:p text:style-name="MP3"><draw:g text:anchor-type="paragraph" draw:z-index="554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297"><draw:text-box fo:min-height="0.499cm" fo:min-width="3cm"><draw:frame draw:style-name="Mfr2" draw:name="Frame21111111" text:anchor-type="frame" svg:x="0.45cm" svg:y="0.079cm" svg:width="0.817cm" draw:z-index="308"><draw:text-box fo:min-height="0.355cm"><text:p text:style-name="MP3"><draw:g text:anchor-type="paragraph" draw:z-index="552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309"><draw:text-box fo:min-height="0.499cm" fo:min-width="3cm"><draw:frame draw:style-name="Mfr2" draw:name="Frame411111111111" text:anchor-type="frame" svg:x="0.45cm" svg:y="0.079cm" svg:width="0.817cm" draw:z-index="310"><draw:text-box fo:min-height="0.355cm"><text:p text:style-name="MP3"><draw:g text:anchor-type="paragraph" draw:z-index="553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311"><draw:text-box fo:min-height="0.499cm" fo:min-width="3cm"><draw:frame draw:style-name="Mfr2" draw:name="Frame215" text:anchor-type="frame" svg:x="0.45cm" svg:y="0.079cm" svg:width="0.817cm" draw:z-index="312"><draw:text-box fo:min-height="0.355cm"><text:p text:style-name="MP3"><draw:g text:anchor-type="paragraph" draw:z-index="550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313"><draw:text-box fo:min-height="0.499cm" fo:min-width="3cm"><draw:frame draw:style-name="Mfr2" draw:name="Frame217" text:anchor-type="frame" svg:x="0.45cm" svg:y="0.079cm" svg:width="0.817cm" draw:z-index="314"><draw:text-box fo:min-height="0.355cm"><text:p text:style-name="MP3"><draw:g text:anchor-type="paragraph" draw:z-index="551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546" draw:name="Shape9" draw:style-name="Mgr1" draw:text-style-name="MP1" svg:x1="11.559cm" svg:y1="0.36cm" svg:x2="20.5cm" svg:y2="0.36cm"><text:p/></draw:line><draw:frame text:anchor-type="paragraph" draw:z-index="547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</text:span><text:span text:style-name="MT138"> </text:span><text:span text:style-name="MT138">1</text:span></text:p></draw:text-box></draw:frame><draw:path text:anchor-type="paragraph" draw:z-index="548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315"><draw:text-box fo:min-height="0.499cm" fo:min-width="3cm"><draw:frame draw:style-name="Mfr2" draw:name="Cadre41" text:anchor-type="frame" svg:x="0.45cm" svg:y="0.079cm" svg:width="0.817cm" draw:z-index="287"><draw:text-box fo:min-height="0.355cm"><text:p text:style-name="MP3"><draw:g text:anchor-type="paragraph" draw:z-index="549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278"><draw:text-box fo:min-height="0.499cm" fo:min-width="3cm"><draw:frame draw:style-name="Mfr2" draw:name="Frame41111111111" text:anchor-type="frame" svg:x="0.45cm" svg:y="0.079cm" svg:width="0.817cm" draw:z-index="279"><draw:text-box fo:min-height="0.355cm"><text:p text:style-name="MP3"><draw:g text:anchor-type="paragraph" draw:z-index="545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280"><draw:text-box fo:min-height="0.499cm" fo:min-width="3cm"><draw:frame draw:style-name="Mfr2" draw:name="Frame8111111111" text:anchor-type="frame" svg:x="0.45cm" svg:y="0.079cm" svg:width="0.817cm" draw:z-index="281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44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282"><draw:text-box fo:min-height="0.499cm" fo:min-width="3cm"><draw:frame draw:style-name="Mfr2" draw:name="Frame101111" text:anchor-type="frame" svg:x="0.45cm" svg:y="0.079cm" svg:width="0.817cm" draw:z-index="283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284"><draw:text-box fo:min-height="0.499cm" fo:min-width="3cm"><draw:frame draw:style-name="Mfr2" draw:name="Frame4111111111" text:anchor-type="frame" svg:x="0.45cm" svg:y="0.079cm" svg:width="0.817cm" draw:z-index="285"><draw:text-box fo:min-height="0.355cm"><text:p text:style-name="MP3"><draw:g text:anchor-type="paragraph" draw:z-index="542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286"><draw:text-box fo:min-height="0.499cm" fo:min-width="3cm"><draw:frame draw:style-name="Mfr2" draw:name="Frame1310" text:anchor-type="frame" svg:x="0.45cm" svg:y="0.079cm" svg:width="0.817cm" draw:z-index="277"><draw:text-box fo:min-height="0.355cm"><text:p text:style-name="MP3"><draw:g text:anchor-type="paragraph" draw:z-index="543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288"><draw:text-box fo:min-height="0.499cm" fo:min-width="3cm"><draw:frame draw:style-name="Mfr2" draw:name="Frame411111111" text:anchor-type="frame" svg:x="0.45cm" svg:y="0.079cm" svg:width="0.817cm" draw:z-index="289"><draw:text-box fo:min-height="0.355cm"><text:p text:style-name="MP3"><draw:g text:anchor-type="paragraph" draw:z-index="540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290"><draw:text-box fo:min-height="0.499cm" fo:min-width="3cm"><draw:frame draw:style-name="Mfr2" draw:name="Frame61111111" text:anchor-type="frame" svg:x="0.45cm" svg:y="0.079cm" svg:width="0.817cm" draw:z-index="291"><draw:text-box fo:min-height="0.355cm"><text:p text:style-name="MP3"><draw:g text:anchor-type="paragraph" draw:z-index="541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292"><draw:text-box fo:min-height="0.499cm" fo:min-width="3cm"><draw:frame draw:style-name="Mfr2" draw:name="Frame290" text:anchor-type="frame" svg:x="0.45cm" svg:y="0.079cm" svg:width="0.817cm" draw:z-index="293"><draw:text-box fo:min-height="0.355cm"><text:p text:style-name="MP3"><draw:g text:anchor-type="paragraph" draw:z-index="539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294"><draw:text-box fo:min-height="0.499cm" fo:min-width="3cm"><draw:frame draw:style-name="Mfr2" draw:name="Frame6111111" text:anchor-type="frame" svg:x="0.45cm" svg:y="0.079cm" svg:width="0.817cm" draw:z-index="295"><draw:text-box fo:min-height="0.355cm"><text:p text:style-name="MP3"><draw:g text:anchor-type="paragraph" draw:z-index="537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296"><draw:text-box fo:min-height="0.499cm" fo:min-width="3cm"><draw:frame draw:style-name="Mfr2" draw:name="Frame41111111" text:anchor-type="frame" svg:x="0.45cm" svg:y="0.079cm" svg:width="0.817cm" draw:z-index="228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538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179"><draw:text-box fo:min-height="0.499cm" fo:min-width="3cm"><draw:frame draw:style-name="Mfr2" draw:name="Frame2111111" text:anchor-type="frame" svg:x="0.45cm" svg:y="0.079cm" svg:width="0.817cm" draw:z-index="18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35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181"><draw:text-box fo:min-height="0.499cm" fo:min-width="3cm"><draw:frame draw:style-name="Mfr2" draw:name="Frame811111111" text:anchor-type="frame" svg:x="0.45cm" svg:y="0.079cm" svg:width="0.817cm" draw:z-index="182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36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183"><draw:text-box fo:min-height="0.499cm" fo:min-width="3cm"><draw:frame draw:style-name="Mfr2" draw:name="Frame611111" text:anchor-type="frame" svg:x="0.45cm" svg:y="0.079cm" svg:width="0.817cm" draw:z-index="184"><draw:text-box fo:min-height="0.355cm"><text:p text:style-name="MP3"><draw:g text:anchor-type="paragraph" draw:z-index="533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185"><draw:text-box fo:min-height="0.499cm" fo:min-width="3cm"><draw:frame draw:style-name="Mfr2" draw:name="Frame4111111" text:anchor-type="frame" svg:x="0.45cm" svg:y="0.079cm" svg:width="0.817cm" draw:z-index="186"><draw:text-box fo:min-height="0.355cm"><text:p text:style-name="MP3"><draw:g text:anchor-type="paragraph" draw:z-index="534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187"><draw:text-box fo:min-height="0.499cm" fo:min-width="3cm"><draw:frame draw:style-name="Mfr2" draw:name="Frame211111" text:anchor-type="frame" svg:x="0.45cm" svg:y="0.079cm" svg:width="0.817cm" draw:z-index="178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531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189"><draw:text-box fo:min-height="0.499cm" fo:min-width="3cm"><draw:frame draw:style-name="Mfr2" draw:name="Frame81111111" text:anchor-type="frame" svg:x="0.45cm" svg:y="0.079cm" svg:width="0.817cm" draw:z-index="19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532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191"><draw:text-box fo:min-height="0.499cm" fo:min-width="3cm"><draw:frame draw:style-name="Mfr2" draw:name="Frame10111" text:anchor-type="frame" svg:x="0.45cm" svg:y="0.079cm" svg:width="0.817cm" draw:z-index="192"><draw:text-box fo:min-height="0.355cm"><text:p text:style-name="MP3"><draw:g text:anchor-type="paragraph" draw:z-index="529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193"><draw:text-box fo:min-height="0.499cm" fo:min-width="3cm"><draw:frame draw:style-name="Mfr2" draw:name="Frame411111" text:anchor-type="frame" svg:x="0.45cm" svg:y="0.079cm" svg:width="0.817cm" draw:z-index="194"><draw:text-box fo:min-height="0.355cm"><text:p text:style-name="MP3"><draw:g text:anchor-type="paragraph" draw:z-index="530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195"><draw:text-box fo:min-height="0.499cm" fo:min-width="3cm"><draw:frame draw:style-name="Mfr2" draw:name="Frame1011" text:anchor-type="frame" svg:x="0.45cm" svg:y="0.079cm" svg:width="0.817cm" draw:z-index="196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27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197"><draw:text-box fo:min-height="0.499cm" fo:min-width="3cm"><draw:frame draw:style-name="Mfr2" draw:name="Frame8111111" text:anchor-type="frame" svg:x="0.45cm" svg:y="0.079cm" svg:width="0.817cm" draw:z-index="168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28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159"><draw:text-box fo:min-height="0.499cm" fo:min-width="3cm"><draw:frame draw:style-name="Mfr2" draw:name="Frame61111" text:anchor-type="frame" svg:x="0.45cm" svg:y="0.079cm" svg:width="0.817cm" draw:z-index="16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25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161"><draw:text-box fo:min-height="0.499cm" fo:min-width="3cm"><draw:frame draw:style-name="Mfr2" draw:name="Frame811111" text:anchor-type="frame" svg:x="0.45cm" svg:y="0.079cm" svg:width="0.817cm" draw:z-index="162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26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163"><draw:text-box fo:min-height="0.499cm" fo:min-width="7.096cm"><draw:frame draw:style-name="Mfr2" draw:name="Frame21111" text:anchor-type="frame" svg:x="0.45cm" svg:y="0.079cm" svg:width="0.817cm" draw:z-index="164"><draw:text-box fo:min-height="0.355cm"><text:p text:style-name="MP3"><draw:g text:anchor-type="paragraph" draw:z-index="523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165"><draw:text-box fo:min-height="0.499cm" fo:min-width="3cm"><draw:frame draw:style-name="Mfr2" draw:name="Frame41111" text:anchor-type="frame" svg:x="0.45cm" svg:y="0.079cm" svg:width="0.817cm" draw:z-index="166"><draw:text-box fo:min-height="0.355cm"><text:p text:style-name="MP3"><draw:g text:anchor-type="paragraph" draw:z-index="524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167"><draw:text-box fo:min-height="0.499cm" fo:min-width="3cm"><draw:frame draw:style-name="Mfr2" draw:name="Frame6111" text:anchor-type="frame" svg:x="0.45cm" svg:y="0.079cm" svg:width="0.817cm" draw:z-index="158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21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169"><draw:text-box fo:min-height="0.499cm" fo:min-width="3cm"><draw:frame draw:style-name="Mfr2" draw:name="Frame81111" text:anchor-type="frame" svg:x="0.45cm" svg:y="0.079cm" svg:width="0.817cm" draw:z-index="17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22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171"><draw:text-box fo:min-height="0.499cm" fo:min-width="7.096cm"><draw:frame draw:style-name="Mfr2" draw:name="Frame1013" text:anchor-type="frame" svg:x="0.45cm" svg:y="0.079cm" svg:width="0.817cm" draw:z-index="172"><draw:text-box fo:min-height="0.355cm"><text:p text:style-name="MP3"><draw:g text:anchor-type="paragraph" draw:z-index="519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173"><draw:text-box fo:min-height="0.499cm" fo:min-width="7.096cm"><draw:frame draw:style-name="Mfr2" draw:name="Frame2111" text:anchor-type="frame" svg:x="0.45cm" svg:y="0.079cm" svg:width="0.817cm" draw:z-index="174"><draw:text-box fo:min-height="0.355cm"><text:p text:style-name="MP3"><draw:g text:anchor-type="paragraph" draw:z-index="520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175"><draw:text-box fo:min-height="0.499cm" fo:min-width="3cm"><draw:frame draw:style-name="Mfr2" draw:name="Frame51" text:anchor-type="frame" svg:x="0.45cm" svg:y="0.079cm" svg:width="0.817cm" draw:z-index="176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17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177"><draw:text-box fo:min-height="0.499cm" fo:min-width="3cm"><draw:frame draw:style-name="Mfr2" draw:name="Frame8111" text:anchor-type="frame" svg:x="0.45cm" svg:y="0.079cm" svg:width="0.817cm" draw:z-index="188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518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219"><draw:text-box fo:min-height="0.499cm" fo:min-width="7.096cm"><draw:frame draw:style-name="Mfr2" draw:name="Frame2112" text:anchor-type="frame" svg:x="0.45cm" svg:y="0.079cm" svg:width="0.817cm" draw:z-index="220"><draw:text-box fo:min-height="0.355cm"><text:p text:style-name="MP3"><draw:g text:anchor-type="paragraph" draw:z-index="515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221"><draw:text-box fo:min-height="0.499cm" fo:min-width="3cm"><draw:frame draw:style-name="Mfr2" draw:name="Frame4111" text:anchor-type="frame" svg:x="0.45cm" svg:y="0.079cm" svg:width="0.817cm" draw:z-index="222"><draw:text-box fo:min-height="0.355cm"><text:p text:style-name="MP3"><draw:g text:anchor-type="paragraph" draw:z-index="516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223"><draw:text-box fo:min-height="0.499cm" fo:min-width="3cm"><draw:frame draw:style-name="Mfr2" draw:name="Frame1010" text:anchor-type="frame" svg:x="0.45cm" svg:y="0.079cm" svg:width="0.817cm" draw:z-index="224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13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225"><draw:text-box fo:min-height="0.499cm" fo:min-width="3cm"><draw:frame draw:style-name="Mfr2" draw:name="Frame4" text:anchor-type="frame" svg:x="0.45cm" svg:y="0.079cm" svg:width="0.817cm" draw:z-index="226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14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227"><draw:text-box fo:min-height="0.499cm" fo:min-width="7.096cm"><draw:frame draw:style-name="Mfr2" draw:name="Frame611" text:anchor-type="frame" svg:x="0.45cm" svg:y="0.079cm" svg:width="0.817cm" draw:z-index="218"><draw:text-box fo:min-height="0.355cm"><text:p text:style-name="MP3"><draw:g text:anchor-type="paragraph" draw:z-index="511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" text:anchor-type="paragraph" svg:y="-0.06cm" draw:z-index="229"><draw:text-box fo:min-height="0.499cm" fo:min-width="3cm"><draw:frame draw:style-name="Mfr2" draw:name="Frame411" text:anchor-type="frame" svg:x="0.45cm" svg:y="0.079cm" svg:width="0.817cm" draw:z-index="230"><draw:text-box fo:min-height="0.355cm"><text:p text:style-name="MP3"><draw:g text:anchor-type="paragraph" draw:z-index="512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231"><draw:text-box fo:min-height="0.499cm" fo:min-width="3cm"><draw:frame draw:style-name="Mfr2" draw:name="Frame613" text:anchor-type="frame" svg:x="0.45cm" svg:y="0.079cm" svg:width="0.817cm" draw:z-index="232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09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233"><draw:text-box fo:min-height="0.499cm" fo:min-width="3cm"><draw:frame draw:style-name="Mfr2" draw:name="Frame814" text:anchor-type="frame" svg:x="0.45cm" svg:y="0.079cm" svg:width="0.817cm" draw:z-index="234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10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235"><draw:text-box fo:min-height="0.499cm" fo:min-width="7.096cm"><draw:frame draw:style-name="Mfr2" draw:name="Frame230" text:anchor-type="frame" svg:x="0.45cm" svg:y="0.079cm" svg:width="0.817cm" draw:z-index="236"><draw:text-box fo:min-height="0.355cm"><text:p text:style-name="MP3"><draw:g text:anchor-type="paragraph" draw:z-index="507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208"><draw:text-box fo:min-height="0.499cm" fo:min-width="3cm"><draw:frame draw:style-name="Mfr2" draw:name="Frame416" text:anchor-type="frame" svg:x="0.45cm" svg:y="0.079cm" svg:width="0.817cm" draw:z-index="199"><draw:text-box fo:min-height="0.355cm"><text:p text:style-name="MP3"><draw:g text:anchor-type="paragraph" draw:z-index="508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200"><draw:text-box fo:min-height="0.499cm" fo:min-width="3cm"><draw:frame draw:style-name="Mfr2" draw:name="Frame612" text:anchor-type="frame" svg:x="0.45cm" svg:y="0.079cm" svg:width="0.817cm" draw:z-index="201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05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202"><draw:text-box fo:min-height="0.499cm" fo:min-width="3cm"><draw:frame draw:style-name="Mfr2" draw:name="Frame813" text:anchor-type="frame" svg:x="0.45cm" svg:y="0.079cm" svg:width="0.817cm" draw:z-index="203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06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204"><draw:text-box fo:min-height="0.499cm" fo:min-width="7.096cm"><draw:frame draw:style-name="Mfr2" draw:name="Frame2110" text:anchor-type="frame" svg:x="0.45cm" svg:y="0.079cm" svg:width="0.817cm" draw:z-index="205"><draw:text-box fo:min-height="0.355cm"><text:p text:style-name="MP3"><draw:g text:anchor-type="paragraph" draw:z-index="503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206"><draw:text-box fo:min-height="0.499cm" fo:min-width="3cm"><draw:frame draw:style-name="Mfr2" draw:name="Frame415" text:anchor-type="frame" svg:x="0.45cm" svg:y="0.079cm" svg:width="0.817cm" draw:z-index="207"><draw:text-box fo:min-height="0.355cm"><text:p text:style-name="MP3"><draw:g text:anchor-type="paragraph" draw:z-index="504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497" draw:name="Shape3_0" draw:style-name="Mgr14" draw:text-style-name="MP1" svg:x1="10.893cm" svg:y1="0.403cm" svg:x2="20.503cm" svg:y2="0.327cm"><text:p/></draw:line><draw:path text:anchor-type="char" draw:z-index="498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501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500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198"><draw:text-box fo:min-height="0.499cm" fo:min-width="7.096cm"><draw:frame draw:style-name="Mfr2" draw:name="Frame2" text:anchor-type="frame" svg:x="0.45cm" svg:y="0.079cm" svg:width="0.817cm" draw:z-index="209"><draw:text-box fo:min-height="0.355cm"><text:p text:style-name="MP3"><draw:g text:anchor-type="paragraph" draw:z-index="499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210"><draw:text-box fo:min-height="0.499cm" fo:min-width="7.096cm"><draw:frame draw:style-name="Mfr2" draw:name="Frame318" text:anchor-type="frame" svg:x="0.45cm" svg:y="0.079cm" svg:width="0.817cm" draw:z-index="211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502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495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212"><draw:text-box fo:min-height="0.499cm" fo:min-width="7.096cm"><draw:frame draw:style-name="Mfr2" draw:name="Frame23" text:anchor-type="frame" svg:x="0.45cm" svg:y="0.079cm" svg:width="0.817cm" draw:z-index="213"><draw:text-box fo:min-height="0.355cm"><text:p text:style-name="MP3"><draw:g text:anchor-type="paragraph" draw:z-index="49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214"><draw:text-box fo:min-height="0.499cm" fo:min-width="3cm"><draw:frame draw:style-name="Mfr2" draw:name="Frame11" text:anchor-type="frame" svg:x="0.45cm" svg:y="0.079cm" svg:width="0.817cm" draw:z-index="215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92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216"><draw:text-box fo:min-height="0.499cm" fo:min-width="3cm"><draw:frame draw:style-name="Mfr2" draw:name="Frame13" text:anchor-type="frame" svg:x="0.45cm" svg:y="0.079cm" svg:width="0.817cm" draw:z-index="21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93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94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3T14:50:51.672000000</meta:creation-date>
    <meta:editing-duration>PT3H19M56S</meta:editing-duration>
    <meta:editing-cycles>7</meta:editing-cycles>
    <meta:generator>LibreOffice/7.1.4.2$Linux_X86_64 LibreOffice_project/a529a4fab45b75fefc5b6226684193eb000654f6</meta:generator>
    <dc:description>Fiche 2 - série 3</dc:description>
    <dc:title>Fractions : Droite graduée - Corrigé</dc:title>
    <meta:initial-creator>M. KHARROUBI</meta:initial-creator>
    <dc:date>2021-08-20T17:02:34.563250926</dc:date>
    <meta:document-statistic meta:table-count="2" meta:image-count="0" meta:object-count="43" meta:page-count="1" meta:paragraph-count="816" meta:word-count="2986" meta:character-count="19475" meta:non-whitespace-character-count="16725"/>
    <meta:template xlink:type="simple" xlink:actuate="onRequest" xlink:title="3-Calculer_(entiers et décimaux)_Serie_1_Additions_et_soustractions" xlink:href="../../Corrections%20brutes/SESAMATH/Fiche%202%20-%20corrigé%20:%20Fractions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color="black">
      <mstyle mathsize="10pt">
        <mfrac>
          <mn>1</mn>
          <mn>4</mn>
        </mfrac>
      </mstyle>
    </mstyle>
    <annotation encoding="StarMath 5.0"> color black {size 10 {{1}  over {4} }} </annotation>
  </semantics>
</math>
</file>

<file path=Object 10/content.xml><?xml version="1.0" encoding="utf-8"?>
<math xmlns="http://www.w3.org/1998/Math/MathML" display="block">
  <semantics>
    <mstyle mathcolor="black">
      <mstyle mathsize="10pt">
        <mfrac>
          <mn>2</mn>
          <mn>3</mn>
        </mfrac>
      </mstyle>
    </mstyle>
    <annotation encoding="StarMath 5.0"> color black {size 10 {{2}  over {3} }} </annotation>
  </semantics>
</math>
</file>

<file path=Object 100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9</mn>
            <mn>12</mn>
          </mfrac>
        </mrow>
        <mo fence="true" form="postfix" stretchy="true">)</mo>
      </mrow>
    </mstyle>
    <annotation encoding="StarMath 5.0">size 10{left({9}over{12}right)}</annotation>
  </semantics>
</math>
</file>

<file path=Object 101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3</mn>
            <mn>2</mn>
          </mfrac>
        </mrow>
        <mo fence="true" form="postfix" stretchy="true">)</mo>
      </mrow>
    </mstyle>
    <annotation encoding="StarMath 5.0">size 10{left({3}over{2}right)}</annotation>
  </semantics>
</math>
</file>

<file path=Object 102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2</mn>
            <mn>3</mn>
          </mfrac>
        </mrow>
        <mo fence="true" form="postfix" stretchy="true">)</mo>
      </mrow>
    </mstyle>
    <annotation encoding="StarMath 5.0">size 10{left({2}over{3}right)}</annotation>
  </semantics>
</math>
</file>

<file path=Object 103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3</mn>
            <mn>4</mn>
          </mfrac>
        </mrow>
        <mo fence="true" form="postfix" stretchy="true">)</mo>
      </mrow>
    </mstyle>
    <annotation encoding="StarMath 5.0">size 10{left({3}over{4}right)}</annotation>
  </semantics>
</math>
</file>

<file path=Object 104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8</mn>
            <mn>4</mn>
          </mfrac>
        </mrow>
        <mo fence="true" form="postfix" stretchy="true">)</mo>
      </mrow>
    </mstyle>
    <annotation encoding="StarMath 5.0">size 10{left({8}over{4}right)}</annotation>
  </semantics>
</math>
</file>

<file path=Object 105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4</mn>
            <mn>6</mn>
          </mfrac>
        </mrow>
        <mo fence="true" form="postfix" stretchy="true">)</mo>
      </mrow>
    </mstyle>
    <annotation encoding="StarMath 5.0">size 10{left({4}over{6}right)}</annotation>
  </semantics>
</math>
</file>

<file path=Object 11/content.xml><?xml version="1.0" encoding="utf-8"?>
<math xmlns="http://www.w3.org/1998/Math/MathML" display="block">
  <semantics>
    <mstyle mathcolor="black">
      <mstyle mathsize="10pt">
        <mfrac>
          <mn>11</mn>
          <mn>3</mn>
        </mfrac>
      </mstyle>
    </mstyle>
    <annotation encoding="StarMath 5.0"> color black {size 10 {{11}  over {3} }} </annotation>
  </semantics>
</math>
</file>

<file path=Object 12/content.xml><?xml version="1.0" encoding="utf-8"?>
<math xmlns="http://www.w3.org/1998/Math/MathML" display="block">
  <semantics>
    <mstyle mathcolor="black">
      <mstyle mathsize="10pt">
        <mfrac>
          <mn>8</mn>
          <mn>3</mn>
        </mfrac>
      </mstyle>
    </mstyle>
    <annotation encoding="StarMath 5.0"> color black {size 10 {{8}  over {3} }} </annotation>
  </semantics>
</math>
</file>

<file path=Object 13/content.xml><?xml version="1.0" encoding="utf-8"?>
<math xmlns="http://www.w3.org/1998/Math/MathML" display="block">
  <semantics>
    <mstyle mathcolor="black">
      <mstyle mathsize="10pt">
        <mfrac>
          <mn>2</mn>
          <mn>3</mn>
        </mfrac>
      </mstyle>
    </mstyle>
    <annotation encoding="StarMath 5.0"> color black {size 10 {{2}  over {3} }} </annotation>
  </semantics>
</math>
</file>

<file path=Object 14/content.xml><?xml version="1.0" encoding="utf-8"?>
<math xmlns="http://www.w3.org/1998/Math/MathML" display="block">
  <semantics>
    <mstyle mathcolor="black">
      <mstyle mathsize="10pt">
        <mrow>
          <mfrac>
            <mn>9</mn>
            <mn>12</mn>
          </mfrac>
          <mrow>
            <mspace width="0.5em"/>
            <mo stretchy="false">=</mo>
            <mspace width="0.5em"/>
          </mrow>
          <mfrac>
            <mn>3</mn>
            <mn>4</mn>
          </mfrac>
        </mrow>
      </mstyle>
    </mstyle>
    <annotation encoding="StarMath 5.0"> color black {size 10 {{9}  over {12} `=`{3}  over {4} }} </annotation>
  </semantics>
</math>
</file>

<file path=Object 15/content.xml><?xml version="1.0" encoding="utf-8"?>
<math xmlns="http://www.w3.org/1998/Math/MathML" display="block">
  <semantics>
    <mstyle mathcolor="black">
      <mstyle mathsize="10pt">
        <mrow>
          <mfrac>
            <mn>2</mn>
            <mn>3</mn>
          </mfrac>
          <mrow>
            <mspace width="0.5em"/>
            <mo stretchy="false">=</mo>
            <mspace width="0.5em"/>
          </mrow>
          <mfrac>
            <mn>4</mn>
            <mn>6</mn>
          </mfrac>
        </mrow>
      </mstyle>
    </mstyle>
    <annotation encoding="StarMath 5.0"> color black {size 10 {{2}  over {3} `=`{4}  over {6} }} </annotation>
  </semantics>
</math>
</file>

<file path=Object 16/content.xml><?xml version="1.0" encoding="utf-8"?>
<math xmlns="http://www.w3.org/1998/Math/MathML" display="block">
  <semantics>
    <mstyle mathcolor="black">
      <mstyle mathsize="10pt">
        <mrow>
          <mfrac>
            <mn>5</mn>
            <mn>4</mn>
          </mfrac>
          <mrow>
            <mspace width="0.5em"/>
            <mo stretchy="false">=</mo>
            <mspace width="0.5em"/>
          </mrow>
          <mn>1</mn>
          <mrow>
            <mspace width="0.5em"/>
            <mo stretchy="false">+</mo>
            <mspace width="0.5em"/>
          </mrow>
          <mfrac>
            <mn>1</mn>
            <mn>4</mn>
          </mfrac>
        </mrow>
      </mstyle>
    </mstyle>
    <annotation encoding="StarMath 5.0"> color black {size 10 {{5}  over {4} `=` 1 `+` {1}  over {4} }} </annotation>
  </semantics>
</math>
</file>

<file path=Object 17/content.xml><?xml version="1.0" encoding="utf-8"?>
<math xmlns="http://www.w3.org/1998/Math/MathML" display="block">
  <semantics>
    <mstyle mathcolor="black">
      <mstyle mathsize="10pt">
        <mrow>
          <mfrac>
            <mn>9</mn>
            <mn>4</mn>
          </mfrac>
          <mrow>
            <mspace width="0.5em"/>
            <mo stretchy="false">=</mo>
            <mspace width="0.5em"/>
          </mrow>
          <mn>2</mn>
          <mrow>
            <mspace width="0.5em"/>
            <mo stretchy="false">+</mo>
            <mspace width="0.5em"/>
          </mrow>
          <mfrac>
            <mn>1</mn>
            <mn>4</mn>
          </mfrac>
        </mrow>
      </mstyle>
    </mstyle>
    <annotation encoding="StarMath 5.0"> color black {size 10 {{9}  over {4} `=` 2 `+` {1}  over {4} }} </annotation>
  </semantics>
</math>
</file>

<file path=Object 18/content.xml><?xml version="1.0" encoding="utf-8"?>
<math xmlns="http://www.w3.org/1998/Math/MathML" display="block">
  <semantics>
    <mstyle mathcolor="black">
      <mstyle mathsize="10pt">
        <mrow>
          <mrow>
            <mn>12</mn>
            <mo stretchy="false">÷</mo>
            <mn>3</mn>
          </mrow>
          <mrow>
            <mspace width="0.5em"/>
            <mo stretchy="false">=</mo>
            <mspace width="0.5em"/>
          </mrow>
          <mn>4</mn>
        </mrow>
      </mstyle>
    </mstyle>
    <annotation encoding="StarMath 5.0"> color black {size 10 { {12}  div {3}`=`   {4} }} </annotation>
  </semantics>
</math>
</file>

<file path=Object 19/content.xml><?xml version="1.0" encoding="utf-8"?>
<math xmlns="http://www.w3.org/1998/Math/MathML" display="block">
  <semantics>
    <mstyle mathcolor="black">
      <mstyle mathsize="10pt">
        <mrow>
          <mfrac>
            <mn>6</mn>
            <mn>8</mn>
          </mfrac>
          <mrow>
            <mspace width="0.5em"/>
            <mo stretchy="false">=</mo>
            <mspace width="0.5em"/>
          </mrow>
          <mfrac>
            <mn>3</mn>
            <mn>4</mn>
          </mfrac>
        </mrow>
      </mstyle>
    </mstyle>
    <annotation encoding="StarMath 5.0"> color black {size 10 {{6}  over {8} `=` {3}  over {4} }} </annotation>
  </semantics>
</math>
</file>

<file path=Object 2/content.xml><?xml version="1.0" encoding="utf-8"?>
<math xmlns="http://www.w3.org/1998/Math/MathML" display="block">
  <semantics>
    <mstyle mathcolor="black">
      <mstyle mathsize="10pt">
        <mrow>
          <mfrac>
            <mn>2</mn>
            <mn>4</mn>
          </mfrac>
          <mrow>
            <mspace width="0.5em"/>
            <mo stretchy="false">=</mo>
            <mspace width="0.5em"/>
          </mrow>
          <mfrac>
            <mn>1</mn>
            <mn>2</mn>
          </mfrac>
        </mrow>
      </mstyle>
    </mstyle>
    <annotation encoding="StarMath 5.0"> color black {size 10 {{2}  over {4} `=` {1}  over {2}}} </annotation>
  </semantics>
</math>
</file>

<file path=Object 28/content.xml><?xml version="1.0" encoding="utf-8"?>
<math xmlns="http://www.w3.org/1998/Math/MathML" display="block">
  <semantics>
    <mstyle mathsize="10pt">
      <mrow>
        <mo fence="true" form="prefix" stretchy="true">(</mo>
        <mrow>
          <mrow>
            <mfrac>
              <mn>5</mn>
              <mn>2</mn>
            </mfrac>
            <mstyle mathcolor="black">
              <mrow>
                <mrow>
                  <mspace width="0.5em"/>
                  <mo stretchy="false">=</mo>
                  <mspace width="0.5em"/>
                </mrow>
                <mfrac>
                  <mn>10</mn>
                  <mn>4</mn>
                </mfrac>
              </mrow>
            </mstyle>
          </mrow>
        </mrow>
        <mo fence="true" form="postfix" stretchy="true">)</mo>
      </mrow>
    </mstyle>
    <annotation encoding="StarMath 5.0">size 10{left({5}over{2} color black {`=`{10}over{4}}right)}</annotation>
  </semantics>
</math>
</file>

<file path=Object 3/content.xml><?xml version="1.0" encoding="utf-8"?>
<math xmlns="http://www.w3.org/1998/Math/MathML" display="block">
  <semantics>
    <mstyle mathcolor="black">
      <mstyle mathsize="10pt">
        <mrow>
          <mfrac>
            <mn>13</mn>
            <mn>4</mn>
          </mfrac>
          <mrow>
            <mspace width="0.5em"/>
            <mo stretchy="false">=</mo>
            <mspace width="0.5em"/>
          </mrow>
          <mn>3</mn>
          <mrow>
            <mspace width="0.5em"/>
            <mo stretchy="false">+</mo>
            <mspace width="0.5em"/>
          </mrow>
          <mfrac>
            <mn>1</mn>
            <mn>4</mn>
          </mfrac>
        </mrow>
      </mstyle>
    </mstyle>
    <annotation encoding="StarMath 5.0"> color black {size 10 {{13}  over {4} `=` 3 `+` {1}  over {4} }} </annotation>
  </semantics>
</math>
</file>

<file path=Object 4/content.xml><?xml version="1.0" encoding="utf-8"?>
<math xmlns="http://www.w3.org/1998/Math/MathML" display="block">
  <semantics>
    <mstyle mathcolor="black">
      <mstyle mathsize="10pt">
        <mfrac>
          <mn>2</mn>
          <mn>3</mn>
        </mfrac>
      </mstyle>
    </mstyle>
    <annotation encoding="StarMath 5.0"> color black {size 10 {{2}  over {3} }} </annotation>
  </semantics>
</math>
</file>

<file path=Object 5/content.xml><?xml version="1.0" encoding="utf-8"?>
<math xmlns="http://www.w3.org/1998/Math/MathML" display="block">
  <semantics>
    <mstyle mathcolor="black">
      <mstyle mathsize="10pt">
        <mrow>
          <mfrac>
            <mn>7</mn>
            <mn>3</mn>
          </mfrac>
          <mrow>
            <mspace width="0.5em"/>
            <mo stretchy="false">=</mo>
            <mspace width="0.5em"/>
          </mrow>
          <mn>2</mn>
          <mrow>
            <mspace width="0.5em"/>
            <mo stretchy="false">+</mo>
            <mspace width="0.5em"/>
          </mrow>
          <mfrac>
            <mn>1</mn>
            <mn>3</mn>
          </mfrac>
        </mrow>
      </mstyle>
    </mstyle>
    <annotation encoding="StarMath 5.0"> color black {size 10 {{7}  over {3} `=` 2 `+` {1}  over {3} }} </annotation>
  </semantics>
</math>
</file>

<file path=Object 6/content.xml><?xml version="1.0" encoding="utf-8"?>
<math xmlns="http://www.w3.org/1998/Math/MathML" display="block">
  <semantics>
    <mstyle mathcolor="black">
      <mstyle mathsize="10pt">
        <mrow>
          <mfrac>
            <mn>10</mn>
            <mn>3</mn>
          </mfrac>
          <mrow>
            <mspace width="0.5em"/>
            <mo stretchy="false">=</mo>
            <mspace width="0.5em"/>
          </mrow>
          <mn>3</mn>
          <mrow>
            <mspace width="0.5em"/>
            <mo stretchy="false">+</mo>
            <mspace width="0.5em"/>
          </mrow>
          <mfrac>
            <mn>1</mn>
            <mn>3</mn>
          </mfrac>
        </mrow>
      </mstyle>
    </mstyle>
    <annotation encoding="StarMath 5.0"> color black {size 10 {{10}  over {3} `=` 3 `+` {1}  over {3} }} </annotation>
  </semantics>
</math>
</file>

<file path=Object 7/content.xml><?xml version="1.0" encoding="utf-8"?>
<math xmlns="http://www.w3.org/1998/Math/MathML" display="block">
  <semantics>
    <mstyle mathcolor="black">
      <mstyle mathsize="10pt">
        <mfrac>
          <mn>5</mn>
          <mn>7</mn>
        </mfrac>
      </mstyle>
    </mstyle>
    <annotation encoding="StarMath 5.0"> color black {size 10 {{5}  over {7} }} </annotation>
  </semantics>
</math>
</file>

<file path=Object 71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5</mn>
            <mn>6</mn>
          </mfrac>
        </mrow>
        <mo fence="true" form="postfix" stretchy="true">)</mo>
      </mrow>
    </mstyle>
    <annotation encoding="StarMath 5.0">size 10 {left({5}over{6}right)}</annotation>
  </semantics>
</math>
</file>

<file path=Object 72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9</mn>
            <mn>6</mn>
          </mfrac>
        </mrow>
        <mo fence="true" form="postfix" stretchy="true">)</mo>
      </mrow>
    </mstyle>
    <annotation encoding="StarMath 5.0">size 10{left({9}over{6}right)}</annotation>
  </semantics>
</math>
</file>

<file path=Object 73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10</mn>
            <mn>6</mn>
          </mfrac>
        </mrow>
        <mo fence="true" form="postfix" stretchy="true">)</mo>
      </mrow>
    </mstyle>
    <annotation encoding="StarMath 5.0">size 10{left({10}over{6}right)}</annotation>
  </semantics>
</math>
</file>

<file path=Object 74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5</mn>
            <mn>4</mn>
          </mfrac>
        </mrow>
        <mo fence="true" form="postfix" stretchy="true">)</mo>
      </mrow>
    </mstyle>
    <annotation encoding="StarMath 5.0">size 10{left({5}over{4}right)}</annotation>
  </semantics>
</math>
</file>

<file path=Object 75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9</mn>
            <mn>4</mn>
          </mfrac>
        </mrow>
        <mo fence="true" form="postfix" stretchy="true">)</mo>
      </mrow>
    </mstyle>
    <annotation encoding="StarMath 5.0">size 10{left({9}over{4}right)}</annotation>
  </semantics>
</math>
</file>

<file path=Object 77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2</mn>
            <mn>3</mn>
          </mfrac>
        </mrow>
        <mo fence="true" form="postfix" stretchy="true">)</mo>
      </mrow>
    </mstyle>
    <annotation encoding="StarMath 5.0">size 10{left({2}over{3}right)}</annotation>
  </semantics>
</math>
</file>

<file path=Object 78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9</mn>
            <mn>3</mn>
          </mfrac>
        </mrow>
        <mo fence="true" form="postfix" stretchy="true">)</mo>
      </mrow>
    </mstyle>
    <annotation encoding="StarMath 5.0">size 10{left({9}over{3}right)}</annotation>
  </semantics>
</math>
</file>

<file path=Object 79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7</mn>
            <mn>3</mn>
          </mfrac>
        </mrow>
        <mo fence="true" form="postfix" stretchy="true">)</mo>
      </mrow>
    </mstyle>
    <annotation encoding="StarMath 5.0">size 10{left({7}over{3}right)}</annotation>
  </semantics>
</math>
</file>

<file path=Object 8/content.xml><?xml version="1.0" encoding="utf-8"?>
<math xmlns="http://www.w3.org/1998/Math/MathML" display="block">
  <semantics>
    <mstyle mathcolor="black">
      <mstyle mathsize="10pt">
        <mrow>
          <mfrac>
            <mn>11</mn>
            <mn>7</mn>
          </mfrac>
          <mrow>
            <mspace width="0.5em"/>
            <mo stretchy="false">=</mo>
            <mspace width="0.5em"/>
          </mrow>
          <mn>1</mn>
          <mrow>
            <mspace width="0.5em"/>
            <mo stretchy="false">+</mo>
            <mspace width="0.5em"/>
          </mrow>
          <mfrac>
            <mn>4</mn>
            <mn>7</mn>
          </mfrac>
        </mrow>
      </mstyle>
    </mstyle>
    <annotation encoding="StarMath 5.0"> color black {size 10 {{11}  over {7} `=` 1 `+` {4}  over {7} }} </annotation>
  </semantics>
</math>
</file>

<file path=Object 87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5</mn>
            <mn>4</mn>
          </mfrac>
        </mrow>
        <mo fence="true" form="postfix" stretchy="true">)</mo>
      </mrow>
    </mstyle>
    <annotation encoding="StarMath 5.0">size 10{left({5}over{4}right)}</annotation>
  </semantics>
</math>
</file>

<file path=Object 88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9</mn>
            <mn>4</mn>
          </mfrac>
        </mrow>
        <mo fence="true" form="postfix" stretchy="true">)</mo>
      </mrow>
    </mstyle>
    <annotation encoding="StarMath 5.0">size 10{left({9}over{4}right)}</annotation>
  </semantics>
</math>
</file>

<file path=Object 89/content.xml><?xml version="1.0" encoding="utf-8"?>
<math xmlns="http://www.w3.org/1998/Math/MathML" display="block">
  <semantics>
    <mstyle mathsize="10pt">
      <mfrac>
        <mstyle mathcolor="black">
          <mn>6</mn>
        </mstyle>
        <mn>2</mn>
      </mfrac>
    </mstyle>
    <annotation encoding="StarMath 5.0">size 10{color black{6} over {2}}</annotation>
  </semantics>
</math>
</file>

<file path=Object 9/content.xml><?xml version="1.0" encoding="utf-8"?>
<math xmlns="http://www.w3.org/1998/Math/MathML" display="block">
  <semantics>
    <mstyle mathcolor="black">
      <mstyle mathsize="10pt">
        <mrow>
          <mfrac>
            <mn>13</mn>
            <mn>7</mn>
          </mfrac>
          <mrow>
            <mspace width="0.5em"/>
            <mo stretchy="false">=</mo>
            <mspace width="0.5em"/>
          </mrow>
          <mn>1</mn>
          <mrow>
            <mspace width="0.5em"/>
            <mo stretchy="false">+</mo>
            <mspace width="0.5em"/>
          </mrow>
          <mfrac>
            <mn>6</mn>
            <mn>7</mn>
          </mfrac>
          <mrow>
            <mspace width="0.5em"/>
            <mo stretchy="false">=</mo>
            <mspace width="0.5em"/>
          </mrow>
          <mn>2</mn>
          <mrow>
            <mspace width="0.5em"/>
            <mo stretchy="false">−</mo>
            <mspace width="0.5em"/>
          </mrow>
          <mfrac>
            <mn>1</mn>
            <mn>7</mn>
          </mfrac>
        </mrow>
      </mstyle>
    </mstyle>
    <annotation encoding="StarMath 5.0"> color black {size 10 {{13}  over {7} `=` 1 `+` {6}  over {7} `=` 2 `-` {1}  over {7} }} </annotation>
  </semantics>
</math>
</file>

<file path=Object 90/content.xml><?xml version="1.0" encoding="utf-8"?>
<math xmlns="http://www.w3.org/1998/Math/MathML" display="block">
  <semantics>
    <mstyle mathsize="10pt">
      <mfrac>
        <mstyle mathcolor="black">
          <mn>12</mn>
        </mstyle>
        <mn>4</mn>
      </mfrac>
    </mstyle>
    <annotation encoding="StarMath 5.0">size 10{color black{12} over {4}}</annotation>
  </semantics>
</math>
</file>

<file path=Object 91/content.xml><?xml version="1.0" encoding="utf-8"?>
<math xmlns="http://www.w3.org/1998/Math/MathML" display="block">
  <semantics>
    <mstyle mathsize="10pt">
      <mfrac>
        <mstyle mathcolor="black">
          <mn>24</mn>
        </mstyle>
        <mn>8</mn>
      </mfrac>
    </mstyle>
    <annotation encoding="StarMath 5.0">size 10{color black{24} over {8}}</annotation>
  </semantics>
</math>
</file>

<file path=Object 92/content.xml><?xml version="1.0" encoding="utf-8"?>
<math xmlns="http://www.w3.org/1998/Math/MathML" display="block">
  <semantics>
    <mstyle mathsize="10pt">
      <mfrac>
        <mstyle mathcolor="black">
          <mn>6</mn>
        </mstyle>
        <mn>4</mn>
      </mfrac>
    </mstyle>
    <annotation encoding="StarMath 5.0">size 10{color black{6} over {4}}</annotation>
  </semantics>
</math>
</file>

<file path=Object 93/content.xml><?xml version="1.0" encoding="utf-8"?>
<math xmlns="http://www.w3.org/1998/Math/MathML" display="block">
  <semantics>
    <mfrac>
      <mstyle mathcolor="black">
        <mn>12</mn>
      </mstyle>
      <mn>8</mn>
    </mfrac>
    <annotation encoding="StarMath 5.0">color black{12} over {8}</annotation>
  </semantics>
</math>
</file>

<file path=Object 98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1</mn>
            <mn>4</mn>
          </mfrac>
        </mrow>
        <mo fence="true" form="postfix" stretchy="true">)</mo>
      </mrow>
    </mstyle>
    <annotation encoding="StarMath 5.0">size 10{left({1}over{4}right)}</annotation>
  </semantics>
</math>
</file>

<file path=Object 99/content.xml><?xml version="1.0" encoding="utf-8"?>
<math xmlns="http://www.w3.org/1998/Math/MathML" display="block">
  <semantics>
    <mstyle mathsize="10pt">
      <mrow>
        <mo fence="true" form="prefix" stretchy="true">(</mo>
        <mrow>
          <mfrac>
            <mn>6</mn>
            <mn>8</mn>
          </mfrac>
        </mrow>
        <mo fence="true" form="postfix" stretchy="true">)</mo>
      </mrow>
    </mstyle>
    <annotation encoding="StarMath 5.0">size 10{left({6}over{8}right)}</annotation>
  </semantics>
</math>
</file>